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P3" style:family="paragraph" style:parent-style-name="Standard">
      <style:paragraph-properties fo:margin-bottom="0.1667in"/>
      <style:text-properties style:font-name="Songti TC" fo:font-size="12.0pt" fo:background-color="#e0e0e0"/>
    </style:style>
    <style:style style:name="P4" style:family="paragraph" style:parent-style-name="Standard">
      <style:text-properties style:font-name="LiHei Pro" fo:font-size="12.0pt"/>
    </style:style>
    <style:style style:name="P5" style:family="paragraph" style:parent-style-name="Standard">
      <style:paragraph-properties fo:margin-bottom="0.1667in"/>
      <style:text-properties style:font-name="Times" fo:font-size="12.0pt" fo:background-color="#e0e0e0"/>
    </style:style>
    <style:style style:name="P6" style:family="paragraph" style:parent-style-name="Standard">
      <style:paragraph-properties fo:margin-bottom="0.1667in"/>
      <style:text-properties style:font-name="Times"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6.01.31 15:04   |   <text:a xlink:type="simple" xlink:href="http://palinfo.habago.org/Entry?Command=Information_PrintForum&amp;iPage=288#FORUM34193"><text:span text:style-name="T2">#</text:span></text:a></text:p>
      <text:p text:style-name="P2">每次在外面遇到人，甚至陌生人，一講起<text:span text:style-name="T3"><text:s/>"</text:span>你的文章如何如何<text:span text:style-name="T3">...."</text:span>，不管是褒或貶，常讓人感到尷尬，甚或痛不欲生。連學姐都沒看過幾篇我的文章，你從哪去看到我的什麼文章？然後從中又能對我有多少真實的理解？<text:span text:style-name="T3"><text:line-break/><text:line-break/></text:span>如果我沒記錯，記得李敖曾經說，他的口才比文字好，他的人又比口才好。我是覺得自己什麼都不好，文字更是無可救藥，人也好不了多少；但就算一個罪人也還是需要朋友，而不是需要什麼讀者或同志。至於留言板上這樣一些文字，更是不值得眾人關注，它只是一種像告白或自言自語那樣的東西，不是一種足以客觀認知的文字，所以也根本不需要散播傳揚。散播傳揚，只會扭曲糟蹋了它僅存的一點美感。<text:span text:style-name="T3"><text:line-break/><text:line-break/></text:span>我並不是很想關閉留言板這個唯一窗口，畢竟它不是我一個人的，但在台灣這樣一個小茶壺，似乎只要和窗外的人有一點點接觸，只要寫一點點其實絲毫不值得特別留意的東西，馬上就會像瘟疫病毒一樣四處流傳整個茶壺。而且，<text:span text:style-name="T3"><text:s/>"</text:span>我猜<text:span text:style-name="T3">"</text:span>，肯定又是永無止盡的扭曲，人們的理解能力真是非常差<text:span text:style-name="T3"><text:s/>(</text:span>我的表達能力當然也難以恭維<text:span text:style-name="T3">)</text:span>；不但扭曲文字，更會扭曲<text:span text:style-name="T3"><text:s/>"</text:span>人<text:span text:style-name="T3">"</text:span>，甚且造謠瞎掰，任意胡扯。特別是一旦出現什麼政治的字眼，台灣人之可怕與恐怖更是難以想像，完全沒有道德底線可言，非常邪惡。<text:span text:style-name="T3"><text:line-break/><text:line-break/></text:span>老實說，我由衷厭惡並且極度恐懼台灣人和台灣社會，無時無刻不想逃離這樣一個低能躁動、充滿虛榮、毫無文化、毫無道德與品格、非常猥瑣陰暗與敗德的小茶壺社會。當然，我並不是說<text:span text:style-name="T3"><text:s/>"</text:span>每一個<text:span text:style-name="T3">" </text:span>台灣人都是這樣。我也知道，當我說我厭惡和恐懼這個社會和這群所謂同胞時，肯定又要遭殃了，我的思想肯定又觸犯神聖教條而必須千刀萬剮了。<text:span text:style-name="T3"><text:line-break/><text:line-break/></text:span>但是，當你和一群品性不端、心術不正、髒亂邪門的室友住在同一個屋簷下時，難道你不會痛苦？難道你不會想逃走？難道你有著絕對神聖的道德義務必須去喜歡或熱愛這樣一些室友、這樣一種社會、這樣一種同胞？並且有著絕對神聖的道德義務必須和他們一直住在一起？若誰膽敢有想逃走的念頭，就是對什麼偉大的鄉土與國家不忠不義？如果你真的這樣想，那你怎麼不去看看藍藍綠綠的各方政客及其御用文人們，只要有錢，怎麼個個都努力把小孩和財產往海外送？怎麼不讓小孩一路在台灣接受綠油油的愚化低能教育以示忠貞？<text:span text:style-name="T3"><text:line-break/><text:line-break/></text:span>文字與人方面的糟蹋、造謠與扭曲，之所以說我是<text:span text:style-name="T3"><text:s/>"</text:span>用猜的<text:span text:style-name="T3">"</text:span>，是因為我和學姐從來都不可能去搜尋、更不可能想去閱讀台灣的網站<text:span text:style-name="T3"><text:s/>(</text:span>巴勒網和<text:span text:style-name="T3">YAHOO</text:span>新聞網站除外<text:span text:style-name="T3">)</text:span>；我是絕不可能把一秒鐘的時間浪費在此的，但我知道很多人樂此不疲。喜歡整天掛在毫無營養、甚至以造謠取代一切言論的網路上，這是各位的自由，我管不著，我只能期望自己盡量減少和這樣一種社會產生更多的瓜葛；對於種種糟蹋，也只能一忍再忍，徹徹底底忍忍忍忍忍到底，並且想辦法盡量迴避，盡量視而不見，盡量眼不見為淨。<text:span text:style-name="T3"><text:line-break/><text:line-break/></text:span>所以，拜託各位不用告訴我種種這類事件，拜託給我一個清靜。我豈有可能去澄清幾乎全部都是錯的、扭曲的、造謠抹黑的各種誤解與瞎掰？如果你自己不排斥接觸這樣一種陰暗邪門的網路世界，何不自己提筆上陣前去講幾句仗義肺腑之言？<text:span text:style-name="T3"><text:line-break/><text:line-break/></text:span>我二、三十年來不接電話，不回信，甚至不看信，不光是因為忙而已，更是出於極度的害怕與恐懼；如果所謂接觸與交往就是：你永遠只能不斷反覆講那三句話：<text:span text:style-name="T3">"</text:span>不是不是，我不是那樣的人<text:span text:style-name="T3">"</text:span>、<text:span text:style-name="T3">"</text:span>沒有沒有沒有，我從來沒有過那樣的想法<text:span text:style-name="T3">"</text:span>、<text:span text:style-name="T3">"</text:span>不是不是不是，我完全不是那個意思<text:span text:style-name="T3">"</text:span>，你還會想跟人類接觸嗎？你不會感到挫折與恐懼嗎？跟狗相處豈不是更加愉快許多，至少我從未遇過一隻對我有所誤解的狗。<text:span text:style-name="T3"><text:line-break/><text:line-break/></text:span>同樣地，如果你像個消防隊員那樣，總是得隨時出動救人救火，當電話不斷響起，你會不害怕嗎？我並不是說我不想救人救火，而是說，<text:span text:style-name="T3">"</text:span>沒事<text:span text:style-name="T3">" </text:span>就是天大的好事，只要電話一響，只要<text:span text:style-name="T3">EMAIL</text:span>或效率更恐怖的<text:span text:style-name="T3">LINE</text:span>一來，似乎就必然又是一些讓人痛苦或忙碌不堪的事。最恐怖的當然就是政治政治政治政治政治或社會社會社會社會<text:span text:style-name="T3">....</text:span>這一類對你扭曲再扭曲的人事物。<text:span text:style-name="T3"><text:line-break/><text:line-break/></text:span>我常渴望，哪天有人打電話或寫信來說：<text:span text:style-name="T3">"</text:span>陳真，我錢多到用不完ㄋㄟ，能不能麻煩你幫我花？<text:span text:style-name="T3">" </text:span>這或許是幻想，但至少希望是一些令人期待、令人愉悅的電話或來信。阿憨現在住在寄養家庭，如果她會寫信，我想我會很渴望天天收到她的親筆信，因為她真的很好笑；她對我最不講理的要求頂多就是一直要我摸她的肚子。我常睡沙發上，常會被她叫醒，企圖拉我的手去摸牠，叫我別偷懶，沒事的話何不摸摸她的肚子。<text:span text:style-name="T3"><text:line-break/><text:line-break/></text:span>對於那一切令人痛苦害怕之事，我唯二能做的就是：第一，眼不見為淨。第二，儘一切可能盡量不要去碰觸跟主流思維不一樣的東西或對之有所不敬，例如綠油油的人事物。<text:span text:style-name="T3"><text:line-break/><text:line-break/></text:span>歌德說，<text:span text:style-name="T3">"</text:span>人必須寫出自己內心的痛苦<text:span text:style-name="T3">"</text:span>。寫東西因此應該是愉快的，平靜的，救贖的，藉以讓痛苦平息。在我年少還不懂得自己寫東西時，數學是我最大的救贖。每當我在愚化、低能的所謂學校教育中或人際相處中感到痛苦不堪而幾乎無法承受時，我就迫不及待鑽進數學的世界裏，想數學，寫數學，想數學定理，想數學公設，在那樣一種純粹潔淨的數學世界裏，得到莫大的安慰。<text:span text:style-name="T3"><text:line-break/><text:line-break/></text:span>文字在我看來有兩種，一種是大家都能看懂的，一種是只有極少數人才看得懂。不管是哪一種，即便是數學與邏輯，無非也都只是<text:span text:style-name="T3"><text:s/>"</text:span>寫出自己內心的痛苦<text:span text:style-name="T3">"</text:span>。如果邏輯只是一種身外物，就如維根斯坦說，<text:span text:style-name="T3">"</text:span>那我不知道研究邏輯這東西是要做什麼<text:span text:style-name="T3">"? </text:span>維根斯坦甚至還把哲學比喻成一種治療，治癒自己的同時，也提供治癒的藥方給別人。這兩天讀到他寫給<text:span text:style-name="T3"><text:s/>Maurice O'Connor Drury </text:span>的一封信，維根斯坦說：<text:span text:style-name="T3">"</text:span>我爸是個商人，我也是個商人，我希望哲學就像一門生意，藉著它搞定一些事<text:span text:style-name="T3">"</text:span>。不管是藥方或生意，它理當救贖自己也救贖他人，而不是製造出更多的痛苦。<text:span text:style-name="T3"><text:line-break/><text:line-break/></text:span>我本來只是要貼底下這首詩，卻又忍不住重申了一長段早已講過無數遍的話。我實在一千萬個不願意被迫去澄清東一個西一個無數的誤解。但既然有人提了，我就只好被迫說說。我<text:span text:style-name="T3">1988</text:span>年寫的那篇<text:span text:style-name="T3"><text:s/>"</text:span>台灣兒童人權報告<text:span text:style-name="T3">"</text:span>，根本不值得去尋找。在公眾意義上，那只是一種可有可無的瑣碎歷史而不值得任何關注。再說，市面上也不可能有全文，因為全文就是厚厚一疊手寫的稿紙。如今，我個人二十幾年前過往的所有稿件全數放在一個每天甚至有上百隻老鼠和蟑螂出沒的兩坪大的書房，勢必早已屍骨無存。<text:span text:style-name="T3"><text:line-break/><text:line-break/></text:span>市面上不會有兒童人權報告的全文，你能找到的其實都已失真，為什麼呢？因為最完整的大概就是當初我自己編排的那一張像報紙那麼大的傳單。不管是當年或現在，單獨閱讀那文章是沒有多大意義的，除非你得配合著閱讀底下莫那能這首詩以及其它幾首我當時把它和兒童人權報告合併編排的詩。沒有這樣一些詩，那篇報告根本沒有任何意義。<text:span text:style-name="T3"><text:line-break/><text:line-break/></text:span>我把留言板打開了，拜託各位不要再扯到我或我的文字上來，想到永遠就是一直只能澄清澄清澄清，實在很痛苦很害怕，與人溝通或寫東西變成一種精神虐待。<text:span text:style-name="T3"><text:line-break/><text:line-break/></text:span>＜鐘聲響起時－－給受難的山地雛妓姊妹們＞　<text:span text:style-name="T3"><text:line-break/><text:line-break/></text:span>莫那能<text:span text:style-name="T3"><text:line-break/><text:line-break/></text:span>當老鴇打開營業燈吆喝的時候<text:span text:style-name="T3"><text:line-break/></text:span>我彷彿就聽見教堂的鐘聲<text:span text:style-name="T3"><text:line-break/></text:span>又在禮拜天早上響起<text:span text:style-name="T3"><text:line-break/></text:span>純潔的陽光從北拉拉到南大武<text:span text:style-name="T3"><text:line-break/></text:span>灑滿了整個阿魯威部落<text:span text:style-name="T3"><text:line-break/><text:line-break/></text:span>當客人發出滿足的呻吟後<text:span text:style-name="T3"><text:line-break/></text:span>我彷彿就聽見學校的鐘聲<text:span text:style-name="T3"><text:line-break/></text:span>又在全班一聲「謝謝老師」後響起<text:span text:style-name="T3"><text:line-break/></text:span>操場上的鞦韆和蹺蹺板<text:span text:style-name="T3"><text:line-break/></text:span>馬上被我們的笑聲佔滿<text:span text:style-name="T3"><text:line-break/><text:line-break/></text:span>當教堂的鐘聲響起時<text:span text:style-name="T3"><text:line-break/></text:span>媽媽，你知道嗎？<text:span text:style-name="T3"><text:line-break/></text:span>荷爾蒙的針頭提早結束了女兒的童年<text:span text:style-name="T3"><text:line-break/></text:span>當學校的鐘聲響起時<text:span text:style-name="T3"><text:line-break/></text:span>爸爸，你知道嗎？<text:span text:style-name="T3"><text:line-break/></text:span>保鏢的拳頭已經關閉了女兒的笑聲<text:span text:style-name="T3"><text:line-break/><text:line-break/></text:span>再敲一次鐘吧，牧師<text:span text:style-name="T3"><text:line-break/></text:span>用您的禱告贖回失去童貞的靈魂<text:span text:style-name="T3"><text:line-break/></text:span>再敲一次鐘吧，老師<text:span text:style-name="T3"><text:line-break/></text:span>將笑聲釋放到自由的操場<text:span text:style-name="T3"><text:line-break/><text:line-break/></text:span>當鐘聲再度響起時<text:span text:style-name="T3"><text:line-break/></text:span>爸爸、媽媽，你們知道嗎？<text:span text:style-name="T3"><text:line-break/></text:span>我好想好想<text:span text:style-name="T3"><text:line-break/></text:span>請你們把我再重生一次．．．<text:span text:style-name="T3"><text:line-break/><text:line-break/></text:span>註：<text:span text:style-name="T3"><text:line-break/></text:span>拉拉－－拉拉山<text:span text:style-name="T3"><text:line-break/></text:span>南大武－－台東縣排灣族分佈地區<text:span text:style-name="T3"><text:line-break/></text:span>阿魯威部落－－詩人莫那能的故鄉<text:span text:style-name="T3"><text:line-break/><text:line-break/></text:span>必聽：<text:span text:style-name="T3"><text:line-break/>https://www.youtube.com/watch?v=QPba-i26YNA<text:line-break/><text:line-break/>https://www.youtube.com/watch?v=46w3KOy_ros<text:line-break/><text:line-break/></text:span>知道那頭長翅膀的獅子是什麼嗎？跟馬可有關，聖經<text:span text:style-name="T3"><text:s/>"</text:span>馬可福音<text:span text:style-name="T3">" </text:span>那個馬可。飛獅爪下的書本上用拉丁文寫著：<text:span text:style-name="T3">"</text:span>我的使者馬可，你在此安息吧。<text:span text:style-name="T3">"</text:span></text:p>
      <text:p text:style-name="P1"><text:span text:style-name="T1">陳真</text:span><text:s/>  |  2016.01.28 15:55   |   <text:a xlink:type="simple" xlink:href="http://palinfo.habago.org/Entry?Command=Information_PrintForum&amp;iPage=288#FORUM34192"><text:span text:style-name="T2">#</text:span></text:a></text:p>
      <text:p text:style-name="P3"><text:span text:style-name="T3">http://www.newinternationalism.net/?p=1163<text:line-break/><text:line-break/></text:span>上面這連結我不敢看。事實上，包括過去的立報，凡是出現我的文字的一切所有刊物或報章雜誌，我都不想看也不敢看。其實我不用看，光是想到就覺得痛苦不堪，真是自我做賤，毫無美感。更加一萬倍痛苦的是別人有心或無意的糟蹋。我很不明白，這樣糟蹋我，利用我來當炮彈胡亂發射一通，對於你們的偉大運動有什麼正面意義嗎？<text:span text:style-name="T3"><text:line-break/><text:line-break/></text:span>上面這連結我沒看，因為我怕看了會爆炸想殺人。我對與人溝通一事真的很絕望，非常痛苦，痛苦到極點。特別是台灣人，真的讓我非常恐懼，非常害怕，非常挫折。我知道這樣一種痛苦幾乎無人能懂無人相信，因為你們如果真的懂真的信，絕不可能會想要對一個並無心存惡意、痛苦到極點的人做這種事。<text:span text:style-name="T3"><text:line-break/><text:line-break/></text:span>我知道，在台灣這樣一種地方，不管公開寫什麼或講什麼都是一種自我做賤。究竟我還能怎麼說，才能讓人相信我所說的痛苦是如何真實而巨大。我知道，有些事，純粹是屬於怪物才能理解才能體會才會相信，正常人是不可能相信，更不可能體會的。<text:span text:style-name="T3"><text:line-break/><text:line-break/></text:span>我沒看這網址，也不會去看，我不想讓自己對人陷入更深的絕望。但我有聽學姊轉述其中一部份的<text:span text:style-name="T3"><text:s/>"</text:span>狀況<text:span text:style-name="T3">"</text:span>。往後幾天沒法查信箱，所以會請學姊私下幫我跟該網站的編輯更正如下：<text:span text:style-name="T3"><text:line-break/><text:line-break/>1</text:span>。任何轉載或轉寄請註明來源。因為你惟有回到巴勒網留言板，才有可能適當理解這類文字。不應該搞成好像我去給人家投稿似的。<text:span text:style-name="T3"><text:line-break/><text:line-break/>2</text:span>。該網站（新國際）的文章標題<text:span text:style-name="T3"><text:s/>“</text:span>當民進黨執政後<text:span text:style-name="T3">“ </text:span>純粹是該網站編輯所自取。這樣一種與內文全然無關的標題非常荒塘。這篇留言，跟沒出息的什麼民進人渣黨有沒有執政有什麼關連？白紙黑字，難道這也能有所爭議？我一開始就怕台灣人又要往政治立場上扯，所以還刻意取了小標題，避免扭曲。沒想到連這樣也能扭曲。<text:span text:style-name="T3"><text:line-break/><text:line-break/>3</text:span>。除了長老教會那一段是臨時加入的之外，其它所有文字早在兩三個月或更早之前就已寫成，與選舉沒有任何關聯，跟政治藍綠也一點關係都沒有。<text:span text:style-name="T3"><text:line-break/><text:line-break/>4</text:span>。我不會低級到把自己的個人經歷拿來<text:span text:style-name="T3"><text:s/>“</text:span>檢討<text:span text:style-name="T3">” </text:span>什麼選舉或<text:span text:style-name="T3"><text:s/>“</text:span>檢討<text:span text:style-name="T3">” </text:span>所謂民進黨。我有可能低俗、低能到以那樣一種方式與內容去寫什麼檢討分析沒出息的什麼民進黨的什麼選不選舉或執不執政的文章嗎？我會智障下賤窩囊到那種地步嗎？<text:span text:style-name="T3"><text:line-break/><text:line-break/>5</text:span>。除了巴勒網的留言板，我絕不會在其它任何地方投稿或寫稿或做任何留言。<text:span text:style-name="T3"><text:line-break/><text:line-break/></text:span>最好的作法是把整篇撤下。因為我總不可能四處一一澄清，那要從何澄清起？如何可能澄清？對誰澄清？<text:span text:style-name="T3"><text:line-break/><text:line-break/></text:span>我知道，幾乎不可能讓人相信我要說的這樣一種痛苦、挫折與絕望，但我也只能反覆這麼說。<text:span text:style-name="T3"><text:line-break/><text:line-break/></text:span>許多時候，甚至很想關掉這個做為我跟這個世界惟一聯繫的留言板，甚至退出巴勒網已經進入第八年的靜站，實在很不想再跟外界有任何聯繫。<text:span text:style-name="T3"><text:line-break/><text:line-break/></text:span>我那篇留言所要指責的諸多現象之一，不就是這樣一種不擇手段，不就是這樣一種扭曲與利用以及工具化。許多所謂<text:span text:style-name="T3"><text:s/>"</text:span>同志<text:span text:style-name="T3">" </text:span>的眼裏，似乎就只有政治政治政治政治，立場立場立場立場，運動運動運動，於是動不動就會想把一些事實上跟政治立場根本扯不上任何關係的人事物給硬是拿來利用或扭曲，做為一種工具或武器，做為一種所謂政治資源或火藥的引信，並且似乎非常樂於看到衝突或事件的發生，樂於拿別人充當祭品，藉以壯大或宣揚某種立場或所謂運動，或是至少可以看熱鬧，看八卦，看一些嗜血的場面。<text:span text:style-name="T3"><text:line-break/><text:line-break/></text:span>這種行為與心態其實是很卑鄙的，喜歡看嗜血場面或喜歡享受八卦趣味的，何不自己去演出給大家欣賞？何不自己下海來演出以壯大運動，壯大我方立場？<text:span text:style-name="T3"><text:line-break/><text:line-break/></text:span>如果今天我寫的確確實實是那樣一種文章，那我也認了，問題是，我那篇留言是在講什麼民進黨執政之後的什麼問題嗎？各位真的看不懂那麼粗淺的白話文嗎？我的表達能力有那麼差嗎？我有那麼低能兼下賤嗎？低能到竟然會用那樣一種純屬個人的經驗內容來分析<text:span text:style-name="T3">X</text:span>它媽的窩囊沒出息的什麼民進黨的什麼執不執政的。我有下賤到會去那樣糟蹋自己嗎？我有低能到會那樣寫文章卻取個那樣的標題嗎？<text:span text:style-name="T3"><text:line-break/><text:line-break/></text:span>媽的，真是越想越火大。真是荒唐透了頂。別人喜歡怎麼活，我沒意見，但我從來都不是那種人，更從來不曾有過那樣一種猥瑣的心靈。我會是那種人？我會去關注一個窩囊沒出息的黨的一個什麼選舉的勝利？甚至還用私人無比珍貴的東西去和那些窩囊沒出息的東西做連結來分析？白紙黑字竟然也能扭曲成那樣，我真不敢相信我的眼睛。難道是要我怎樣做才對？像在教三歲小孩那樣，帶領大家一個字一個字閱讀、講解、教大家識字？<text:span text:style-name="T3"><text:line-break/><text:line-break/></text:span>整篇文章難道不就是在講認知、講睜眼說瞎話、講證據的本質、講人的品味差異、講權利做為一種概念的形成、講權利的利用與濫用、講台灣極為典型的一種被政治扭曲了的人性與認知現象；總歸是在講事物的可能性，講人（該）怎麼活如何活的問題。沒想到一被轉載馬上竟然又是如此下場，又是拿來當成一種低級的政治砲火，又是扭曲，又是睜眼說瞎話，實在很痛苦。這個島是不是哪裏中了什麼邪？各行各界幾乎都一個樣。<text:span text:style-name="T3"><text:line-break/><text:line-break/></text:span>比方說記者，你敢不敢接受記者訪問？不信你就試試，你看台灣記者會把你的話給扭曲成什麼樣子，你看台灣記者會根據他的需要來怎麼利用你，甚至你根本上完全反對的東西、或是從來不曾有過的想法，都能套到你頭上，變成是你說的，說那是你的意見。非常卑鄙。我不相信會有什麼運動或工作，可以不需要最基本的誠實與信用，除非是想效法台灣政治人物或所謂社運人士或什麼親綠學者等等一大堆人渣等級的什麼改革者與理想家那樣，立志當個詐騙集團，以扭曲、瞎掰、粉飾、操弄、渲染和包裝做為一種手段。<text:span text:style-name="T3"><text:line-break/><text:line-break/></text:span>台灣真是病得不清，不管藍綠，不管學界、社運界或什麼碗糕界都一樣，心靈真是很扭曲，而且好像凡事都能朝某個特定方向硬是去給它扭曲一下，操弄一下，而不是紮紮實實把一說成一，把二說成二。事物硬要扭曲就去扭曲，但難道連人心人性也要這樣動不動就給它扭曲一下？你看無數小孩生了病有得救卻沒錢醫療只好死路一條，媽的請問這是一種什麼問題？藍綠問題？所謂政治問題？還是什麼偉大的社會改造問題？在它成為這一堆冠冕堂皇的問題之前，難道它不就是你的問題、我的問題、只要是人就該有感覺、就該感到痛苦的問題？任何人想當<text:span text:style-name="T3">x</text:span>它媽的什麼偉大的理想家、社運家或什麼家之前，難道你不該先必須是個<text:span text:style-name="T3"><text:s/>"</text:span>人<text:span text:style-name="T3">"</text:span>？難道凡事都一定硬要把它往某個特定的意識形態或政治立場的框架裏頭套，就像市面上檯面上那一堆光鮮亮麗的政客和理想家與改革們之擅於操弄之所作所為那般卑鄙？<text:span text:style-name="T3"><text:line-break/><text:line-break/></text:span>無數河流無日無夜被黑心工廠污染，水裏有毒，空氣有毒，媽的請問這是什麼樣一種問題？藍綠問題？所謂政治問題？還是什麼偉大的社會改造問題？在它成為這一堆冠冕堂皇的問題之前，難道它不就是你的問題、我的問題、只要是人就該有感覺、就該感到痛苦的問題？任何人想當<text:span text:style-name="T3">x</text:span>它媽的什麼偉大的理想家、社運家或什麼家之前，難道你不該先必須是個<text:span text:style-name="T3"><text:s/>"</text:span>人<text:span text:style-name="T3">"</text:span>？難道凡事都一定硬要把它往某個特定的意識形態或政治立場的框架裏頭套，就像市面上檯面上那一堆光鮮亮麗的政客和理想家與改革們之擅於操弄之所作所為那般卑鄙？<text:span text:style-name="T3"><text:line-break/><text:line-break/></text:span>你我難道都不會生病？生病就得醫療，醫療的一大堆最基本的有關人的問題，媽的請問這是什麼樣一種問題？藍綠問題？所謂政治問題？還是什麼偉大的社會改造問題？在它成為這一堆冠冕堂皇的問題之前，難道它不就是你的問題、我的問題、只要是人就該有感覺、就該感到痛苦的問題？任何人想當<text:span text:style-name="T3">x</text:span>它媽的什麼偉大的理想家、社運家或什麼家之前，難道你不該先必須是個<text:span text:style-name="T3"><text:s/>"</text:span>人<text:span text:style-name="T3">"</text:span>？難道凡事都一定硬要把它往某個特定的意識形態或政治立場的框架裏頭套，就像市面上檯面上那一堆光鮮亮麗的政客和理想家與改革們之擅於操弄之所作所為那般卑鄙？<text:span text:style-name="T3"><text:line-break/><text:line-break/></text:span>我並不反對社會分析或政治評論或時事評論，但我是那樣一種個性的人嗎？我寫過那樣一種文章嗎？我像是個對於所謂政治或從政或一切鎂光閃閃有一絲興趣的那種人嗎？我講這樣並無貶意，但我不是就不是，沒有就沒有。我不願意自己的人格模樣總是不斷被公然且任意地扭曲和捏造。<text:span text:style-name="T3"><text:line-break/><text:line-break/></text:span>我正在台南往台中的客運上，正準備去上班。非常累，卻逼得必須在顛簸的車子上急著寫這聲明，冒著傷害眼睛的危險用手機寫下這些。<text:span text:style-name="T3"><text:line-break/><text:line-break/></text:span>昨晚忙到只睡兩個多小時。過去半年多來，每天忙著各種私事，經常每天睡不到四小時，忙著做一些各位正常人早在二、三十年前就已經完成、有關成家立業的事，但我不管做什麼都比別人慢比別人晚比別人辛苦許多。<text:span text:style-name="T3"><text:line-break/><text:line-break/></text:span>最讓人痛苦的是，我會齷齪到以自己父母的痛苦來寫一種<text:span text:style-name="T3"><text:s/>(</text:span>對我而言毫無意義<text:span text:style-name="T3">) </text:span>的什麼政治社會分析？甚至還竟然去連結到那個齷齪到爆的人渣黨的什麼執不執政？<text:span text:style-name="T3"><text:line-break/><text:line-break/></text:span>我的母親，因為我年少時的那些所謂政治的行為，那些只不過是基於一種<text:span text:style-name="T3"><text:s/>"</text:span>人<text:span text:style-name="T3">" </text:span>的基本憐憫而採取的種種行動，因此在極度的憂慮、羞辱與痛苦中死去，我會齷齪到拿這樣一種個人一生難以抹滅的悲劇與罪惡感來寫什麼分析人渣黨執政之後的什麼文章？<text:span text:style-name="T3"><text:line-break/><text:line-break/></text:span>我的母親，因為我年少時的那些所謂政治的行為，那些只不過是基於一種<text:span text:style-name="T3"><text:s/>"</text:span>人<text:span text:style-name="T3">" </text:span>的基本憐憫而採取的種種行動，因此在極度的憂慮、羞辱與痛苦中死去，我會齷齪到拿這樣一種個人一生難以抹滅的悲劇與罪惡感來寫什麼分析人渣黨執政之後的什麼文章？<text:span text:style-name="T3"><text:line-break/><text:line-break/></text:span>我的母親，因為我年少時的那些所謂政治的行為，那些只不過是基於一種<text:span text:style-name="T3"><text:s/>"</text:span>人<text:span text:style-name="T3">" </text:span>的基本憐憫而採取的種種行動，因此在極度的憂慮、羞辱與痛苦中死去，我會齷齪到拿這樣一種個人一生難以抹滅的悲劇與罪惡感來寫什麼分析人渣黨執政之後的什麼文章？<text:span text:style-name="T3"><text:line-break/><text:line-break/></text:span>我的母親，因為我年少時的那些所謂政治的行為，那些只不過是基於一種<text:span text:style-name="T3"><text:s/>"</text:span>人<text:span text:style-name="T3">" </text:span>的基本憐憫而採取的種種行動，因此在極度的憂慮、羞辱與痛苦中死去，我會齷齪到拿這樣一種個人一生難以抹滅的悲劇與罪惡感來寫什麼分析人渣黨執政之後的什麼文章？<text:span text:style-name="T3"><text:line-break/><text:line-break/></text:span>我的母親，因為我年少時的那些所謂政治的行為，那些只不過是基於一種<text:span text:style-name="T3"><text:s/>"</text:span>人<text:span text:style-name="T3">" </text:span>的基本憐憫而採取的種種行動，因此在極度的憂慮、羞辱與痛苦中死去，我會齷齪到拿這樣一種個人一生難以抹滅的悲劇與罪惡感來寫什麼分析人渣黨執政之後的什麼文章？<text:span text:style-name="T3"><text:line-break/><text:line-break/></text:span>我的母親，因為我年少時的那些所謂政治的行為，那些只不過是基於一種<text:span text:style-name="T3"><text:s/>"</text:span>人<text:span text:style-name="T3">" </text:span>的基本憐憫而採取的種種行動，因此在極度的憂慮、羞辱與痛苦中死去，我會齷齪到拿這樣一種個人一生難以抹滅的悲劇與罪惡感來寫什麼分析人渣黨執政之後的什麼文章？<text:span text:style-name="T3"><text:line-break/><text:line-break/></text:span>父母的過世，彷彿帶走了我所有的明天。如今所剩，全屬餘生。但我媽是這麼教我的：她在帶我去上小學的第一天，在上課之前，把我帶到校園的一棵樹下，突然有點嚴肅地跟我說：你要記住，往後，如果有人用掃帚打你的右腳，你就連左腳也讓他打。我當時聽不懂這是什麼怪話，人家打我右腳，我不揍回去就已經很客氣了，幹嘛還伸出左腳讓他打？但是，小時候不懂的，長大之後就懂了。雖然懂，但從沒做到。人家打我右腳，我通常會打他左右兩隻腳做為報復。始終讓我很不解的是：我媽只讀過兩年小學，不太識字，與基督教更是從無淵源，我不知道她是從哪聽來的這樣一些類似聖經裏頭的話語。<text:span text:style-name="T3"><text:line-break/><text:line-break/></text:span>小學一、二年級班上有個同學，家裏好像很窮，因為他經常赤腳來上學，全身髒亂，常有臭味；而且好像有點智能不足，從來都學不會課文，也不太能守秩序，經常挨老師揍，同學都很討厭他。但我注意到他常常沒帶便當，或是便當裏頭全是白米飯而沒什麼菜。我回家告訴我媽，隔天她就幫我多帶一個便當，要我拿給那個同學吃，我就這樣每天帶兩個便當上學，前後兩年。<text:span text:style-name="T3"><text:line-break/><text:line-break/></text:span>我媽還經常反覆這麼教我，她說：如果你要幫助人，就應傾其所有；即使你事實上剩下不多，你也還是要跟對方說你有很多，根本用不完，吃不完，請對方幫忙吃或是請他拿去用沒關係，因為我還有很多，絕不能讓對方心裏有壓力或感到對你有所虧欠。<text:span text:style-name="T3"><text:line-break/><text:line-break/></text:span>父母的過世，彷彿帶走了我所有的明天，如今所剩，全屬餘生。但我媽既然是這麼教我的，我至今仍然渴望有一天，能把生命的最後一點力氣奉獻給世上任何最為弱小孤苦無助的人或動物。特別是祖國，不拘是哪個角落的那些最需要幫助或是真正需要我的人和各種生命，我渴望這點餘生能夠跟他們產生某種連結，為他們盡一點力氣，哪怕只是付出一點勞力。此事經常縈繞我心，揮之不去，但我知道，我很可能沒那個機會了，父母雙亡後殘存的一點生命，或許也只能盡全力在一片廢墟中建立起自己的家，同時也給自己弄一個我這一生在台灣至今從未有過的書房，而非始終只能在床鋪上、沙發上或狹隘熾熱的儲藏室裏讀書寫書。<text:span text:style-name="T3"><text:line-break/><text:line-break/></text:span>至於社會上那些偉大、光鮮燦爛的改革，就請大家不用算我一份了。我頂多只能貼一些事實上毫無公眾意義的通俗文字。但是，如果它永遠只能招來更大的屈辱與糟蹋，我是不是應該完全斷了一切與人溝通的念頭？我是不是永遠只能跟人反覆說那三句話：不是不是不是，我不是那樣的人；沒有沒有沒有，我從來沒有那樣的想法；不是不是不是，我完全不是那個意思。<text:span text:style-name="T3"><text:line-break/><text:line-break/></text:span>對於<text:span text:style-name="T3"><text:s/>"</text:span>新國際<text:span text:style-name="T3">" </text:span>這件事，我始終都沒有去看它的網站，也不想看對方來信。無意指責，而只是很難掩飾自己對於與人、與這個社會溝通以及對於自己表達能力拙劣的挫折與絕望。這事沒什麼好道歉。重點是究竟理解與否，而不是道不道歉。我從不是一個孤癖的人，但總是被迫得躲在洞穴裏；似乎每一次跟人稍有接觸，就註定萬箭穿心，而必須趕緊溜回洞裏療傷止痛。<text:span text:style-name="T3"><text:line-break/><text:line-break/></text:span>所有那些心裏痛苦卻找不到多少同類的人，不妨就把你的痛苦告訴音樂：<text:span text:style-name="T3"><text:line-break/><text:line-break/>https://www.youtube.com/watch?v=aBiMl3Lgwk8</text:span></text:p>
      <text:p text:style-name="P1"><text:span text:style-name="T1">陳真</text:span><text:s/>  |  2016.01.28 02:01   |   <text:a xlink:type="simple" xlink:href="http://palinfo.habago.org/Entry?Command=Information_PrintForum&amp;iPage=288#FORUM34191"><text:span text:style-name="T2">#</text:span></text:a></text:p>
      <text:p text:style-name="P2">也許是因為台灣人極為看重醫生這行業，實習醫師<text:span text:style-name="T3"><text:s/>(</text:span>尤其未婚<text:span text:style-name="T3">) </text:span>在台灣是特別吃香的。我雖當時骨瘦如材形神狼狽，宛若遊民饑民，人見人驚，多少還是會獲得一些比較善良、比較有同情心的護士或護生的<text:span text:style-name="T3"><text:s/>"</text:span>呵護<text:span text:style-name="T3">"</text:span>。她們常說我老實，木訥，單純，見我衣著破舊，面有菜色，母愛難免油然而生，對我非常照顧。也因此，我常覺得我在醫院工作始終有好多個<text:span text:style-name="T3"><text:s/>"</text:span>媽<text:span text:style-name="T3">"</text:span>。<text:span text:style-name="T3"><text:line-break/><text:line-break/></text:span>在這樣一種所謂木訥老實的印象下，當同事們從其它地方得知我的一點政治經歷後，往往驚駭莫名。當我還是實習醫師時，我的<text:span text:style-name="T3"><text:s/>"</text:span>媽媽<text:span text:style-name="T3">" </text:span>們常因此表示很納悶很遺憾，這<text:span text:style-name="T3"><text:s/>"</text:span>孩子<text:span text:style-name="T3">" </text:span>平常連話都講不好，一個人獨來獨往，安靜得跟魚一樣，想不到竟然原來是<text:span text:style-name="T3"><text:s/>"</text:span>陰謀份子<text:span text:style-name="T3">"</text:span>！想不到竟然還會拿麥克風煽動群眾破壞社會企圖推翻政府！想不到甚至還打算賣台！真是很可惜。對於我之<text:span text:style-name="T3"><text:s/>"</text:span>誤入歧途<text:span text:style-name="T3">"</text:span>，常表遺憾；善良一點的人，就會說那是因為我太老實了，所以可能是被壞人利用了。<text:span text:style-name="T3"><text:line-break/><text:line-break/>"</text:span>政治偏激份子<text:span text:style-name="T3">"</text:span>、<text:span text:style-name="T3">"</text:span>陰謀暴力份子<text:span text:style-name="T3">" </text:span>的印象一旦深入人心，周遭許多對你更不了解的人就會以這樣一種刻板印象看待你。每次同事們集體邀約出遊或看電影、唱歌、聚餐什麼的，我從來不曾參加，就連每天中午或晚上，醫護人員總是會聚集在護理站的會議室一塊用餐，我也至今完全迴避。迴避久了，難免就會讓人產生這樣一種印象：別理他，他是個書呆子，只喜歡看書，不懂得娛樂；或是，別理他，他怪怪的，是不是哪根筋有毛病；或是，別理他，他不會喜歡電影、不會喜歡藝術的，他只關心政治。<text:span text:style-name="T3"><text:line-break/><text:line-break/></text:span>當實習醫生時，曾有一個護生跟大家宣佈說：不用邀他一起去玩啦，在他眼裏，就算眼前是一片美麗的山，一座美麗的森林，他也只會看到整座山林寫著：<text:span text:style-name="T3">"</text:span>台灣獨立<text:span text:style-name="T3">" </text:span>四個字。對此我很無言，因為我這一生，私底下從不喜歡跟人談政治；每次被迫談起政治或遇到眾人談政治的場合，我就趕緊踉蹌逃離現場。<text:span text:style-name="T3"><text:line-break/><text:line-break/></text:span>不過，各式各樣的誤解幾乎就是生命的一種常態，久而久之，你也只能學著去適應眾人永無止盡的各種誤解和異樣眼光。不管是褒或貶，全是扭曲誤解。其實我一點都不孤癖，而且恰恰相反，我是很喜歡馬戲團的，要不然也不會剽竊<text:span text:style-name="T3"><text:s/>Emir Kusturica </text:span>給自己取個<text:span text:style-name="T3"><text:s/>Emir </text:span>的名字，意味著與之臭味相投。<text:span text:style-name="T3"><text:line-break/><text:line-break/></text:span>吸血鬼因為某種身世與遭遇而註定得活在黑夜裏，孤獨來去，但這並不意味他喜歡孤獨與黑夜而排斥陽光。我只是知道自己是個怪物，不想給眾人的集體歡樂八卦氣氛給帶來任何異樣的感覺與打擾。當大家喧鬧嘻嘩，而你卻沉默不語是很怪的。再說，一個十三、四歲的少年，直到青年，三餐不繼，一路從地獄走出來的人，乍然來到人間，他其實很難偽裝成正常人；難道你給一個流浪漢披上醫師白袍，他就會立即風姿煥發？<text:span text:style-name="T3"><text:line-break/><text:line-break/></text:span>大學七年幾乎無法維持生命的極度赤貧，除了經常去旗津海邊無人處看海看夕陽發呆之外，其實我也很喜歡去高雄當年最熱鬧的大統百貨頂樓，那裏有許多遊樂設施，例如雲霄飛車和海盜船，轉角處有一台賣霜淇淋的自動販賣機。我沒買過，因為連活下去的麵包都沒有，有可能吃霜淇淋嗎？遊樂設施當然也玩不起。那我經常去那裏幹啥呢？沒幹啥，就只是想去看人家玩。通常來這邊玩的人若不是一家人，便是一群朋友或同學，當他們坐著雲霄飛車或海盜船，大夥玩得滿臉歡笑時，我也自然就會跟他們一樣笑開懷；人家笑，我也跟著笑，不知情的人肯定會以為我是他們的一家人，只是沒進去一起玩而已。<text:span text:style-name="T3"><text:line-break/><text:line-break/></text:span>以上是正常人的世界。那麼，所謂<text:span text:style-name="T3"><text:s/>"</text:span>同志<text:span text:style-name="T3">" </text:span>的世界呢？誤解就比較少嗎？當然也沒有。不過這部份我就比較不想講了，因為我知道講了也沒啥用，沒啥意義。政治上所謂<text:span text:style-name="T3"><text:s/>"</text:span>同志<text:span text:style-name="T3">" (</text:span>或<text:span text:style-name="T3"><text:s/>"</text:span>敵人<text:span text:style-name="T3">" </text:span>也一樣<text:span text:style-name="T3">)</text:span>，往往是這樣一些人，他們是議題取向、立場取向的；不管你寫多少風花雪月，他們似乎就只看到表面上的所謂政治。但在我的理解裏，如果沒有前者，後者還有意義嗎？如果不是因為音符裏頭的那一點美，政治有意義嗎？如果不是某個看不見的世界裏頭那一點火燄，痛苦政治能讓人哪來的熱情？一直在詩畫裏頭尋找政治字眼是很病態的。<text:span text:style-name="T3"><text:line-break/><text:line-break/></text:span>許多時候，所謂同志，從你身上看到或取得的，往往只是一種非常形而下的<text:span text:style-name="T3"><text:s/>"</text:span>政治<text:span text:style-name="T3">"</text:span>，幾乎可以說不過就是一種立場，於是你就彷彿成為某種立場的一員，成為打擊另一種立場的工具，儘管你根本沒有任何立場可言。比方說前一篇留言，突然好多人寫信來說想轉貼轉載，我很納悶，各位究竟是從裏頭看到什麼？準備拿它來幹啥？打擊綠油油的惡勢力嗎？還是想看它會引起什麼樣的熱鬧？<text:span text:style-name="T3"><text:line-break/><text:line-break/></text:span>當然，許多時候只能怪我自己表達能力太差或為人處世修養難以恭維，自然也怪不得別人。例如我在文中刻意用<text:span text:style-name="T3"><text:s/>"</text:span>神棍<text:span text:style-name="T3">" </text:span>這樣的字眼來指控長老教會，我知道這樣一種字眼很低級，上帝若在天上聽到了，恐怕只會讓我往地獄更跌深一層；畢竟說出低級字眼以羞辱人者，其實終究也只是一併羞辱了自己。既然如此，為何明知故犯？原因無它。當一個組織或勢力大到幾乎無可撼動、根本聽不進任何異樣的聲音時，你有時就只好來點限制級的，也許會讓它有點感覺也說不定。但不管怎麼樣，我終究並不是想談一種政治或立場。我相信，所有形而下的現實問題，終究是一種形而上的美學問題、宗教問題與哲學問題。<text:span text:style-name="T3"><text:line-break/><text:line-break/></text:span>說完你和正常人及特種人的世界的關係，還有一層關係特別重要，那就是<text:span text:style-name="T3"><text:s/>"</text:span>你<text:span text:style-name="T3">" </text:span>和你的<text:span text:style-name="T3"><text:s/>"</text:span>字<text:span text:style-name="T3">" </text:span>的關係。假若今天我們只是要討論一道化學方程式，那麼，你跟它不必談戀愛，不必動情懷，方程式該成立就會成立；即便你是個人渣，也一樣能成立；你不必跟方程式<text:span text:style-name="T3"><text:s/>"</text:span>發生關係<text:span text:style-name="T3">"</text:span>，照樣能成立。但是，假若今天我們不是在談科學，而是在談生命談活物談科學以外的任何說不準的東西時，那麼，真理就不存在了，直到<text:span text:style-name="T3">....</text:span>直到什麼呢？直到你跟它<text:span text:style-name="T3"><text:s/>"</text:span>發生關係<text:span text:style-name="T3">"</text:span>，真理才會顯現。就如齊克果所說，<text:span text:style-name="T3">"</text:span>真理不存在，直到它被你所認知。<text:span text:style-name="T3">" </text:span>這個<text:span text:style-name="T3"><text:s/>"</text:span>你<text:span text:style-name="T3">" </text:span>字，才是真理的核心。維根斯坦亦如是說，<text:span text:style-name="T3">"</text:span>唯有回到家的人，才說得出真理<text:span text:style-name="T3">"</text:span>。換個方式說也一樣：你若不是那樣的人，就不可能說出那樣的話；即便你硬是把真理從嘴裏說出來，那其實就跟放屁一樣，沒有任何意義。<text:span text:style-name="T3"><text:line-break/><text:line-break/></text:span>說，大家都會說；光是說，或是說個不停，有意義嗎？意義難道不是來自<text:span text:style-name="T3"><text:s/>"</text:span>做<text:span text:style-name="T3">"</text:span>？你與其講一千萬句，不如去做一下下。這意思當然不是指的一種行為主義上的意涵，並不是說你得拋頭顱灑熱血或實際投入政治才有資格談政治，而是說，政治是一種無所不在的東西，你不可能有一秒鐘脫離它，因此，你勢必得面對這樣一種像空氣一般分分秒秒環繞你四周的東西，這時候，你是什麼樣的人，自然就決定了你會如何面對這樣一團無所不在的空氣。你說這空氣是政治也好，說它是一種現實世界也罷，總歸你得決定讓自己在這樣一種世界中，成為一個什麼樣的人，然後你的話語自然就會取得它應有的意義。<text:span text:style-name="T3"><text:line-break/><text:line-break/></text:span>我知道這些說法在現實世界中其實是沒有任何作用、沒有幾個人會信的。現實世界是一種圍繞著特定利益、透過鎂光炒作、純屬虛構的人為市場。哪怕是個人渣，也照樣能個個炒作、包裝成英雄烈士或理想家與進步人士；哪怕是個無恥的窩囊混蛋，照樣能講得激昂慨慷，眾人仰慕。但是，不管現實世界如何扭曲，真理依然是真理。重點不是你<text:span text:style-name="T3"><text:s/>"</text:span>說什麼<text:span text:style-name="T3">"</text:span>，而是<text:span text:style-name="T3"><text:s/>"</text:span>你是什麼<text:span text:style-name="T3">"</text:span>；重點不是話語本身，而是話語背後那個<text:span text:style-name="T3"><text:s/>"</text:span>人<text:span text:style-name="T3">" </text:span>究竟配不配得上他的<text:span text:style-name="T3"><text:s/>"</text:span>話語<text:span text:style-name="T3">"</text:span>。杜斯妥也夫斯基說得對：我不害怕苦難，我只害怕我是否配得上我所承受的這一切痛苦。同理，漂亮話誰不會說？但說話者究竟是否配得上他的話語，才是重點。<text:span text:style-name="T3"><text:line-break/><text:line-break/></text:span>這也說明了，為什麼真正重要的話語幾乎都是一種<text:span text:style-name="T3"><text:s/>"</text:span>私人日記<text:span text:style-name="T3">"</text:span>，一種<text:span text:style-name="T3"><text:s/>"</text:span>竊竊私語<text:span text:style-name="T3">" (</text:span>維根斯坦如此形容自己的所有著作之基本性質<text:span text:style-name="T3">)</text:span>，因為，這樣一些話語並不是一種可以客觀評價的東西，它比較像是一種情書、家書或遺書，具有特定的收件人，而那個收件人其實就是<text:span text:style-name="T3"><text:s/>"</text:span>你<text:span text:style-name="T3">"</text:span>。就像任何一種文學、音樂與藝術一樣，<text:span text:style-name="T3">"</text:span>你<text:span text:style-name="T3">" </text:span>若對這樣一些情書、家書或遺書不感興趣，那它就一點意義也沒有。相反地，如果它對<text:span text:style-name="T3"><text:s/>"</text:span>你<text:span text:style-name="T3">" </text:span>而言意義非凡，那它就意義非凡。<text:span text:style-name="T3"><text:line-break/><text:line-break/></text:span>然而，這樣一種所謂非凡的意義並不具有任何公眾性，因為它畢竟不是一種放諸四海皆準的科學真理，就好像你的愛人，在眾人眼裏並不是愛人一樣；你天底下最偉大的媽媽自然也不是旁人的媽。企圖把私密人事物給公眾化，其實只是傷害了它理當具有的一點美感。誰會想把情書公諸於世？誰會希望大家一起來討論他的母女親情？私密事物，方具價值。價格是公眾所認定，但價值卻跟感情一樣，純粹是兩個生命之間的事。所有藝術與思想，盡皆如此，套句維根斯坦的話，哲學始終是一種私人日記，屬於兩個生命之間的<text:span text:style-name="T3"><text:s/>"</text:span>竊竊私語<text:span text:style-name="T3">"</text:span>。<text:span text:style-name="T3"><text:line-break/><text:line-break/></text:span>當然，我並不是要說思想很偉大、藝術很崇高。我並無此意。一個詩人哲人的痛苦呻吟也許很美，但你能說一個人遭遇了痛苦很厲害很了不起嗎？沒有人會希望自身成為一種痛苦悲劇的主角。即便是耶穌上了十字架也會希望這個<text:span text:style-name="T3"><text:s/>"</text:span>苦杯<text:span text:style-name="T3">" </text:span>看能不能移除。尼采說，<text:span text:style-name="T3">"</text:span>真正偉大的作家是那些羞於成為作家的人<text:span text:style-name="T3">"</text:span>。也許你也能說，真正偉大的哲學家、藝術家就是那些一直想逃離哲學、遠離藝術的人。我沒法想像得意洋洋搖曳生姿的哲學家或藝術家，更無法想像毫不羞赧、毫不痛苦地成為市場賣點、成為眾人偶像的哲學家或藝術家。<text:span text:style-name="T3"><text:line-break/><text:line-break/></text:span>黑格爾說，黑暗中容易產生思想，光線一來，思想就毀了。沒有哲學家是不畏光的，他終究得屬於黑夜。我沒法想像鎂光閃閃、左擁右簇的哲學家。黑格爾說得對，智慧女神的貓頭鷹總是在夜裏獨自起飛。當人事已非，智慧於焉誕生；不一定蒼白可笑，但肯定可悲。齊克果說，<text:span text:style-name="T3">“</text:span>生命往前走，但意義卻只能回頭看。<text:span text:style-name="T3">” </text:span>當夕陽西下，當一切都已成過往雲煙，於是智慧來了，悲劇卻也隨之誕生。<text:span text:style-name="T3"><text:line-break/><text:line-break/></text:span>維根斯坦說，<text:span text:style-name="T3">”</text:span>最偉大的哲學成就就是：放棄哲學<text:span text:style-name="T3">”</text:span>，不再思索。他還說了句名言，概括其一切思想，他說：<text:span text:style-name="T3">“</text:span>別想，光看就好！<text:span text:style-name="T3">” (Don’t think, but look!)</text:span>。也許最深刻的思想就是不思不想，你只須看，看那既存的一切；如果一切都已攤開眼前，如果一切都已塵埃落定，你還需要想些什麼？你大可描述，大可謳歌緬懷，但<text:span text:style-name="T3"><text:s/>“</text:span>終究<text:span text:style-name="T3">” </text:span>沒有東西需要你的思索，因為一切思索都已預設了思索的存在，預設了事物的存在，預設了<text:span text:style-name="T3"><text:s/>“</text:span>我<text:span text:style-name="T3">” </text:span>的存在。我或許可以想東想西，但<text:span text:style-name="T3"><text:s/>“</text:span>我<text:span text:style-name="T3">” </text:span>終究沒法想<text:span text:style-name="T3"><text:s/>“</text:span>我在想什麼<text:span text:style-name="T3">”</text:span>。神祕的是<text:span text:style-name="T3">IS</text:span>，不是<text:span text:style-name="T3">HOW</text:span>，也不是<text:span text:style-name="T3">WHAT</text:span>；神祕的是：<text:span text:style-name="T3">"</text:span>為什麼總有些東西存在，而非空無一物？<text:span text:style-name="T3">"(</text:span>海德格語<text:span text:style-name="T3">)</text:span>。<text:span text:style-name="T3"><text:line-break/><text:line-break/></text:span>傅科說，<text:span text:style-name="T3">"</text:span>他希望自己就像炮竹一樣，被人拿來點燃之後，化為灰燼<text:span text:style-name="T3">"</text:span>。所謂鐘鼎山林，各有天性，每個人有他自己的氣味傾向。而我倒是不想成為一種炮竹或甚至火箭炮，而寧可像一點星光，微微淡淡地高掛天空，有時看得見，有時看不見，但它總歸曾經在那遙遠的億萬光年外兀自閃爍；照明地上路談不上，似乎一點用途也沒有，但也許在某個時空某個夜裏的某個人，連同天上所有繁星，約略注意到它了，心裏因此起了一點安慰，一點想法，一點難以言喻的惆悵。人與字，生命與思想，也許大約就是這麼一回事。</text:p>
      <text:p text:style-name="P1"><text:span text:style-name="T1">蘇秀慧</text:span><text:s/>  |  2016.01.27 23:04   |   <text:a xlink:type="simple" xlink:href="http://palinfo.habago.org/Entry?Command=Information_PrintForum&amp;iPage=288#FORUM34190"><text:span text:style-name="T2">#</text:span></text:a></text:p>
      <text:p text:style-name="P3">智者低語，<text:span text:style-name="T3"><text:line-break/></text:span>一如寧靜的夢。<text:span text:style-name="T3"><text:line-break/><text:line-break/></text:span>聆聽著，睡著，<text:span text:style-name="T3"><text:line-break/></text:span>卻是清醒的。<text:span text:style-name="T3"><text:line-break/><text:line-break/></text:span>總不經意，<text:span text:style-name="T3"><text:line-break/></text:span>被荊棘的爆聲喚醒，回到這喧嘩的真實世界。<text:span text:style-name="T3"><text:line-break/><text:line-break/></text:span>願再入夢。</text:p>
      <text:p text:style-name="P1">kate chang   |  2016.01.27 13:42   |   <text:a xlink:type="simple" xlink:href="http://palinfo.habago.org/Entry?Command=Information_PrintForum&amp;iPage=288#FORUM34189"><text:span text:style-name="T2">#</text:span></text:a></text:p>
      <text:p text:style-name="P2">這次選舉我不在台灣，從網路新聞看到選舉結果似乎不出眾人意料，但我依然還有意外的驚喜：萬年國會議長跌落主席台，因為跌倒的聲響太大，使我（一度）以為李登輝時代終於結束？！這之於我彷彿邪靈一般存在的統治者，其話語行止對人們的傷害，到此為止了嗎？<text:span text:style-name="T3"><text:line-break/><text:line-break/></text:span>或許論者有各種藍綠版圖消長的科學分析，以便驗證權力的轉移，但其實對此我是不在乎的，即使陰魂不散，我還是願意把這樣的結果看成是統治者他個人的挫敗。「一邊是宮殿，一邊是監牢」，統治者即使擁有整座繁華的海港，他與階下囚不就只是一橋之隔嗎？我們不擁有權力也沒有被禁錮，在橋上嘆息的不是你我，因而始終能自由仰望星空。<text:span text:style-name="T3"><text:line-break/><text:line-break/></text:span>我相信永恆、相信真理、相信有至高無上的主宰，但我懷疑有所謂的結局、最後的審判！於是，讓那卑鄙行惡者死前可以親眼目睹他的帝國坍塌、讓那蒙受冤屈者此生得以平反、讓那正在受苦者此刻能得著一絲溫暖，這是我向天主的唯一祈求。</text:p>
      <text:p text:style-name="P1"><text:span text:style-name="T1">王修亮</text:span><text:s/>  |  2016.01.27 03:47   |   <text:a xlink:type="simple" xlink:href="http://palinfo.habago.org/Entry?Command=Information_PrintForum&amp;iPage=288#FORUM34188"><text:span text:style-name="T2">#</text:span></text:a></text:p>
      <text:p text:style-name="P3">和陳老師在同樣的時代同時孤獨走過，讀來痛徹心扉，卻又只得一聲淡然輕嘆。<text:span text:style-name="T3"><text:line-break/><text:line-break/></text:span>我非長於詩，而永夜難平，如有所鯁不得不出。<text:span text:style-name="T3"><text:line-break/></text:span>以此詩致微意。<text:span text:style-name="T3"><text:line-break/><text:line-break/></text:span>讀陳醫師文有感<text:span text:style-name="T3"><text:line-break/></text:span>濁世寂寞難與同，不捨清志不求功；<text:span text:style-name="T3"><text:line-break/></text:span>剩將此心寄明月，魂入天地有情中。</text:p>
      <text:p text:style-name="P1"><text:span text:style-name="T1">陳真</text:span><text:s/>  |  2016.01.25 23:18   |   <text:a xlink:type="simple" xlink:href="http://palinfo.habago.org/Entry?Command=Information_PrintForum&amp;iPage=288#FORUM34187"><text:span text:style-name="T2">#</text:span></text:a></text:p>
      <text:p text:style-name="P2">可以轉寄或轉貼，雖然我是很害怕這樣。不過，一個東西既然貼了，就很難管制不讓它流傳。一篇文字，要不藏諸高閣，一旦貼了，大概也就很難避免公開示眾的扭曲下場。<text:span text:style-name="T3">Emily Dickinson </text:span>有詩云，<text:span text:style-name="T3">"</text:span>一個文字一旦誕生，便即死去。<text:span text:style-name="T3">" </text:span>轉載轉寄可以，只求盡量全屍呈現，哪怕是一個標點符號也別傷害。<text:span text:style-name="T3"><text:line-break/><text:line-break/></text:span>巴勒網上的都可以轉載或轉寄，只是覺得我寫的部份很尷尬就是。只能勸阻，無法阻止；再說，留言板上這些往往含著<text:span text:style-name="T3"><text:s/>"</text:span>重劑量的我我我<text:span text:style-name="T3">" </text:span>的破碎文字稱不上什麼文章，若以親友、私密的方式閱讀，就像在讀家書或遺書那樣，即便寫得再離譜幼稚荒唐可笑不講理也總能得到一種寬待，但若公開張揚，往往就整個走樣而失去它僅存的一點美感。<text:span text:style-name="T3"><text:line-break/><text:line-break/></text:span>而且，以台灣人<text:span text:style-name="T3"><text:s/>"</text:span>除政治外一概不熱衷不理解不感興趣<text:span text:style-name="T3">" </text:span>的習性，張揚之後恐怕又是一番痛苦後果。即便寫的不是政治，但一首<text:span text:style-name="T3"><text:s/>"</text:span>詩<text:span text:style-name="T3">" </text:span>似乎只要出現政治字眼，台灣人就會把它當成政治宣言似的起沸騰，引來烈火焚身。一般來講，我並沒有很想下地獄。許多時候，我覺得自己是莫名其妙走入火海或被推入地獄。<text:span text:style-name="T3"><text:line-break/><text:line-break/></text:span>我常渴望死後能有個不再飄泊的家，但我懷疑自己能花得起這筆給兩人共同買個墓地的錢，同時也不知道該把家買在哪，或許只能學太上老君，<text:span text:style-name="T3">"</text:span>一氣化三清<text:span text:style-name="T3">" </text:span>還不夠，我恐怕得一壇骨灰化個五、六清才行。一清灑爹娘墳上，永世相伴不離，二灑沈從文那塊大石頭下，三灑維根斯坦墳上小花小草，四灑五峰旗瀑布下，陪伴同是天涯淪落者的那隻遭我見死不救的小小狗，五灑高雄旗津那片伴我渡過痛苦孤獨年少歲月的大海。<text:span text:style-name="T3"><text:line-break/><text:line-break/></text:span>我從不知天堂長啥模樣，但深知地獄滋味。我要能有個純粹屬於自己的墓，想寫的幕誌銘可多了，其中有一句是不能少的，抄自但丁神曲的冥河盡頭、地獄入口處，上頭寫著<text:span text:style-name="T3">: "</text:span>來者啊，快把一切希望揚棄<text:span text:style-name="T3">"</text:span>。<text:span text:style-name="T3"> <text:line-break/><text:line-break/></text:span>這聽起來很絕望嗎？也許不是。神曲如此說道，<text:span text:style-name="T3">"</text:span>做夢的人，在夢裏頭受傷遇難，會在夢中盼望自己置身夢中，把真正的現實當做虛幻來期盼。<text:span text:style-name="T3">" </text:span>如果萬物終將在水底重逢，如果這一切不過是一場夢，毋庸悲歡，何須盼望？<text:span text:style-name="T3"><text:line-break/><text:line-break/>https://www.youtube.com/watch?v=F4lKrxj_ZSk</text:span></text:p>
      <text:p text:style-name="P4"/>
      <text:p text:style-name="P1"><text:span text:style-name="T1">江修</text:span><text:s/>  |  2016.01.25 21:21   |   <text:a xlink:type="simple" xlink:href="http://palinfo.habago.org/Entry?Command=Information_PrintForum&amp;iPage=289#FORUM34186"><text:span text:style-name="T2">#</text:span></text:a></text:p>
      <text:p text:style-name="P2">看完陳醫師這篇，才看到原來這世間真有<text:span text:style-name="T3">"</text:span>我不入地獄誰入地獄<text:span text:style-name="T3">"</text:span>的人格寫照<text:span text:style-name="T3"><text:line-break/></text:span>好文借分享，可以嗎<text:span text:style-name="T3">?</text:span></text:p>
      <text:p text:style-name="P1"><text:span text:style-name="T1">陳真</text:span><text:s/>  |  2016.01.25 03:06   |   <text:a xlink:type="simple" xlink:href="http://palinfo.habago.org/Entry?Command=Information_PrintForum&amp;iPage=289#FORUM34185"><text:span text:style-name="T2">#</text:span></text:a></text:p>
      <text:p text:style-name="P3">就像一片孤葉，不會未經整棵大樹的默許就枯黃，為惡者胡作非為的背後，並非沒有眾人潛藏的允諾。<text:span text:style-name="T3">--</text:span>紀伯倫<text:span text:style-name="T3"><text:line-break/><text:line-break/></text:span>一，證據不說話<text:span text:style-name="T3"><text:line-break/><text:line-break/></text:span>當狂風暴風傾瀉而下，當大地淹沒在有毒的洪水裡，高雅的人們站在洪水淹不到的高山上說，<text:span text:style-name="T3">“</text:span>拿出洪水的證據來！<text:span text:style-name="T3">”<text:line-break/><text:line-break/></text:span>當森林大火，鳥獸逃竄，放聲哀號；當戰火綿延，河有浮屍，野有餓莩，當老幼婦孺以愛之名盡遭屠戮，優雅的人們說，<text:span text:style-name="T3">“</text:span>這是進步的代價，民主的勝利，文明與野蠻、自由與奴役的聖戰。何處不宜？拿出證據來！<text:span text:style-name="T3">”<text:line-break/><text:line-break/></text:span>常言道：<text:span text:style-name="T3">"</text:span>證據會說話<text:span text:style-name="T3">"</text:span>。但在我看來，證據是個啞巴，無從言語；說話的是人，不是證據。這其實倒也不是我的真正看法，但在這樣一個版面上，我們自然不可能深入探究哲學奧妙，而只能說個通俗大概。<text:span text:style-name="T3"><text:line-break/><text:line-break/></text:span>證據不會說話，即便千斤重，不一樣的人來看它，卻很可能輕如鴻毛。不信你看那些綠油油的徒子徒孫們，他們的主子往往好話說盡，壞事做絕，講一套做一套，但是，只要持續口吐綠言，徒子徒孫們就會持續奉若神明；不但對其一切卑劣視而不見，甚且聖潔加身，滿心推崇。套句吾友柏楊先生的話，你就算把證據砸到他頭上，他也依然不痛不癢，根本不在乎。<text:span text:style-name="T3"><text:line-break/><text:line-break/>"</text:span>證據<text:span text:style-name="T3">" </text:span>這東西，很像一種藝術品，它不像黃金或鈔票。對你來說價值一百萬的黃金，對我來說肯定也是一百萬，但證據卻非如此。它比較像藝術品，像詩，像哲學。藝術再動人，哲學再深奧，對於一個不在乎它的人來說，與垃圾無異，毫無價值。維根斯坦說，藝術或哲學是這樣一種東西，<text:span text:style-name="T3">"</text:span>你若對它絲毫不感興趣，那它便一文不值<text:span text:style-name="T3">"</text:span>。當然，除非變成一種商品，才會取得一種公眾價格。比方說美國，比方說綠油油的勢力，罄竹難書的醜惡罪行，但在綠油油或美滋滋的人眼裏，這些全都無足輕重，全然視而不見；重要的是顏色，是立場，是教條，是個人利益，是洗腦後固著不移的一己偏見。<text:span text:style-name="T3"><text:line-break/><text:line-break/></text:span>舉個例來說，不過說出來你一定難以置信，以為我撒謊，但這只是二十年來一個再明顯也不過的事實：<text:span text:style-name="T3"><text:line-break/><text:line-break/></text:span>所謂<text:span text:style-name="T3"><text:s/>"</text:span>長老教會<text:span text:style-name="T3">"</text:span>，就在上星期二<text:span text:style-name="T3"><text:s/>(1/19)</text:span>，由長老教會總會總委會發給全體教會一道<text:span text:style-name="T3"><text:s/>"</text:span>指令<text:span text:style-name="T3">"</text:span>，文件名稱叫<text:span text:style-name="T3"><text:s/></text:span>「對<text:span text:style-name="T3">2016</text:span>年總統與立法委員選舉的信息」。該文引經據典，其實不外就是要說：現在民進黨掌權了，大家務必要聽話，要乖，要順從。為什麼呢？這群綠油油的神棍說，因為《羅馬書》第<text:span text:style-name="T3">13</text:span>章第<text:span text:style-name="T3">1</text:span>節裏頭說道：「人人都應順從國家的權力機構，因為權力的存在是上帝所准許的；當政者的權力是從上帝來的。」換句話說，民進黨是上帝所揀選，他的權力是上帝所賦予，所以你們要乖乖聽從上帝的使者<text:span text:style-name="T3">--</text:span>民進黨<text:span text:style-name="T3">--</text:span>在地面國度上掌權。<text:span text:style-name="T3"><text:line-break/><text:line-break/></text:span>這樣還不夠哦，綠油油的教會進一步引用《路加福音》第一章第<text:span text:style-name="T3">47</text:span>節及<text:span text:style-name="T3">49</text:span>節的一首詩歌，讚賞綠油油的勢力「成全了大事」，意味著他把萬惡的國民黨推翻了。《路加福音》第一章第<text:span text:style-name="T3">52-53</text:span>節如此說道：「他把強大的君王從寶座上推下去；他又抬舉卑微的人。他使飢餓的人飽餐美食，叫富足的人空手回去。」同時還噁心地引用《彌迦書》第六章第<text:span text:style-name="T3">8</text:span>節：「伸張正義，實行不變的愛，謙卑地跟我們的上帝同行。」藉以推崇蔡姓女士當選總統當晚的所謂「謙卑」論調。<text:span text:style-name="T3"><text:line-break/><text:line-break/></text:span>連聖經都能如此扭曲，更不用說什麼證據了。證據對他們來說是沒有任何意義的，而所謂聖經也只是神棍們的一種政治鬥爭工具。這些人的心態其實只有一個，那就是敵我二分：只要是我方<text:span text:style-name="T3"><text:s/>(</text:span>台灣人<text:span text:style-name="T3">) </text:span>的政治勢力，不管怎麼無恥齷齪都沒關係，對其罄竹難書的卑劣惡行一概視而不見；至於敵人<text:span text:style-name="T3"><text:s/>(</text:span>即大陸人或他們口中的所謂中國人<text:span text:style-name="T3">)</text:span>，即便乾乾淨淨清清白白，也硬是能把你整個抹黑鬥臭。<text:span text:style-name="T3"><text:line-break/><text:line-break/></text:span>將近三十年前，義光教會一位牧師送我一個長老教會<text:span text:style-name="T3"><text:s/>"</text:span>焚而不毀<text:span text:style-name="T3">" </text:span>的胸章，我總是把它別在醫師白袍上，十分珍視。但後來就不知給扔哪了，因為毫無價值，甚且令人鄙夷。<text:span text:style-name="T3"><text:line-break/><text:line-break/></text:span>二，屬靈的和屬肉的<text:span text:style-name="T3"><text:line-break/><text:line-break/></text:span>幾年前的聖誕節，有一天，行經台南市某長老教會，看到教會大門口掛了一個大型紅布條，上面竟然寫著：<text:span text:style-name="T3">"</text:span>神愛台灣人<text:span text:style-name="T3">"</text:span>。我只聽說過<text:span text:style-name="T3"><text:s/>"</text:span>神愛世人<text:span text:style-name="T3">"</text:span>，如果神特別偏愛台灣人，那麼，這種<text:span text:style-name="T3"><text:s/>"</text:span>神<text:span text:style-name="T3">" </text:span>必然就是撒旦無疑。<text:span text:style-name="T3"> <text:line-break/><text:line-break/></text:span>差不多<text:span text:style-name="T3">17</text:span>年前，我寫了一篇<text:span text:style-name="T3"><text:s/>"</text:span>給長老教會的一封公開信<text:span text:style-name="T3">"</text:span>，信中提到：<text:span text:style-name="T3"><text:s/>"</text:span>愛台灣<text:span text:style-name="T3">" </text:span>這樣一種政治操弄，不應成為一種區分敵我、檢查思想忠貞的工具。寫得溫溫吞吞，非常客氣，非常文雅，幾乎不痛不癢。但我寫了之後，卻藏了四個多月都不敢公開，因為實在不想批評原本與我淵源頗深的教會。後來實在忍不住，才貼了出來。當然，貼出後不久，我從此就被長老教會<text:span text:style-name="T3"><text:s/>(</text:span>公報<text:span text:style-name="T3">) </text:span>給封殺出局。或者應該說，其實是我唾棄了這樣一種與宗教扯不上任何關係的所謂<text:span text:style-name="T3"><text:s/>"</text:span>教會<text:span text:style-name="T3">"</text:span>。<text:span text:style-name="T3"><text:line-break/><text:line-break/></text:span>即便是一個政治團體或一般民間組織，如果說出像上面那樣一些叫人要順服綠油油的當權者、因為綠油油的當權者是上帝所揀選、甚至像耶穌那般偉大等等的鬼話，肯定也會讓人看不起。即便是綠營的新一代龜孫子們也不至於乖到這種地步吧，更何況是一個本該屬靈、本該以神為依歸的宗教團體。所謂長老教會，既不屬靈，也不屬肉<text:span text:style-name="T3"><text:s/>(</text:span>不是一種現實世界的改革團體<text:span text:style-name="T3">)</text:span>，而純粹就是一種政治附庸，綠油油到一種極度荒唐、不可思議的瘋狂地步。<text:span text:style-name="T3"><text:line-break/><text:line-break/></text:span>在英國，有事沒事常往教會跑。我住的地方隔壁就是教會，霍金跟他的第一任太太就是在這裏結婚的。一些來自世界各國的訪問學者也常定期來此聚會，常在教會人員的帶領下，彼此練習口語英文，各自交流一些想法，我有一陣子也常去參加。這教會很美，從我家的廚房窗口恰恰可以看到教堂頂端的一個十字架。說起來難以置信，你知道嗎？在那幾年之間，我從廚房窗口給這教堂的屋頂拍了至少上千張的照片。同樣一個景，就這樣拍了幾千張，因為我覺得它特別美，隨著天色不同，樣貌也不同。<text:span text:style-name="T3"><text:line-break/><text:line-break/></text:span>西方的教會比較像教會，給人一種信服的力量，並不是因為裏頭有什麼聖人存在，而是因為它至少表現出一種對於神的渴望，一種約略能讓人放下現實勞苦重擔的寧靜。回到台灣後，常想再去教會，不過，這一點希望，恐怕註定得落空。綠油油的神棍教會不用說了，至於其它不是那麼綠油油的教會其實我也很害怕，台灣人實在太喜歡以一種社會眼光來評價人，幾乎都是一見面就馬上展開綿綿密密、無孔不入的社會評價系統，打量你究竟屬於哪一個社會層級。人們不是想了解你這個<text:span text:style-name="T3"><text:s/>"</text:span>人<text:span text:style-name="T3">"</text:span>，不是想理解你的心，而是想知道你的社會屬性與社會地位。<text:span text:style-name="T3"><text:line-break/><text:line-break/></text:span>一般來說，銀行存款六位數以下得<text:span text:style-name="T3">0</text:span>分，七位數<text:span text:style-name="T3">10</text:span>分，八位數<text:span text:style-name="T3">100</text:span>分，九位數以上至少<text:span text:style-name="T3">300</text:span>分，四位數以下應該會直接趕出教會吧我想。當醫師加<text:span text:style-name="T3">500</text:span>，在台大總院工作另加<text:span text:style-name="T3">1000</text:span>分，分院打九折；世界名校加<text:span text:style-name="T3">800</text:span>分，博士學位再額外加<text:span text:style-name="T3">200</text:span>；國立大學教授加<text:span text:style-name="T3">150</text:span>，私立教職加<text:span text:style-name="T3">10</text:span>分；名牌衣服和皮包各加<text:span text:style-name="T3">20</text:span>，穿著破舊的話，這項目直接打<text:span text:style-name="T3">0</text:span>分；至於穿拖鞋、頭髮沒梳，衣服沒紮進褲子裏、挖鼻屎亂彈等等，至少倒扣<text:span text:style-name="T3">30</text:span>分。不管最後你得到好評或惡評，不管得到多少分，都讓人覺得痛苦不堪，根本不會想靠近這樣一些人。我有很多自稱是基督徒的朋友，動不動就會強調說：<text:span text:style-name="T3">"</text:span>趕快來我們教會哦，我們教會的素質很高哦，有醫生、教授、律師等等等，還有哪個大學校長，什麼院長，也都常來我們教會哦。<text:span text:style-name="T3">" </text:span>這樣一種教會，你還會想參加嗎？<text:span text:style-name="T3"><text:line-break/><text:line-break/></text:span>三，智能、理性與在乎<text:span text:style-name="T3"><text:line-break/><text:line-break/>2015.09.08 </text:span>巴勒網留言板出現這樣一則氣壯山河的留言，令我印象深刻：<text:span text:style-name="T3"><text:line-break/><text:line-break/>"</text:span>我對你們的立場真的很懷疑！反美沒有問題，但把一切責任怪罪美國合理嗎？你們引用文章資料以偏概全？美軍在伊拉克屠殺埋葬一萬人？有一部份是活埋？今時今日被揭發後會沒人提起？你可以說美國入侵伊拉克，但是海珊的罪行卻一點也不提？利比亞如是，敍利亞如是，難道巴沙爾卡達菲都是愛民如子的嗎？反美反得你們神智不清，是非不分！反對軍火貿易？台灣不買美國武器如何自保？生活在幻想的事實及世界中真的可憐！這樣只會令你們不受尊重！<text:span text:style-name="T3">"<text:line-break/><text:line-break/></text:span>一般來說，有著這樣一種發言水平者，通常<text:span text:style-name="T3">IQ</text:span>不高，姿態卻很高，往往有著一定的所謂社會地位。留言者署名杜礎圻。我看了一下他的履歷，果然輝煌：<text:span text:style-name="T3"><text:line-break/><text:line-break/>"</text:span>杜礎圻。現為民建聯教育事務副發言人，青年民建聯副秘書長及中國歷史教育促進會<text:span text:style-name="T3">(</text:span>香港<text:span text:style-name="T3">)</text:span>會長。大學於樹仁大學歷史系就讀，並到上海復旦大學修讀國際政治碩士，現正在澳門大學修讀國際關係博士，研究方向為軍事戰略。從小在香港長大，熱愛香港，希望為香港盡一分力。<text:span text:style-name="T3">"<text:line-break/><text:line-break/></text:span>我不知道什麼是民建聯，想必也是一種相當輝煌的進步組織。比較令人訝異的是<text:span text:style-name="T3"><text:s/>"</text:span>中國歷史教育促進會香港會長<text:span text:style-name="T3">" </text:span>這個頭銜。這樣的一種理解程度，也能促進歷史教育？看來兩岸三地其實文化水平與社會風氣都差不多，許多馬文才當道。<text:span text:style-name="T3"><text:line-break/><text:line-break/></text:span>我們不過只是講一些基本常識與基本現象，這位杜先生卻姿態曼妙地跟我們要證據，說我們<text:span text:style-name="T3"><text:s/>"</text:span>神智不清<text:span text:style-name="T3">"</text:span>、<text:span text:style-name="T3">"</text:span>是非不分<text:span text:style-name="T3">"</text:span>、<text:span text:style-name="T3">"</text:span>活在幻想中<text:span text:style-name="T3">"</text:span>、<text:span text:style-name="T3">"</text:span>很可憐<text:span text:style-name="T3">"</text:span>、<text:span text:style-name="T3">"</text:span>難怪得不到人們的尊重<text:span text:style-name="T3">" </text:span>等等。我發現，通常缺乏深刻理性能力的人特別喜歡強調自身的理性；通常不在乎證據只在乎立場的<text:span text:style-name="T3"><text:s/>"</text:span>立場人士<text:span text:style-name="T3">" </text:span>們，特別喜歡跟對方要證據，以示其客觀理性。記得黨外時代，周遭無數自以為很理性的同學，常要我拿出國民黨貪污、拿出蔣家做過壞事、蔣公曾經殺過人的證據來。我一一拿出來了，但他們總是說那是敵人的抹黑，說我怎麼會去相信那些可笑的謠言和道聽途說；他們很喜歡說：<text:span text:style-name="T3">"</text:span>如果蔣家不好，怎麼會成為世界的偉人、世界民主的燈塔？<text:span text:style-name="T3">" </text:span>有的還會姿態隆崇地教訓我說：<text:span text:style-name="T3">"</text:span>我們要有理性去判斷是非，請問你有親眼看到蔣公殺人嗎？你有親眼看到國民黨貪污嗎？<text:span text:style-name="T3">"</text:span>。<text:span text:style-name="T3"><text:line-break/><text:line-break/></text:span>許多時候，我們講的不過只是一種<text:span text:style-name="T3"><text:s/>"</text:span>只要是人，就應該知道<text:span text:style-name="T3">" </text:span>的基本現象與基本常識，但<text:span text:style-name="T3"><text:s/>"</text:span>立場人士<text:span text:style-name="T3">" </text:span>卻仍然喜歡故做理性狀地問你要證據，要你拿出證據來，甚至要求你必須<text:span text:style-name="T3"><text:s/>"</text:span>親眼目睹<text:span text:style-name="T3">" </text:span>才可以提出指控。記得差不多是<text:span text:style-name="T3">1999</text:span>年左右，有一群<text:span text:style-name="T3"><text:s/>"</text:span>智障<text:span text:style-name="T3">" </text:span>留學生，甚至還要我拿出<text:span text:style-name="T3"><text:s/>"</text:span>美國曾經殺人<text:span text:style-name="T3">" </text:span>的證據來。其中有一個還<text:span text:style-name="T3"><text:s/>"</text:span>義憤填膺<text:span text:style-name="T3">" </text:span>地說，不用很多，只要我能證明<text:span text:style-name="T3"><text:s/>"</text:span>美國曾經殺死過一個平民<text:span text:style-name="T3">" </text:span>就行。這個<text:span text:style-name="T3"><text:s/>"</text:span>義憤填膺<text:span text:style-name="T3">" </text:span>的學生，很可能是個善良的人；因為他若不善良，理應就不會那麼氣憤了。但光是善良還不夠，人總得還要有個基本的腦子。<text:span text:style-name="T3"><text:line-break/><text:line-break/></text:span>許多時候，人們智能之低，令人嘆為觀止。但你可別以為這些人真的是阿貓阿狗，非也。這些人現在個個可是飛黃騰達，有的還是咱們的領導階層，正準備進一步權力接班，要不就是大學或醫院的院長、主任等等等。這些人儘管智能上令人難以恭維，但也不至於真的笨成那樣，他不是真的智障，而是根本不在乎。<text:span text:style-name="T3"><text:line-break/><text:line-break/></text:span>講到證據，我也常想起台灣駐英代表處當年<text:span text:style-name="T3"><text:s/>(1998</text:span>年<text:span text:style-name="T3">) </text:span>也曾一直問我要證據，因為我寫了一封中英文對照的<text:span text:style-name="T3"><text:s/>"</text:span>給英國人的一封公開信<text:span text:style-name="T3">"</text:span>，傳遍海內外，影響台、英兩國友好關係，於是台灣官方便要我證明英國或歐洲社會有種族歧視這件事。這就好像有人要你證明<text:span text:style-name="T3"><text:s/>"</text:span>台灣有詐騙集團<text:span text:style-name="T3">" </text:span>或<text:span text:style-name="T3"><text:s/>"</text:span>世界上有歹徒<text:span text:style-name="T3">" </text:span>一樣。我跟他們說，你們在英國是從不看報紙也不看電視的嗎？就算不看報紙不看電視，也總該有點常識吧。<text:span text:style-name="T3"><text:line-break/><text:line-break/></text:span>這些人，難道真的笨到這個地步？當然非也。如果真的笨成這樣，哪能當上那麼多輝煌頭銜的職位？他們不是笨到無法理解基本事實與基本社會現象，而是根本不在乎。在乎與否，或許才是證據形成的關鍵。當一群人在乎某個東西，資料才足以形成一道道證據。<text:span text:style-name="T3"><text:line-break/><text:line-break/></text:span>世界不管有多少問題，問題的癥結或許並不在於惡人惡事的存在，而是在於大多數人的漠然與漠視。這群兩手乾淨的人<text:span text:style-name="T3">(</text:span>理應也包括我在內<text:span text:style-name="T3">)</text:span>，在某個重要的意義上，也許比惡人還更加惡行重大。<text:span text:style-name="T3">"</text:span>就像一片孤葉，不會未經整棵大樹的默許就枯黃，為惡者胡作非為的背後，並非沒有眾人潛藏的允諾。<text:span text:style-name="T3">" </text:span>紀伯倫如是說。<text:span text:style-name="T3"><text:line-break/><text:line-break/></text:span>說到在乎，我常希望哪天能重返奧地利，來到莫扎特寫<text:span text:style-name="T3"><text:s/>"</text:span>唐喬凡尼<text:span text:style-name="T3">" </text:span>的那個書房，派人支開守衛，好讓我偷偷拍下牆上展出的<text:span text:style-name="T3"><text:s/>"</text:span>安魂曲<text:span text:style-name="T3">" (</text:span>天怒之日，<text:span text:style-name="T3">Dies irae)</text:span>真跡。這譜子，早已泛黃，對我如同至寶，對一個不在乎它的人而言，恐怕還比不上一張衛生紙的價值。<text:span text:style-name="T3"><text:line-break/><text:line-break/></text:span>四，一個大寫的隱喻<text:span text:style-name="T3"><text:line-break/><text:line-break/></text:span>我知道台灣駐英代表處跟我討<text:span text:style-name="T3"><text:s/>"</text:span>英國及歐洲有種族歧視的證據<text:span text:style-name="T3">" </text:span>是故意睜眼說瞎話，但我相信這位杜礎圻老兄應是秉持善意，發自肺腑，而這也許才是根本問題所在：為什麼我們明明住在同一顆星球，卻似乎各自看到截然不同的世界？難道我們是不同物種，所認知的世界模樣也因之南轅北轍？<text:span text:style-name="T3"><text:line-break/><text:line-break/></text:span>人的思想內容是一種整體（<text:span text:style-name="T3">holistic</text:span>）結構，當你看到其中一小部份，也許只是一句話，往往就能推知其全體認知結構的素質與內涵。也就是說，你從某人的某個言行片段，大約就能估算對方的整個<text:span text:style-name="T3"><text:s/>“</text:span>世界觀<text:span text:style-name="T3">” </text:span>乃至整個文化素質與智能水平，就好像從<text:span text:style-name="T3">DNA</text:span>就能推斷物種一般。<text:span text:style-name="T3"><text:line-break/><text:line-break/></text:span>聽起來，彷彿在我們的一切言談底下潛藏著一個宛如<text:span text:style-name="T3">DNA</text:span>一般、一個大寫的隱喻。我從你的某種看法中，事實上就能知道你的全部思維，知道我和你之間的某種距離。人與人之間，有時表面意見相近，內在氣味實則相距億萬光年之遙。反之亦然。你我意見或許相左，但內在價值品味卻很可能相去不遠。當你看到這樣一種喜歡故做理性狀的<text:span text:style-name="T3"><text:s/>"</text:span>證據人士<text:span text:style-name="T3">" </text:span>的幾句傻話，你大約也就能馬上知道他的背後整個思想內涵與素質。<text:span text:style-name="T3"><text:line-break/><text:line-break/></text:span>五，洗腦：人性的扭曲與個性的消亡<text:span text:style-name="T3"><text:line-break/><text:line-break/></text:span>剛上大學頭兩年，在校園裏，就像孤魂野鬼，沒什麼同伴；許多時候，單槍匹馬，一人作業。當時，常有高醫同學，不管哪個科系，一群同學迎面走來，走過我身邊時，常會故意偏頭轉向做出不屑表情，或發出鄙夷怪聲，或指桑罵槐丟下幾句辱罵；甚至把我攔下，企圖動粗，怒罵我為什麼要破壞社會和諧？為什麼要反對戒嚴？為什麼要因此讓壞人可以自由做壞事來傷害社會？為什麼要抹黑世界所景仰的蔣家偉人和大有為的國民黨政府？究竟我從事這些壞事可以賺取多少黑心錢等等。<text:span text:style-name="T3"><text:line-break/><text:line-break/></text:span>有一天，我去上課，看到班上幾個同學圍成一圈，正在討論黨外人士破壞社會與國家的敗行劣跡，其中有一個說，<text:span text:style-name="T3">" </text:span>我看他<text:span text:style-name="T3"><text:s/>(</text:span>指我<text:span text:style-name="T3">) </text:span>講話的樣子，真的很像共匪耶<text:span text:style-name="T3">"</text:span>，另一個附和，並大聲拍桌說：<text:span text:style-name="T3">"</text:span>我想不通，為什麼政府要容忍這些人？為什麼不把他們統統槍斃！政府是在怕什麼？！<text:span text:style-name="T3">"<text:line-break/><text:line-break/></text:span>當時，常有同學要我舉證，他們說，不用多，只要我舉出<text:span text:style-name="T3"><text:s/>"</text:span>一個<text:span text:style-name="T3">" </text:span>例子就行，證明國民黨曾經做壞事的例子。我總是說：<text:span text:style-name="T3">"</text:span>我沒法舉證，因為我沒法證明豬八戒的醜陋；也許你應該倒過來問，你應該問我到底國民黨有沒有幹過什麼好事才對。<text:span text:style-name="T3">"<text:line-break/><text:line-break/></text:span>應該差不多是<text:span text:style-name="T3">1984</text:span>年吧，我一個人在高醫後門的校門口散發自己寫的黨外傳單，當下覺得這樣發太慢了，所以就利用午餐時間，走進學校餐廳，那裏用餐的人多，直接發給同學比較快。我走進去，逐桌發傳單，許多同學就開始鼓噪，集體拍桌叫罵，拍得還挺押韻，我還以為是什麼朱宗慶打擊樂團在練習呢。那些同學一邊叫囂拍桌，一邊大喊大叫，叫我<text:span text:style-name="T3"><text:s/>"</text:span>滾出去<text:span text:style-name="T3">"</text:span>。有人喊說<text:span text:style-name="T3"><text:s/>"</text:span>政治滾出校園<text:span text:style-name="T3">"</text:span>，但我沒滾，當做沒聽見，繼續發傳單。過一會兒，突然瞬間感到脖子及背部一陣劇痛，非常狼狽。原來有個忠黨愛國的學生<text:span text:style-name="T3"><text:s/>(</text:span>類似時下流行、張牙舞爪的愛台灣學生<text:span text:style-name="T3">)</text:span>，拿起一碗熱湯，偷偷從我背後掀開衣領倒入。<text:span text:style-name="T3"><text:line-break/><text:line-break/></text:span>台灣人，面目模糊，集體性格很強，缺乏個性，有一種一窩蜂追著主流跑的明顯習性，對落水狗或弱勢一方，<text:span text:style-name="T3">"</text:span>正義感<text:span text:style-name="T3">" </text:span>非常亢奮而強烈。而且，越是年輕者，一窩蜂追著主流跑的集體性格就越顯著，幾乎是一面倒。過去如此，於今尤烈。套用台灣的流行用語來說，就是追求一個<text:span text:style-name="T3"><text:s/>"</text:span>夯<text:span text:style-name="T3">" </text:span>字，簡單說就是西瓜倚大邊，拿香跟人拜，永遠跟著主流走；他不太會有自己的想法與判斷，主流媒體及主流政治勢力怎麼灌輸，他就怎麼全盤接收；主流媒體怎麼造謠，他就怎麼相信怎麼散播，乖到不可思議的地步，與機器無異。主流思維要他怎麼想，他就會怎麼想；要他怎麼措辭造句，他就會怎麼措辭造句；要他恨誰，他就會對之恨之入骨；要他愛誰，他就愛到發狂，非常忠心；要他蠢血沸騰，他就馬上沸騰給你看，像電茶壺一樣；要他降溫，他也會馬上降。<text:span text:style-name="T3"><text:line-break/><text:line-break/></text:span>比方說，過去舊國民黨時期，常用<text:span text:style-name="T3"><text:s/>"</text:span>偏激<text:span text:style-name="T3">" </text:span>二字指責少數異己，<text:span text:style-name="T3">"</text:span>機器人<text:span text:style-name="T3">" </text:span>們就會<text:span text:style-name="T3"><text:s/>"</text:span>偏激<text:span text:style-name="T3">"</text:span>、<text:span text:style-name="T3">"</text:span>偏激<text:span text:style-name="T3">" </text:span>地罵不停，連換個其它措辭也不會。當今流行<text:span text:style-name="T3"><text:s/>"</text:span>傾中賣台<text:span text:style-name="T3">" </text:span>指控<text:span text:style-name="T3"><text:s/></text:span>，他就會不斷<text:span text:style-name="T3"><text:s/>"</text:span>傾中賣台<text:span text:style-name="T3">" </text:span>地罵不停；現在流行<text:span text:style-name="T3"><text:s/>"</text:span>黑箱<text:span text:style-name="T3">" </text:span>用語<text:span text:style-name="T3"><text:s/></text:span>，明明人家透明得像水晶球，他卻一直<text:span text:style-name="T3"><text:s/>"</text:span>反黑箱<text:span text:style-name="T3">"</text:span>、<text:span text:style-name="T3">"</text:span>反黑箱<text:span text:style-name="T3">" </text:span>地激動抗議<text:span text:style-name="T3"><text:s/>(</text:span>對自己的綠色主子們簡直伸手不見五指的烏七媽黑作為，他卻完全無所謂<text:span text:style-name="T3">)</text:span>。如果哪天外星學者蒞臨地球，也許會對這樣一種相當特殊的<text:span text:style-name="T3"><text:s/>"</text:span>地球人類學<text:span text:style-name="T3">" </text:span>現象感到十分有趣，也許外星人會得出一個結論，認為這個物種並非生物，而只是一種<text:span text:style-name="T3"><text:s/>"</text:span>擬似生物<text:span text:style-name="T3">" </text:span>的機器，類似<text:span text:style-name="T3"><text:s/>"</text:span>電腦不是腦<text:span text:style-name="T3">" </text:span>一樣的道理，因為實在太乖了，只有機器才會乖到這種幾乎與輸入指令分毫不差的地步。我們家阿憨如果可以這麼乖多好。<text:span text:style-name="T3"><text:line-break/><text:line-break/></text:span>我常覺得，西方社會的學生往往比較會站在社會的前端，影響整個社會往文明良善的方向發展，理性思維較豐盛，並且有一種獨立存在、而非經由媒體或鎂光燈所灌輸與塑造的真實熱情與思想。但在台灣，我看不到幾個這樣的年輕人或學生，稍微有點不同於一般人，便足已讓人驚為天人。<text:span text:style-name="T3"><text:line-break/><text:line-break/></text:span>台灣人也從來都不是一個相信和平的族群。遇弱則強，打起落水狗，簡直是強到一種囂張跋扈、為所欲為的地步；但卻<text:span text:style-name="T3"><text:s/>"</text:span>遇強則弱<text:span text:style-name="T3">"</text:span>，弱到往往只能以窩囊來形容，連個屁也不敢放。<text:span text:style-name="T3">"</text:span>遇強則弱<text:span text:style-name="T3">" </text:span>者，當他遇弱時肯定非常非常的強，對於少數一方或弱勢者，絕不留情；特別是當他相信你是敵人而且你又是屬於極少數時，更是有一種人人得而誅之的強烈集體嗜血衝動。<text:span text:style-name="T3"><text:line-break/><text:line-break/></text:span>過去黨外辦活動或遊行時，國民黨最喜歡動員學生出面反制。比方說，你要紀念<text:span text:style-name="T3">228</text:span>，以李登輝為首的國民黨，經常就會故意在你要辦活動的時間和地點也來辦個學生雷射狂歡舞會，看你<text:span text:style-name="T3">228</text:span>那天還敢不敢去紀念<text:span text:style-name="T3">228</text:span>；你若去了，肯定會和學生爆發肢體衝突，然後主流媒體就會對你大加抹黑，並大加肯定學生的愛國愛鄉情操與正義感和熱情。黨外時代，每次遊行經過高中或大學時，往往非常可怕，反彈非常激烈，群情激憤，甚至經常對群眾使用暴力，例如從教室裏頭丟東西砸你，或拿棍子攻擊等等。女學生往往就會熱淚盈眶地大合唱一些愛國歌曲，表示對當權者毫無保留的支持，對少數反政府害群之馬的唾棄與不屑。<text:span text:style-name="T3"><text:line-break/><text:line-break/></text:span>不管怎麼改朝換代，台灣的學生始終一個樣，完全聽令於主流政治勢力的指揮與灌輸，甚且變本加厲；時至今日，加上網路的興起，灌輸與使壞更加容易，幾乎來到一種可以說是完全瘋狂的非理性、去人性狀態，與紅衛兵無異。當一部機器被程式設定，認定你是敵人時，這機器就會想辦法去消滅敵人；<text:span text:style-name="T3">"</text:span>它<text:span text:style-name="T3">" </text:span>不需思索，也無能思索，而只是一味接收指令。<text:span text:style-name="T3"><text:line-break/><text:line-break/></text:span>對於諸如往我身上淋灑滾燙熱湯的這類肢體攻擊事件，並不令人意外。讓我訝異的是，當我因為劇痛而頓時狼狽不堪時，在場的許多同學竟然歡呼起鬨，大聲為這位拿熱湯淋我的<text:span text:style-name="T3"><text:s/>"</text:span>勇敢愛國<text:span text:style-name="T3">" </text:span>學生的<text:span text:style-name="T3"><text:s/>"</text:span>義行<text:span text:style-name="T3">" </text:span>喝采叫好。事後我常回想這些事的點點滴滴，我能理解洗腦足以消滅人的理性，但我不能理解的是，為何連人性也能如此扭曲？今天就算是一個敵人或壞人，當他突然遭受傷害或身體危險或不公平的對待時，我們當下的直覺反應難道不是應該馬上出手相救？怎麼反而會集體拍手叫好？<text:span text:style-name="T3"><text:line-break/><text:line-break/>1983</text:span>年，我成年了，成為一名不要命的黨外人士。從<text:span text:style-name="T3">1983</text:span>到差不多<text:span text:style-name="T3">1985</text:span>年，那是一段特別痛苦難熬的孤獨年少歲月，不堪回首，略過不表。<text:span text:style-name="T3"><text:line-break/><text:line-break/></text:span>底下只是<text:span text:style-name="T3">1986</text:span>年之後，政治高壓逐漸退散的一些往事如煙。信手拈來，無足輕重，只是一種例子。至於真實烽火，千百倍於此之慘烈。<text:span text:style-name="T3"><text:line-break/><text:line-break/></text:span>六，記住你們今天所說的話<text:span text:style-name="T3"><text:line-break/><text:line-break/>1986</text:span>年，許信良以黑名單身份，企圖闖關回台，爆發桃園機場事件，接機群眾被鎮暴部隊和便衣警察打得頭破血流，而且國民黨還自導自演，由便衣警察與特務自己翻警車，自己丟石頭砸自己人，然後配合媒體拍照，製造<text:span text:style-name="T3"><text:s/>"</text:span>暴動<text:span text:style-name="T3">" </text:span>假象。我隨同江鵬堅等人<text:span text:style-name="T3"><text:s/>(</text:span>民進黨的創黨主席<text:span text:style-name="T3">)</text:span>，參與那次的接機行動，目睹事件一切過程。事件落幕隔天，我回到學校圖書館念書，發現圖書館的雜誌區桌子上竟然擺放著一堆黑函供人取閱，全是在罵我。<text:span text:style-name="T3"><text:line-break/><text:line-break/></text:span>其中最著名的一張是以漫畫形式出現，我被畫成一條狗，印象中那條狗很瘦，也許是因為我大學七年很窮，一年<text:span text:style-name="T3">365</text:span>天難得能有<text:span text:style-name="T3">5</text:span>天填飽肚子，一度餓到僅剩<text:span text:style-name="T3">40</text:span>幾公斤<text:span text:style-name="T3"><text:s/>(</text:span>後來當起醫生，開始有飯吃之後，至今一直維持<text:span text:style-name="T3">70</text:span>公斤<text:span text:style-name="T3">)</text:span>，外形很像非洲饑民，骨瘦如柴。黑函漫畫中，我變成了一條狗，脖子上掛著狗鏈，後面有個滿臉橫肉、嘴裏叼根煙的地痞流氓<text:span text:style-name="T3"><text:s/>(</text:span>意味著共匪或共匪的同路人例如黨外<text:span text:style-name="T3">)</text:span>，牽著<text:span text:style-name="T3"><text:s/>"</text:span>我<text:span text:style-name="T3">" </text:span>在地上爬。<text:span text:style-name="T3"><text:line-break/><text:line-break/></text:span>來到圖書館，我一就座，周遭同學就逐個圍攏過來，譴責，羞辱，不外就是想質問我為什麼要破壞社會，為什麼要暴動打警察等等。我說是警察打人，不是群眾打警察。沒想到我此話一出，竟爆出哄堂笑聲，四周同學一下全都被我逗笑了。他們之所以忍不住發笑的意思是，我怎麼連如此違反常識的謊話也說得出口？我怎麼會笨到竟然相信壞人散播的謠言？其中有個同學語帶輕衊地說，<text:span text:style-name="T3">"</text:span>警察被你們這些暴徒打得頭破血流！警察怎麼會打人？<text:span text:style-name="T3">" </text:span>他說，<text:span text:style-name="T3">"</text:span>你要撒謊也要撒得有點常識。<text:span text:style-name="T3">" </text:span>圍勦過程略過不表，最後結局是，我對大家說，<text:span text:style-name="T3">"</text:span>就讓我這樣說吧，今天是<text:span text:style-name="T3">1986</text:span>年某月某日，你們就請記住這一天，記住你們今天所說的話，也許若干年後你們會回想起這一天，並且為此感到後悔也說不定。<text:span text:style-name="T3">"<text:line-break/><text:line-break/></text:span>七，學習用愛、用美的眼光欣賞世界？<text:span text:style-name="T3"><text:line-break/><text:line-break/>1987</text:span>年，我和戴振耀等人在恆春核三廠發起台灣第一次的反核遊行。同年，我與施信民及張國龍等二十四人，歷經五次極其冗長的籌備會議，一字一句地討論章程，一同創立了台灣環保聯盟。大約就在那之前，我在高醫還參加了生平第一個也是最後一個大學社團，好像叫做什麼生態保育社之類。這個社團的主要活動是賞鳥。我之所以加入，不是為了賞鳥，而只是想要在這個以環境生態為名的社團裏頭談談環保問題，特別是高雄的楠梓、仁武與林園一帶，工廠林立，空氣和水源污染到極致，完全無法無天的狀態，空氣臭不可聞，飲用水更是充滿重金屬污染，對居民健康危害極大。<text:span text:style-name="T3"><text:line-break/><text:line-break/></text:span>記得社團開會的那一天，我站起來講話。我提到說，我們既然是一個有關環境的社團，是不是應該關心一下環境，而不是每次都只是賞鳥。我的發言立即遭到主席與眾人制止。會後幾天，一些同學像流氓圍事那樣，一群人來到教室外堵我，要我識相點，要我自動離開社團，否則<text:span text:style-name="T3">....</text:span>，否則<text:span text:style-name="T3">....</text:span>，哼哼哼<text:span text:style-name="T3">....</text:span>。否則怎麼樣，他們沒說。他們還叫我不要用政治來污染乾淨的社團和大學校園，要我學習用愛、用美的眼光欣賞世界。<text:span text:style-name="T3"><text:line-break/><text:line-break/></text:span>他們倒是沒有要我舉證，沒有要我證明高雄楠梓後勁及林園和仁武一帶的污染有多嚴重，而是直接否認，認為這些都是<text:span text:style-name="T3"><text:s/>"</text:span>政治<text:span text:style-name="T3">" </text:span>問題，認為清純的學生不應過問也不可能會想要去過問，只有那些別有居心的壞人，才會關心這類問題，因為這些全都是共匪的<text:span text:style-name="T3"><text:s/>"</text:span>陰謀<text:span text:style-name="T3">"</text:span>，企圖破壞社會，企圖抹黑政府云云，就跟現在<text:span text:style-name="T3"><text:s/>"</text:span>愛台灣<text:span text:style-name="T3">" </text:span>的年輕一代講話與思維方式與內涵素質一模一樣。<text:span text:style-name="T3"><text:line-break/><text:line-break/></text:span>八，情感與道德的一致性<text:span text:style-name="T3"><text:line-break/><text:line-break/></text:span>上大學之後，我常自己寫文章，自己做成傳單或海報，自己一個人在大街上或校園裏散發，幾度引來警察，有兩次還被抓到警察局。一次是因為警政署長羅張否認他認識搶匪溫錦隆，但你怎麼可能不認識自己的貼身侍衛？我有他們兩人的合照為證。那一次，我在高雄師範學院門口被捕。警方看我可憐，偷偷在我耳邊說：<text:span text:style-name="T3">"</text:span>你這樣會被退學，以後當不了醫生，你要想辦法自保。<text:span text:style-name="T3">" </text:span>做筆錄時，警方就一直故意想把我的口供引導成我只是拿錢幫人發傳單，以便幫我脫罪。但我堅持說，這些傳單全是我自己寫，自己影印，沒有任何人請我這麼做。<text:span text:style-name="T3"><text:line-break/><text:line-break/>1988</text:span>年，蔣經國過世，全台如喪考妣，連音樂也不能聽了，電台把音樂節目全部取消，甚至連日常微笑都犯忌；就連大家平常講話，或是電視播報，個個突然全變成哽咽聲，垮著臉，死了爹娘似的。當我一聽到蔣經國過世的消息，馬上用幾分鐘的時間寫了篇文章，印成傳單，一個人在高醫校門口散發。我在傳單裏頭說，台灣有幾萬名不見天日的雛妓，無數的原民住貧童和童工，每年數千名小孩生病無力負擔醫療費用而致死，大批漁民出海經常被菲律賓等國綁架勒索或非法判刑等等，對於這些人的處境，我們從來沒有絲毫痛苦，從不關心，卻反而對一個獨裁者之死如此動情，這樣合理嗎？這樣合乎人性嗎？我還寫說：<text:span text:style-name="T3">"</text:span>蔣經國死了，我倒有點遺憾，因為我真想親眼見到獨裁者下場的到來<text:span text:style-name="T3">"</text:span>。<text:span text:style-name="T3"><text:line-break/><text:line-break/></text:span>那一天，不到兩分鐘，幾輛警車就趕到高醫現場，抓江洋大盜都還沒有這種陣仗與效率。警察來抓我時，附近商家有人跑出來，叫我快逃。但我當然不會逃，我又沒做壞事，幹嘛逃？很快地，我就被抓走了。<text:span text:style-name="T3"><text:line-break/><text:line-break/></text:span>九，人權是一種禁忌<text:span text:style-name="T3"><text:line-break/><text:line-break/></text:span>同樣是<text:span text:style-name="T3">1988</text:span>年，我著手寫<text:span text:style-name="T3"><text:s/>"</text:span>台灣的小孩不值錢？<text:span text:style-name="T3">--1988</text:span>年台灣兒童人權報告<text:span text:style-name="T3">"</text:span>，跑遍全台。寫完之後，一開始是給高醫校刊<text:span text:style-name="T3"><text:s/>"</text:span>南杏<text:span text:style-name="T3">" </text:span>刊登。校方說，文章裏頭有些情節不可思議，要我舉證。例如數萬雛妓成為人口販子的搖錢樹，例如黑道毆打、電擊雛妓，施打荷爾蒙強制提前發育以逼迫賣淫等等，例如原住民童工和大量流浪兒童，以及每年大約五千名病童因為經濟因素而放棄治療致死等等。當時高醫甚至有些病童，明明可以治療，就只因為缺錢而移除所有醫療，父母抱著小孩到附近三民公園走一圈，然後就回來要求醫師開立死亡證書。記得那時高雄長庚還有個小女童，眼睛開刀只需五萬元，家長籌不出錢而只好讓她的眼睛瞎掉。<text:span text:style-name="T3"><text:line-break/><text:line-break/></text:span>當初之所以決定寫這樣一份調查報告，是因為那一年我剛好分派到高醫小兒科見習。我的一個小病人，今天還在，隔天卻不見了。我很訝異，跑去問護士說，<text:span text:style-name="T3">"</text:span>請問我的病人去哪了？<text:span text:style-name="T3">" </text:span>護士說，<text:span text:style-name="T3">"AAD</text:span>了啦<text:span text:style-name="T3">"</text:span>。什麼是<text:span text:style-name="T3"><text:s/>AAD</text:span>？護士說，<text:span text:style-name="T3">AAD (Against Advice Discharge) </text:span>就是<text:span text:style-name="T3"><text:s/>"</text:span>不聽勸告自動出院<text:span text:style-name="T3">" </text:span>啦。我繼續問說，<text:span text:style-name="T3">"</text:span>那個小孩不是病得很嚴重嗎？為什麼不聽勸告硬要出院？<text:span text:style-name="T3">" </text:span>護士似乎覺得我這樣問很外行，大聲說，<text:span text:style-name="T3">"</text:span>笨蛋！<text:span text:style-name="T3">AAD</text:span>就是家長沒錢啦<text:span text:style-name="T3">"</text:span>。<text:span text:style-name="T3"><text:line-break/><text:line-break/></text:span>高醫校方針對我這篇長達一萬多字的兒童人權報告，竟然一字一句地要我提供證據，藉以百般阻撓刊登。我一一提供了，最後他們沒話說，只好刊登。因為阻撓過程很瑣碎而漫長，存心找麻煩，所以我事後還寫了封信寄到學校，向高醫校方索取<text:span text:style-name="T3"><text:s/>"</text:span>精神虐待賠償費<text:span text:style-name="T3">" </text:span>及<text:span text:style-name="T3"><text:s/>"</text:span>查證費用<text:span text:style-name="T3">" </text:span>各一塊錢。高醫當然不會給我這兩塊錢，而我也只是藉此表達不滿。<text:span text:style-name="T3"><text:line-break/><text:line-break/></text:span>記得當初寫這篇兒童人權報告時，除了跑遍全台許多機關及中央圖書館，當然常常得跟高醫圖書館借書。那時候高醫的規定是，學生一次只能借兩本書，醫師或老師則依不同年資與位階可以一次借<text:span text:style-name="T3">10</text:span>到<text:span text:style-name="T3">20</text:span>本。於是我跑去跟一個老師借他的借書證。兩天後，他從同學那邊知道我是在寫一些有關雛妓、原住民貧童及重大疾病兒童無錢就醫每年數千人致死的文章，那個老師很害怕，立即討回他的借書證不再借我用，而且一直拜託我別把他借我借書證這件事情抖出來，他說，一旦抖出來，他的前途就完了。<text:span text:style-name="T3"><text:line-break/><text:line-break/></text:span>十，兒童人權是一種新概念<text:span text:style-name="T3"><text:line-break/><text:line-break/>1989</text:span>年<text:span text:style-name="T3">3</text:span>月<text:span text:style-name="T3">29</text:span>日，我創立台灣第一個兒童福利團體叫做<text:span text:style-name="T3"><text:s/>"</text:span>台灣兒童福利協進會<text:span text:style-name="T3">"</text:span>，會員一百多人，宗旨只有一個，就是提倡<text:span text:style-name="T3"><text:s/>"</text:span>兒童人權<text:span text:style-name="T3">" </text:span>的觀念。同年<text:span text:style-name="T3">4</text:span>月<text:span text:style-name="T3">4</text:span>日發起示威遊行，我擔任總指揮，要求開辦<text:span text:style-name="T3"><text:s/>"</text:span>重症兒童免費醫療保險<text:span text:style-name="T3">"</text:span>，參與遊行者僅五十多人，荷槍實彈的武裝警察和便衣卻來了兩百多人，情治人員更是遍布高樓與天橋，一路蒐證。遊行最後來到高雄市政府，大門口一堆警察以人牆團團圍住保護市政府，並舉牌警告，要求解散。當舉牌舉到第三次時，原本擔任司機的戴振耀卻衝出來，搶走我的麥克風說：<text:span text:style-name="T3">"</text:span>要坐牢我來坐，你還要把醫學院念完<text:span text:style-name="T3">"</text:span>。<text:span text:style-name="T3"><text:line-break/><text:line-break/></text:span>如果我沒記錯，當時的相關兒童預算僅七千多萬，隔年卻增加到十幾億，同時編列了更多相關工作人員的職缺。<text:span text:style-name="T3"><text:line-break/><text:line-break/></text:span>在那個年代，<text:span text:style-name="T3">"</text:span>人權<text:span text:style-name="T3">" </text:span>二字是犯忌的，更不用說<text:span text:style-name="T3"><text:s/>"</text:span>兒童人權<text:span text:style-name="T3">"</text:span>。就連絕大多數心裏偷偷支持我的老師、同學或甚至黨外朋友們，也一樣跟我說：<text:span text:style-name="T3">"</text:span>你關心兒童悲慘處境，用心很好，但是，兒童怎麼會有人權呢？<text:span text:style-name="T3">" </text:span>這就跟很多人一開始聽不慣<text:span text:style-name="T3"><text:s/>"</text:span>動物權<text:span text:style-name="T3">" </text:span>的概念一樣，人們總是說<text:span text:style-name="T3"><text:s/>"</text:span>兒童怎麼會有人權<text:span text:style-name="T3">"</text:span>？常要我重新再想一想，究竟推廣這樣的觀念是否妥當。我無言以對。就連我的好朋友劉峰松老師也曾經跟我說，當他第一次看到我的<text:span text:style-name="T3"><text:s/>"</text:span>台灣兒童人權報告<text:span text:style-name="T3">" </text:span>時，心裏也著實吃了一驚，心想，兒童怎麼也有人權？當然，他並不反對，只是說他一時覺得突兀，因為前所未聞。<text:span text:style-name="T3"><text:line-break/><text:line-break/></text:span>十一，當人權變成一種政治工具和武器<text:span text:style-name="T3"><text:line-break/><text:line-break/></text:span>為了避免引起人們對於<text:span text:style-name="T3"><text:s/>"</text:span>人權<text:span text:style-name="T3">" </text:span>二字的驚懼，我把原本想取的組織名字，由<text:span text:style-name="T3"><text:s/>"</text:span>台灣兒童人權協會<text:span text:style-name="T3">" </text:span>改為<text:span text:style-name="T3"><text:s/>"</text:span>台灣兒童福利協進會<text:span text:style-name="T3">"</text:span>。<text:span text:style-name="T3"><text:line-break/><text:line-break/></text:span>至於我那篇<text:span text:style-name="T3"><text:s/>"</text:span>台灣的小孩不值錢？<text:span text:style-name="T3">--1988</text:span>年台灣兒童人權報告<text:span text:style-name="T3">"</text:span>，不知道是誰私自幫我投遞，在<text:span text:style-name="T3"><text:s/>NATMA (</text:span>北美洲台灣人醫師協會<text:span text:style-name="T3">) </text:span>得了<text:span text:style-name="T3"><text:s/>"</text:span>醫學生最佳著作獎<text:span text:style-name="T3">"</text:span>，獎金一千美元，讓我在涉嫌叛亂走投無力、四處被醫院解聘之際，暫時能有一段時間和輟學在家的學姐兩人能免於饑餓。<text:span text:style-name="T3">NATMA </text:span>是個非常綠油油的團體，其中很多人目前都在台灣，有的是醫界大老，有的當官，我想他們一定故意忘記這些事了。那時候，我常收到他們由美國寄來的當地中文剪報，而且幾次問我想不想到美國留學，說他們可以負擔我所有的學費，甚至當我因為叛亂案被限制出境時，還有人從美國託人帶來口信，問我想不想偷渡出境。<text:span text:style-name="T3"><text:line-break/><text:line-break/></text:span>當時，我連寫個私人信表達感謝，都會被全文刊登在海外中文報紙，就像現在的什麼圓仔花運動的英雄似的。但我想，他們並不是真的關心什麼兒童人權，而只是因為我的這些行為嚴重傷害了國民黨的形象，於是被他們視為同志。人權，被當做一種政治鬥爭的工具和武器，而不是一種基於對生命的情感與憐憫。<text:span text:style-name="T3"><text:line-break/><text:line-break/></text:span>十二，當叛亂成為一種義務<text:span text:style-name="T3"><text:line-break/><text:line-break/></text:span>後來，海外有人把我這篇兒童人權報告翻譯成英文，寄給一些國際人權機構及聯合國。聯合國隨後在一份有關亞洲童妓的調查報告中引用了我的文章。此舉更是破壞了國民黨政府的偉大英明形象，於是，這文章後來竟也成為我的叛亂罪證之一。<text:span text:style-name="T3"><text:line-break/><text:line-break/>1989</text:span>年<text:span text:style-name="T3">11</text:span>月<text:span text:style-name="T3">20</text:span>日，聯合國通過<text:span text:style-name="T3"><text:s/>"</text:span>兒童權利公約<text:span text:style-name="T3">"</text:span>。透過一位我非常尊敬、目前移民美國的台大小兒科教授楊明倫醫師的幫忙，我取得了這份公約草案，隨即請他翻譯成中文。當時，某家藥廠正好要印製月曆送給各醫院小兒科，這份中文版的兒童權利公約於是就印在這份月曆上，贈送給每家醫院。<text:span text:style-name="T3"><text:line-break/><text:line-break/></text:span>同年<text:span text:style-name="T3">1989</text:span>年<text:span text:style-name="T3">6</text:span>月，學姊因為把我的這篇兒童人權報告刊登在高中校刊上，被退學。光輝<text:span text:style-name="T3">10</text:span>月，我被控陰謀分裂國土及煽惑群眾推翻政府，以煽惑內亂罪移送法辦。<text:span text:style-name="T3">12</text:span>月的聖誕節前夕，郵差在我租的房間樓下喊說有掛號信，我很開心，以為是什麼仰慕者送來聖誕禮物，結果是法院傳票，上頭寫著<text:span text:style-name="T3"><text:s/>"</text:span>叛亂<text:span text:style-name="T3">" </text:span>二字，這是我第一次看到自己的<text:span text:style-name="T3"><text:s/>"</text:span>涉嫌叛亂<text:span text:style-name="T3">" </text:span>公文，頓時腦袋一片空白。四面楚歌的痛苦年代，突然面對所謂<text:span text:style-name="T3"><text:s/>"</text:span>叛亂<text:span text:style-name="T3">" </text:span>這樣一個遭遇，即便我早有覺悟，當下心裡依然沉重。公文上還寫著：<text:span text:style-name="T3">"</text:span>三次開庭不到，將逕行拘提。<text:span text:style-name="T3">" </text:span>但我始終都沒有出庭應訊。<text:span text:style-name="T3"><text:line-break/><text:line-break/></text:span>我隨即並在黨外雜誌上發表了一篇文章叫：<text:span text:style-name="T3">"</text:span>向不義的政權叛亂，是一個正直公民應盡的義務<text:span text:style-name="T3">"</text:span>。我說，既然是<text:span text:style-name="T3"><text:s/>"</text:span>義務<text:span text:style-name="T3">"</text:span>，我不需要也絕不願意接受任何聲援。畢竟天底下沒有一方面履行義務，一方面卻又藉此搞什麼抗爭與聲援的道理。菊姐等許多前輩，要我以<text:span text:style-name="T3"><text:s/>"</text:span>言論自由<text:span text:style-name="T3">" </text:span>的辯護方式脫罪，我說，我寧可一死也絕不會這麼做，因為以<text:span text:style-name="T3"><text:s/>"</text:span>言論自由<text:span text:style-name="T3">" </text:span>脫罪，在我聽起來就好像說我只是言論上說說而已，並不當真。但我絕非說說而已。我既然這麼說了，當然也就是要這麼做。我在文章裏頭說，我不願參與司法遊戲，此案對我而言已然結束，我已做了我該做的，其它的就沒什麼好說的了。<text:span text:style-name="T3"><text:line-break/><text:line-break/></text:span>那一年，<text:span text:style-name="T3">1989 </text:span>年的四月七日，鄭南榕自焚，五月十九日，我的好朋友詹益樺在總統府前就當著我的面自焚；送醫途中，在我懷裏斷氣。<text:span text:style-name="T3"><text:line-break/><text:line-break/></text:span>在我揚言絕不出庭之後不久，開始傳出我準備接續鄭南榕和詹益樺自焚的各種報導。我打電話去報社和民進黨部罵人，因為我根本不是會想要自焚的那種人，我不是那種個性。更重要的是，我不希望人們誤以為我憑空說大話卻沒做到，那對我是一種人格上的重大誤解與傷害。但是，很多同志好像很希望我自焚，不斷對媒體放話說<text:span text:style-name="T3"><text:s/>"</text:span>陳真準備要自焚了<text:span text:style-name="T3">" </text:span>哦，似乎希望我自焚之後，他們就又能藉此炒作，成為一種可供個人或政黨利用的所謂政治資源。<text:span text:style-name="T3"><text:line-break/><text:line-break/></text:span>另一方面，很多同志，包括台權會，仍依其舊有習性，打算發起所謂<text:span text:style-name="T3"><text:s/>"</text:span>聲援<text:span text:style-name="T3">"</text:span>。我對他們一個個痛罵，他們被我罵得莫名其妙，好像完全無法理解我究竟是在生氣什麼，究竟是在罵他們什麼。我說，如果我一方面說<text:span text:style-name="T3"><text:s/>"</text:span>叛亂是正直公民應盡的義務<text:span text:style-name="T3">"</text:span>，然後一方面卻又接受你們來聲援我，那我豈不是一個言行不一的混蛋？但我發現沒有人聽懂我在說什麼。<text:span text:style-name="T3"><text:line-break/><text:line-break/></text:span>當我被以叛亂罪移送法辦時，正在彰基實習。常有情治人員打電話來談條件，希望我出庭受審，他們表明願意以高規格接待，派車接送。但我一概拒絕。台灣的司法很奇怪，像黑幫一樣，會一直來跟你談條件。有罪就判有罪，有什麼條件好談？那一段時間，我正好在外科實習，所以外界總是以為我是外科醫師。記得有一天，離開開刀房，準備回家，醫院服務臺打電話來說有個民眾親自送來一份剪報。原來是一個作家寫了篇文章刊登在報紙上，很長一篇，標題叫<text:span text:style-name="T3"><text:s/>"</text:span>淡然就義的陳真醫師<text:span text:style-name="T3">"</text:span>。文章裏說，我自認是個小人物，自認不值得任何聲援，故而不願打擾眾人的清靜。<text:span text:style-name="T3"><text:line-break/><text:line-break/></text:span>但我並非此意。我的確始終認為自己不值得人們任何特別的關注。重點是，我並不看重自己的同時，我也同樣不看重別人；我若小，別人當然也不會有多大；大家都一樣，都只是一個<text:span text:style-name="T3"><text:s/>"</text:span>人<text:span text:style-name="T3">"</text:span>。既然是人，就沒有<text:span text:style-name="T3"><text:s/>"</text:span>誰比較重要<text:span text:style-name="T3">" </text:span>的道理。我們總不會說這條狗比那條狗更重要，除非牠是你家的狗，否則就沒有什麼重不重要之分。再說，一個人如果宣稱<text:span text:style-name="T3"><text:s/>"</text:span>對不義的政權叛亂，是正直公民應盡的義務<text:span text:style-name="T3">"</text:span>，既然叛亂是一種義務，那他怎麼可以還讓別人來聲援？就像你繳了稅，盡了義務，你可以還讓大家來聲援你嗎？聲援什麼呢？<text:span text:style-name="T3"><text:line-break/><text:line-break/><text:line-break/></text:span>十三，人權是一種政治污染？<text:span text:style-name="T3"><text:line-break/><text:line-break/>1989</text:span>年，就因為公開主張台獨以及在政見會上呼籲群眾以選票推翻國民黨這兩項基本罪名，涉嫌叛亂<text:span text:style-name="T3"><text:s/>(</text:span>法律規定叛亂犯不得當醫師及公務員<text:span text:style-name="T3">)</text:span>。隨後一整年的時間，被每個醫院不斷解聘，直到後來因為王永慶的大膽收留，終於能當醫師，在林口長庚醫院工作；條件是，要我簽下一紙切結書，上面寫著：<text:span text:style-name="T3">"</text:span>本人日後若因叛亂案被捕或入獄，一概與長庚無關。<text:span text:style-name="T3">" </text:span>這事當然與長庚無關，所以我就簽了切結書。<text:span text:style-name="T3"> <text:line-break/><text:line-break/></text:span>記得那一年，剛好遇到醫院幾年一次的評鑑。評鑑前一天，大家開會討論如何因應。有人提議說，一些病情比較嚴重，具有暴力攻擊傾向、行為比較混亂的病人，就把他們關進保護室，以免<text:span text:style-name="T3"><text:s/>"</text:span>難看<text:span text:style-name="T3">"</text:span>，以免讓評鑑委員<text:span text:style-name="T3"><text:s/>"</text:span>留下不好的印象<text:span text:style-name="T3">"</text:span>。我發言反對，我說這違反病人基本權益。我說，病人難道不就是因為病得很嚴重，所以才送來急性病房？哪有什麼難不難看的問題？不料，隔天我的一位病患依然被四肢五花大綁，關進保護室，綁了幾小時，直到評鑑委員離去才鬆綁，害他尿褲子。<text:span text:style-name="T3"><text:line-break/><text:line-break/></text:span>我事後開會又重提此事。會後，一位待我甚為友善、非常照顧我的醫生，跑來找我，叫我以後不要在醫院再提起<text:span text:style-name="T3"><text:s/>"</text:span>人權<text:span text:style-name="T3">" </text:span>二字。他說，這裏是醫院，不是立法院，這裏只談醫療，沒有什麼人權的問題。他很生氣地要我以後不要再拿<text:span text:style-name="T3"><text:s/>"</text:span>人權<text:span text:style-name="T3">" </text:span>這種<text:span text:style-name="T3"><text:s/>"</text:span>政治字眼<text:span text:style-name="T3">" </text:span>來<text:span text:style-name="T3"><text:s/>"</text:span>污染醫療<text:span text:style-name="T3">"</text:span>。我當下無言，默然以對。我很想跟他說，人權只是生活中隨時會遇到的問題，不是什麼政治污染。<text:span text:style-name="T3"><text:line-break/><text:line-break/><text:line-break/></text:span>十四，文化不變，一切都不可能改變<text:span text:style-name="T3"><text:line-break/><text:line-break/>1994-1995</text:span>年，我收到一張精神醫學會發給所有醫師的公文，上頭寫說大家注意，有好康的哦，某藥廠招待大家旅遊，歡迎攜家帶眷免費參加。我看了很不以為然，難道藥商是在<text:span text:style-name="T3"><text:s/>"</text:span>養<text:span text:style-name="T3">" </text:span>醫生、好讓醫生多多開藥讓他們賺大錢？這樣的事，大家不但不反感，怎麼醫學會居然還發出公文<text:span text:style-name="T3"><text:s/>"</text:span>好康倒相報<text:span text:style-name="T3">"</text:span>，叫大家趕快來搶好康。於是我就在當年的精神醫學會年會上提了個案子，要求大家針對藥商饋贈及醫藥利益輸送等問題做些討論，看看這樣一些事是否完全理所當然而毫無道德爭議。<text:span text:style-name="T3"><text:line-break/><text:line-break/></text:span>結果，案子還沒提出便引爆軒然大波。醫學會一些高層和大老不斷打電話要我撤回案子，說我這樣的提案一出，我會變成醫界的全民公敵，我在醫界將沒有前途。我說我無所謂。但他們仍不死心，一直想辦法要我撤回提案。我說，你們如果到時候擅自撤掉我的提案，我就訴諸媒體，訴諸社會大眾，讓大家來檢討看看醫界盛行的醫藥利益輸送問題到底應不應該存在，到底應不應該受到規範與監督。<text:span text:style-name="T3"><text:line-break/><text:line-break/></text:span>後來，我的案子還是提出來了，隨即接到醫界許多來信，大多是一些醫界大老寫來的信，約略分成兩派。一派認為我的想法是對的，這派人數較少。另一派為數較多，認為醫生跟藥商拿點錢、甚至收點回扣紅包都是應該的，不是一種道德問題。他們說，這就像選舉一樣，賄款大可收下，但要投票給誰是自己的事。他們說，醫生收紅包回扣也一樣，收歸收，但藥物要怎麼開，我們都是秉持專業良心的。<text:span text:style-name="T3"><text:line-break/><text:line-break/></text:span>這事在醫界內部延燒至少一年。精神醫學界某些<text:span text:style-name="T3"><text:s/>"</text:span>高層<text:span text:style-name="T3">"</text:span>，見我堅持提案，明的施壓不行，就來陰的。陰暗之事，略過不表。後來我又寫了些文章刊登在報紙上，有媒體做出回應，讚揚精神醫學界之<text:span text:style-name="T3"><text:s/>"</text:span>勇於自我檢討<text:span text:style-name="T3">" </text:span>紅包與回扣及醫藥利益輸送問題。其實它不是自我檢討，而是我想檢討，結果害自己被大家<text:span text:style-name="T3"><text:s/>"</text:span>檢討<text:span text:style-name="T3">"</text:span>。<text:span text:style-name="T3"><text:line-break/><text:line-break/></text:span>當媒體開始讚揚精神醫學界之<text:span text:style-name="T3"><text:s/>"</text:span>勇於自我檢討<text:span text:style-name="T3">" </text:span>時，我發現很多醫界大老的態度就開始轉彎了，開始改口說醫藥利益輸送問題影響病患權益巨大，確實需要檢討改進，建立規範。<text:span text:style-name="T3"><text:line-break/><text:line-break/></text:span>時至今日，台灣醫界依然貪腐，甚至比過去更加嚴重，差別只是在於從過去的明目張膽跑到檯面下運作，並且擅於巧立各種名目給錢。但我在此要說的仍是舉證。在當時，人們同樣要我舉證，要我證明世界上哪個國家的醫生不跟藥商拿好處。現在人們應該不會再要我舉證了，他們在檯面上往往說得很好聽，什麼醫學倫理之類，但檯面下卻又是另一種光景。我不知道這究竟算是一種進步或退步？觀念與修辭確實是進步了，但扯爛污的行為卻變得更精緻，更隱密，更多名堂。<text:span text:style-name="T3"><text:line-break/><text:line-break/></text:span>我常想，也許真的有這麼一種東西叫做文化，文化不變，一切都不可能改變；所謂改革，將全屬皮毛。就像泥土那樣，沒有那樣的泥土，就長不出那樣的植物和果實。一個人想重新做人，斷然也不是跑到理髮院改變髮型便了事，那樣一種改變毫無意義。醫界如此，政界如此，各行各界的所謂改革，難道不也是同樣的道理？！<text:span text:style-name="T3"><text:line-break/><text:line-break/></text:span>十五，告別童年<text:span text:style-name="T3"><text:line-break/><text:line-break/>1995</text:span>年，我考上教育部公費留學。為了多賺點錢，直到<text:span text:style-name="T3">1997</text:span>年才出國。抵達英國一個月後，因為常看報紙提到或聽到一些種族攻擊或歧視的事，於是我就寫了<text:span text:style-name="T3"><text:s/>"</text:span>給英國人的一封公開信<text:span text:style-name="T3">"</text:span>。沒想到，英國方面反應良好，甚至還有英國國會議員興奮地晚上跑來我宿舍按鈴拜訪，表達支持與讚揚之意。但是，台灣留學生卻氣炸了，彷彿我拆穿了他們純屬虛擬的浪漫留學夢似的，對我恨之入骨<text:span text:style-name="T3"><text:s/>(</text:span>我很難體會此恨究竟從何而來<text:span text:style-name="T3">)</text:span>。當英國與歐洲社會經常普遍檢討其內部社會諸多種族不平等與族群衝突的問題時，台灣當局及台灣留學生卻要我舉證。台灣的駐英代表處說我破壞台、英關係，要我舉證，證明英國及歐洲社會的確有種族歧視這回事，台灣留學生更是開始用各種極其卑劣陰暗邪惡的手段對我全面抹黑、騷擾與攻擊。<text:span text:style-name="T3"><text:line-break/><text:line-break/></text:span>我常說，我常感覺自己是從那時候才開始真正<text:span text:style-name="T3"><text:s/>"</text:span>出社會<text:span text:style-name="T3">"</text:span>。從那時候開始，我才總算真正體會到原來人性可以這麼壞，可以陰暗邪門到如此極端而難以想像的地步。在這之前的十多年黨外經歷，雖然痛苦而慘烈，但你面對的是國家，國家自然有國家使壞的一定方式，比較有制度些，莊嚴些，文明些，有尊嚴些。但是，當你面對的不是國家不是體制，而是躲在陰暗處可以任意對你為所欲為的任何一個匿名的個人時，你是毫無尊嚴可言的。你會發現，原來人比國家還可怕，原來人性可以邪惡陰暗到如此複雜齷齪的地步。特別是當年網路開始運作，陰暗邪惡之事更是無遠弗屆，完全可以對你為所欲為。<text:span text:style-name="T3"><text:line-break/><text:line-break/></text:span>也許可以這樣說：在這之前，我一直是未成年；直到這些事之後，我彷彿才真正告別了童年。就像尼采說的，我注視著黑暗深淵，終於了解了它的陰暗，但就在我注視深淵的當下，深淵其實也注視著我，於是我彷彿從此失去了童年而不再單純。<text:span text:style-name="T3"><text:line-break/><text:line-break/></text:span>十六，告別所謂同志<text:span text:style-name="T3"><text:line-break/><text:line-break/>1998</text:span>年，我開始發現，原本與我關係友好的民進黨人及一些朋友們，藉著抹黑大陸人及挑撥族群仇恨，藉以炒作台灣社會的內部敵我區分；就像美國麥卡錫時期那樣，開始玩起舊國民黨那一套忠黨愛國<text:span text:style-name="T3"><text:s/>(</text:span>忠於民進黨，愛台灣國<text:span text:style-name="T3">)</text:span>、檢驗思想忠貞的把戲，藉以謀取私利及政權。我一開始還不忍心公開批評過去長年友好甚且有恩於我的同志們，所以都是私下寫信，委婉相勸。常有朋友回信說我小題大作，要我舉證，證明民進黨墮落了。我很訝異，都已經醜陋到如此不堪入目的地步，幾乎所有過去國民黨的惡行你們全套都學了起來，而且學得青出於藍，竟然還要我舉證。<text:span text:style-name="T3"><text:line-break/><text:line-break/></text:span>隔年的春節，我寫了兩張賀年卡，寄給民進黨中央及邱義仁，我在卡片上寫著：<text:span text:style-name="T3">"</text:span>看樣子，貴黨<text:span text:style-name="T3">(</text:span>過去是本黨<text:span text:style-name="T3">)</text:span>應該很快就會執政，因為貴黨墮落程度比光速還快，已經<text:span text:style-name="T3"><text:s/>"</text:span>青<text:span text:style-name="T3">(</text:span>綠<text:span text:style-name="T3">)</text:span>出於藍<text:span text:style-name="T3">"</text:span>。<text:span text:style-name="T3">" </text:span>在一個反淘汰的民粹社會裏，勝負往往只能訴之卑鄙，越是擅於操弄的卑劣齷齪者，就越容易受到人們的愛戴與擁護。<text:span text:style-name="T3"><text:line-break/><text:line-break/>1999</text:span>年，我寫了<text:span text:style-name="T3"><text:s/>"</text:span>給長老教會的一封公開信<text:span text:style-name="T3">"</text:span>。藏了至少四個多月才公開。大約也在那時候，我寫掛號信給林義雄和方素敏，請他們以慈林文教基金會負責人的身份跟我道歉，因為慈林的工作人員與支持者，竟然在慈林的網站上說我原來是國民黨臥底的。從那之後，一直到現在，我幾乎不再跟過去無數的這些原本親密或友好的黨外朋友有任何連繫。<text:span text:style-name="T3"><text:line-break/><text:line-break/></text:span>十七，同胞讓我理解了人性的深沉與複雜<text:span text:style-name="T3"><text:line-break/><text:line-break/>1999</text:span>年，我寫了些文章批評美國和<text:span text:style-name="T3"><text:s/>NATO (</text:span>北大西洋公約組織<text:span text:style-name="T3">) </text:span>發動科索沃戰爭，刻意攻擊平民及各項重大民生設施，造成數十萬人傷亡，觸犯反人道之戰爭罪行。我並且批評台灣之長年為虎作倀，充當美國走狗，做一些傷天害理的事。一些<text:span text:style-name="T3"><text:s/>"</text:span>愛台灣<text:span text:style-name="T3">" </text:span>的留學生，隨即大量冒出來攻擊我，說我批評美國就是批評台灣，凡是批評台灣者，就是敵人。同樣地，這些人全部都是匿名，來陰的，抹黑、造謠、冒名惡搞等等等，甚至用<text:span text:style-name="T3"><text:s/>EMAIL </text:span>散發黑函給系上，說我利用劍橋的學校網路資源販賣色情光碟，已經被繩之以法等等，甚至還冒用我的名字騷擾系上許多師生。我根本無從澄清，非常痛苦。<text:span text:style-name="T3"><text:line-break/><text:line-break/></text:span>我的指導教授一頭霧水。我解釋說，這是台灣人面對不同聲音的典型做法。他不懂，一直問我究竟被哪個單位抓到？問我說裡頭是不是有什麼誤會？需不需要他幫忙澄清？我說這裏頭沒有任何誤會，台灣人就是這樣做事的。我並沒有被什麼單位繩之以法，因為我根本沒有販賣什麼色情光碟，所有這一切，全是假的。他說他當然不會相信我會去販賣色情光碟，但他一直以為有個什麼司法單位或行政機關誤會了我。我最後跟他說：算了，你就當做沒這回事就好了，因為太難解釋了，台灣人的複雜與陰暗不是你能理解的。<text:span text:style-name="T3"><text:line-break/><text:line-break/></text:span>我不敢說我見識過世界，但我至少看過世界各地許多人。老實說，我沒見過比台灣人品性更差的。台灣人不會跟你講理。他們相信，只要能透過造謠抹黑，把你貶低鬥臭說爛，說得不堪聞問，然後不管你說出什麼道理，自然就會失去一切意義。<text:span text:style-name="T3"><text:line-break/><text:line-break/></text:span>十八，有效議論的前提<text:span text:style-name="T3"><text:line-break/><text:line-break/>2001</text:span>年，我和學姊從劍橋坐車去倫敦，參加波斯灣戰爭十周年紀念，跟幾十個英國人一起躺在大馬路上阻礙交通藉以抗爭，差點被警察逮捕，遣送回國。警察也許不忍心看我們<text:span text:style-name="T3"><text:s/>"</text:span>提早畢業<text:span text:style-name="T3">"</text:span>，最後只是把我們丟在路邊了事。事後，我寫了一篇<text:span text:style-name="T3"><text:s/>"</text:span>反輻射混蛋與伊拉克禁運<text:span text:style-name="T3">" </text:span>的文章，講述美軍在侵略伊拉克戰爭中大量使用恐佈的貧鈾彈，製造出大量癌症病患和畸形兒。寫完之後，十幾個網路與平面媒體刊登。記得有個環境資訊電子報，好像很懷疑貧鈾彈是我自己瞎掰似的，也是一直要我舉證。<text:span text:style-name="T3"><text:line-break/><text:line-break/>2003</text:span>年，美國再度入侵伊拉克，我寫了上百篇反對戰爭與侵略的文章，並參與掛名由一位比利時醫師帶頭控告美軍將領與布希等人觸犯戰爭罪行的行動，雖然零零星星還是會有一些來自台灣<text:span text:style-name="T3">GGYY</text:span>的辱罵或低能回應，但整體而言，至少在台灣，當你訴說美國的血腥暴行時，逐漸不再顯得如此怪異而罕於聽聞。<text:span text:style-name="T3"><text:line-break/><text:line-break/></text:span>當然，在<text:span text:style-name="T3">2003</text:span>年時，仍然會有一些故作開明中立狀的人，會說我危言聳聽之類。比方說，記得在<text:span text:style-name="T3">2003</text:span>年<text:span text:style-name="T3">3</text:span>月開戰之初，有人說，為了民主，就算美軍發動戰爭<text:span text:style-name="T3"><text:s/>"</text:span>殺死幾個人<text:span text:style-name="T3">" </text:span>又何妨？我曾寫文章反駁，我引用聯合國和劍橋一個著名的學生反戰團體叫<text:span text:style-name="T3"><text:s/>CASI (</text:span>反伊拉克禁運組織<text:span text:style-name="T3">) </text:span>的數據，預測美軍一旦發動侵略伊拉克戰爭，將造成多少人命傷亡，並指出美軍早在<text:span text:style-name="T3">1990</text:span>年就開始照三餐轟炸伊拉克，為地面入侵和長期佔領鋪路，並且還透過非法禁運，刻意污染和破壞民生飲水設施，以公衛做為一種軍事手段，造成<text:span text:style-name="T3">50</text:span>萬名伊拉克小孩的死亡。<text:span text:style-name="T3"><text:line-break/><text:line-break/>2003</text:span>年<text:span text:style-name="T3">3</text:span>月，美軍發動侵略戰爭，結果不到一個月，美軍就入侵並佔領了伊拉克。台灣那些故作開明中立的民主人士們很開心，立即嘲笑我之危言聳聽。事實上，我當初引用的那些傷亡預測數據，不但沒有誇大，而且恐怕還不及真正血腥慘狀的千百分之一；就連我也沒想到，伊拉克竟會淪為如此恐怖的人間煉獄，而且越演越烈，似乎完全看不到明天。<text:span text:style-name="T3"><text:line-break/><text:line-break/></text:span>在台灣很難<text:span text:style-name="T3"><text:s/>"</text:span>討論<text:span text:style-name="T3">" </text:span>事情，因為所謂<text:span text:style-name="T3">"</text:span>討論<text:span text:style-name="T3">"</text:span>是這樣一種東西：首先，知識程度要對等。其次，智商至少要<text:span text:style-name="T3">60</text:span>以上，你必須至少要聰明到知道自己懂得什麼以及什麼不懂。假若實在是笨到不行，其實也沒關係。對我而言，一個人就算再怎麼笨，多少都還是可以溝通。但是，如果一方面非常笨，非常無知，但卻又以為自己很聰明，姿態非常高時，我們就無言了。<text:span text:style-name="T3"><text:line-break/><text:line-break/></text:span>十九，歷史像月經<text:span text:style-name="T3"><text:line-break/><text:line-break/></text:span>在舊國民黨胡作非為的時代，你說國民黨壞到爆，你說蔣家獨裁，沒有人相信，大多數人會說你思想偏激。特別是在校園，完全一面倒支持國民黨。如今也一樣，甚且變本加厲，你說綠油油的勢力狡猾卑鄙，好話說盡，壞事做絕，請問幾個人會信？請問你能找到幾個不綠的？特別是在校園，完全一片綠油油，非常忠（民進）黨愛（台灣）國。我常覺得，歷史真的很像月經，每隔一段時間就來個循環，同樣的問題再度折磨一遍。我們看過去的荒謬時光，難免可悲，眾人付出慘痛代價；但我相信，三、五十年後，當人們回頭察看眼前這段荒唐卑劣的政治歷程，忠奸易位，善惡顛倒，也許也會同樣悲從中來。<text:span text:style-name="T3"><text:line-break/><text:line-break/></text:span>二十，如果時光可以倒流<text:span text:style-name="T3"><text:line-break/><text:line-break/></text:span>在各種社會觀念與政治氛圍的更迭之中，我發現，總有一群擅於言語包裝、鎂光閃閃的人渣，不管怎麼改朝換代，永遠站在最爽最有利的位置，既安全又有改革美名，藍綠通吃，名利雙收；迎著鎂光閃閃，成為美妙動人的進步人士；好像什麼都不用做，任何代價都不用付出，就只需要聯合主流媒體炒作，開開記者會，簽簽名，動輒發表救國救民的偉大聲明，然後就儼然是個救國救民的理想家。當然，這是屬於最為卑劣的一群，而且我還相信，這群人渣的勢力肯定會越來越龐大，因為，我相信，什麼樣的社會，什麼樣的人民，自然就會抬舉出什麼樣的人。難道你能想像台灣人會抬舉林弘宣？抬舉陳映真？抬舉陳明忠？抬舉林書揚？<text:span text:style-name="T3"><text:line-break/><text:line-break/></text:span>我常想，究竟是邪不勝正，還是正不勝邪？我的答案是後者：正是永遠勝不了邪的。但是，正的一方之註定失敗，恰恰成就了它應有的價值。正的一方之悲劇宿命，使得宗教成為一種可能，乃至成為一種必然。上帝如果是一種概念，那它便是拿來做為一種度量衡，藉以衡量孤獨究竟能有多深，痛苦能有多痛。<text:span text:style-name="T3"><text:line-break/><text:line-break/></text:span>曾經有很長的一段時間，也許有八年、十年那麼久，特別是叛亂案發生後，我感覺自己就像鬼一樣，人見人怕，醫界同事或同學大多很怕與我扯上關係，而且充滿極度扭曲的誤解。善良一點的，躲得很遠，能閃則閃；卑劣一點的，百般羞辱嘲諷或是落井下石<text:span text:style-name="T3"><text:s/>(</text:span>這些混蛋，現在每一個幾乎都是深綠<text:span text:style-name="T3">)</text:span>。因為叛亂案的關係，加上各種有關自焚的傳聞不斷，我怕連累父母，而且很難面對他們，決定藏身避不見面。沒想到，兩年後，當我再度與我媽見面時，卻已天人永隔。內在緣由，不堪回首。要是時光可以倒流，我想我絕不會走上同樣的路。<text:span text:style-name="T3"><text:line-break/><text:line-break/></text:span>一切悲劇總該有個盡頭。有一天，當死亡來臨，個人的悲劇便已了結，但眾人的悲劇呢？</text:p>
      <text:p text:style-name="P1"><text:span text:style-name="T1">讀者</text:span>Z   |  2016.01.24 17:18   |   <text:a xlink:type="simple" xlink:href="http://palinfo.habago.org/Entry?Command=Information_PrintForum&amp;iPage=289#FORUM34184"><text:span text:style-name="T2">#</text:span></text:a></text:p>
      <text:p text:style-name="P2">陳先生，多年前我讀到您在生命親系譜的這篇五奇峰的狗印象非常深刻，很有同感。</text:p>
      <text:p text:style-name="P1"><text:span text:style-name="T1">陳真</text:span><text:s/>  |  2016.01.24 03:19   |   <text:a xlink:type="simple" xlink:href="http://palinfo.habago.org/Entry?Command=Information_PrintForum&amp;iPage=289#FORUM34182"><text:span text:style-name="T2">#</text:span></text:a></text:p>
      <text:p text:style-name="P3">你是否曾經想像過這樣一個畫面：一隻貓頭鷹，無聲無息振翅飛翔的背影，飛向遠方夜裏的天空。就跟音樂一樣，哲學同樣是屬於夜晚的。黑格爾說，哲學家就像羅馬神話中的智慧女神<text:span text:style-name="T3"><text:s/>Minerva</text:span>身旁那隻貓頭鷹，總是在夜裏起飛。也許那是因為長日已盡，一切都已塵埃落定。起飛，就像一種輓歌，一種告別，告別一切既存與消逝的事物；並非迎向未來，而是迎向事物的盡頭。所有的美麗都是這樣一種過去式，於是美總離不了哀愁。懂得文字的，寫成詩歌；懂得音符的，做成曲子。不為將來，只為過去。於是我常想像有那麼一天：大海之濱，一個寧靜的夜裏，能有個人真真切切地想聽我說，也許我能告訴他所有屬於過去的一切美麗與哀愁。<text:span text:style-name="T3"><text:line-break/><text:line-break/></text:span>哲學家就像吸血鬼一樣，白天死去，夜晚重生。我有一對特殊的耳朵，我能從詩歌和曲子裏，聽見黑夜和死亡的聲音。塵埃落下，一切都是確定的了，唯一不確定的是不知該喜該悲。不信你不妨聽聽這些曲子，是喜或悲？<text:span text:style-name="T3"><text:line-break/><text:line-break/>https://www.youtube.com/watch?v=F4lKrxj_ZSk<text:line-break/><text:line-break/>https://www.youtube.com/watch?v=qP7b3wgP9YM<text:line-break/><text:line-break/>https://www.youtube.com/watch?v=NnCiKg2wq-s<text:line-break/><text:line-break/>https://www.youtube.com/watch?v=YWlsLJlpyPU</text:span></text:p>
      <text:p text:style-name="P1"><text:span text:style-name="T1">唐欽孝</text:span><text:s/>  |  2016.01.23 17:34   |   <text:a xlink:type="simple" xlink:href="http://palinfo.habago.org/Entry?Command=Information_PrintForum&amp;iPage=289#FORUM34181"><text:span text:style-name="T2">#</text:span></text:a></text:p>
      <text:p text:style-name="P2">一八五五年華盛頓的白人提出以十五萬美元向印地安人購買兩百萬英畝土地，印地安酋長西雅圖以手指向天空，以中普結灣<text:span text:style-name="T3">(Puget)</text:span>薩利希語系<text:span text:style-name="T3">(Salish)</text:span>的蘇卡米希<text:span text:style-name="T3">(Suquamish)</text:span>方言發表了一篇誠懇、動人的演說。<text:span text:style-name="T3"><text:line-break/><text:line-break/></text:span>這篇演說有兩個版本，較為人所熟知的<text:span text:style-name="T3">“</text:span>你怎能買賣天空？<text:span text:style-name="T3">”</text:span>，是<text:span text:style-name="T3">70</text:span>年代末由好萊塢劇作家<text:span text:style-name="T3">Ted Perry</text:span>以這個故事為腳本，借西雅圖酋長之口，為生態污染影片「<text:span text:style-name="T3">Home</text:span>」所撰寫的旁白。<text:span text:style-name="T3"><text:line-break/><text:line-break/></text:span>以下這個版本則是由一位早期移民<text:span text:style-name="T3">Dr. Smith</text:span>稱其記錄了這篇演說的內容，並於一八八七年十月二十九日以英文發表在西雅圖周日之星報<text:span text:style-name="T3">(Seattle Sunday Star)</text:span>。<text:span text:style-name="T3"><text:line-break/><text:line-break/></text:span>原文網址：<text:span text:style-name="T3"><text:line-break/>http://www.kyphilom.com/www/seattle.html<text:line-break/>http://www.mountainman.com.au/thchief2.html<text:line-break/>==========<text:line-break/><text:line-break/></text:span>浩渺穹蒼已為我族人灑過無盡歲月的同情眼淚，<text:span text:style-name="T3"><text:line-break/></text:span>這對我們似是亙古經常；終究也會改變。<text:span text:style-name="T3"><text:line-break/></text:span>今天晴空萬里，明天即可能烏雲密佈。<text:span text:style-name="T3"><text:line-break/></text:span>而我的話語則如星辰一般永誌不變；<text:span text:style-name="T3"><text:line-break/></text:span>無論我西雅圖說了什麼，華盛頓的大酋長都可如信賴日升日落、季節更替一般信任無疑。<text:span text:style-name="T3"><text:line-break/></text:span>白人酋長說華盛頓的大酋長奉上他友好、善意的問候。<text:span text:style-name="T3"><text:line-break/></text:span>他真是有心，因為我們知道他並不需要我們的友誼做為回報。<text:span text:style-name="T3"><text:line-break/><text:line-break/></text:span>他的子民眾多，有如青草覆蓋著遼闊無邊的草原。<text:span text:style-name="T3"><text:line-break/></text:span>我的族人寥寥，像似枯木散落在風雨席捲的曠野。<text:span text:style-name="T3"><text:line-break/></text:span>偉大的<text:span text:style-name="T3"><text:s/>-- </text:span>我也當他是善意的<text:span text:style-name="T3"><text:s/>-- </text:span>白人酋長傳話過來<text:span text:style-name="T3"><text:line-break/></text:span>希望能購買我們的土地，但也應允我們保有足夠的土地安逸過活。<text:span text:style-name="T3"><text:line-break/></text:span>這看來的確是公平，甚至寬宏大量，因為紅人不再擁有白人酋長應予尊重的權利，<text:span text:style-name="T3"><text:line-break/></text:span>這提議也可能是英明的，因為我們已不再需要廣闊的家園。<text:span text:style-name="T3"><text:line-break/></text:span>有段時間；那時候我們的族人遍佈田野，一如風皺海面的波浪覆蓋著貝殼舖砌的海底，<text:span text:style-name="T3"><text:line-break/></text:span>但是那段日子早已隨著如今只剩哀痛回憶的部落輝煌一併消逝。<text:span text:style-name="T3"><text:line-break/></text:span>我不願深究，不想哀悼我們過早的衰敗，也不會責備我那些白人兄弟的推波助瀾，<text:span text:style-name="T3"><text:line-break/></text:span>因為我們也多少有些該受譴責的地方。<text:span text:style-name="T3"><text:line-break/><text:line-break/></text:span>年輕人總是衝動的。<text:span text:style-name="T3"><text:line-break/></text:span>當我們的年輕人被那些或真或假的冤屈所激怒，以黑漆涂污他們的臉孔，<text:span text:style-name="T3"><text:line-break/></text:span>那意味著他們的心也黑了，冷酷無情也成了常態，<text:span text:style-name="T3"><text:line-break/></text:span>而我們這些老人並無能力制止他們。<text:span text:style-name="T3"><text:s/><text:line-break/></text:span>儘管早已如此。<text:span text:style-name="T3"><text:line-break/></text:span>儘管從白人開始驅趕我們的組先到更遠的西部時就已如此。<text:span text:style-name="T3"><text:line-break/></text:span>我們還是期盼彼此間的敵意永不再現。<text:span text:style-name="T3"><text:line-break/></text:span>否則我們將只有所失而無所得。<text:span text:style-name="T3"><text:line-break/></text:span>年輕人視復仇為一種斬獲，即使要以他們自己的生命做為代價，<text:span text:style-name="T3"><text:line-break/></text:span>但戰時留在家里的老人以及失去兒子的母親卻不這麼認為。<text:span text:style-name="T3"><text:line-break/><text:line-break/></text:span>我們在華盛頓的好父親<text:span text:style-name="T3">–</text:span>既然喬治國王已將他的邊界撤往更遠的北方，我就權當華盛頓那位是你我而今的父親吧<text:span text:style-name="T3">– <text:line-break/></text:span>我說啊，我們這位偉大的好父親稍話給我們，只要照他的要求去做，他就會保護我們。<text:span text:style-name="T3"><text:line-break/></text:span>他勇敢的戰士將是我們強有力的長城，他無敵的戰艦將駐滿我們的港口，<text:span text:style-name="T3"><text:line-break/></text:span>如此我們遠在北方的世仇<text:span text:style-name="T3">–</text:span>海達族人與辛姆夏安族人<text:span text:style-name="T3">–</text:span>將無法再威脅我們的婦孺老弱。<text:span text:style-name="T3"><text:line-break/></text:span>他也就在實質上成了我們的父親，我們成了他的孩子。<text:span text:style-name="T3"><text:line-break/><text:line-break/></text:span>但是，真是如此嗎？<text:span text:style-name="T3"><text:line-break/></text:span>你們的上帝不是我們的神靈！<text:span text:style-name="T3"><text:line-break/></text:span>你們的上帝愛護你的子民卻憎恨我的族人！<text:span text:style-name="T3"><text:line-break/></text:span>祂屈起強壯的護衛臂膀親切地將白人環抱其中，親手引領他宛如父親引領著新生兒。<text:span text:style-name="T3"><text:line-break/></text:span>但，祂遺棄了他的紅人孩子<text:span text:style-name="T3">–</text:span>如果他們真算是祂的孩子。<text:span text:style-name="T3"><text:line-break/></text:span>我們的神靈<text:span text:style-name="T3">–</text:span>偉大的祖靈<text:span text:style-name="T3">–</text:span>似乎也已經遺棄了我們。<text:span text:style-name="T3"><text:line-break/></text:span>你們的上帝讓你的子民日益茁壯。<text:span text:style-name="T3"><text:line-break/></text:span>他們很快就會遍佈這整塊土地。<text:span text:style-name="T3"><text:line-break/></text:span>我們的族人卻逐漸消逝，猶如急退的潮汐一去不返。<text:span text:style-name="T3"><text:line-break/><text:line-break/></text:span>白人的上帝並不鍾愛我們的族人，否則就該保護他們。<text:span text:style-name="T3"><text:line-break/></text:span>他們卻宛如求助無門的孤兒。<text:span text:style-name="T3"><text:line-break/></text:span>這樣我們怎能成為兄弟呢？你們的上帝又怎能成為我們的神靈？<text:span text:style-name="T3"><text:line-break/></text:span>又怎能重振我們的繁榮？喚醒我們再現輝煌的夢想？<text:span text:style-name="T3"><text:line-break/><text:line-break/></text:span>如果我們有著共同的天父，那祂一定是偏心的，因為祂總與祂的白人孩子同在。<text:span text:style-name="T3"><text:line-break/></text:span>我們卻從沒見過祂。<text:span text:style-name="T3"><text:line-break/></text:span>祂給了你們律法卻未留隻字給祂的紅人孩子，<text:span text:style-name="T3"><text:line-break/></text:span>縱使他們眾多的人口曾經遍佈這塊遼闊的大陸猶如繁星佈滿天空。<text:span text:style-name="T3"><text:s/><text:line-break/></text:span>不！我們是兩個截然不同的種族；血源不同、命運各異。<text:span text:style-name="T3"><text:line-break/></text:span>我們之間幾乎毫無共同之處。<text:span text:style-name="T3"><text:line-break/><text:line-break/></text:span>祖先的骨灰對我們是神聖的，他們的安息之所就是我們的聖地。<text:span text:style-name="T3"><text:line-break/></text:span>而你們遠離祖先的墓地四處漂泊卻似了無遺憾。<text:span text:style-name="T3"><text:line-break/></text:span>你們的宗教是你們的上帝以鐵指書寫於石板之上，因此你們不會遺忘。<text:span text:style-name="T3"><text:line-break/></text:span>紅人對此既無法理解也難以銘記。<text:span text:style-name="T3"><text:line-break/></text:span>我們的宗教來自祖先的傳承，<text:span text:style-name="T3"><text:line-break/></text:span>那是偉大祖靈在深夜的神聖時刻賜予族中長老的幻夢與歷代酋長們的識見，<text:span text:style-name="T3"><text:line-break/></text:span>由此烙印在我族人的心中。<text:span text:style-name="T3"><text:line-break/><text:line-break/></text:span>你們的逝者一旦跨過墓地之門漂游於眾星之外便中止了對你們以及他們出生地的愛。<text:span text:style-name="T3"><text:line-break/></text:span>他們很快便被遺忘並且不再回來。<text:span text:style-name="T3"><text:line-break/></text:span>而我們的亡者永遠記得這塊孕育他們的美麗世界。<text:span text:style-name="T3"><text:line-break/></text:span>他們依然熱愛這青翠的山谷、潺潺的流水、雄偉的山脈、幽靜的溪谷<text:span text:style-name="T3"><text:line-break/></text:span>以及那碧波萬頃的湖泊海灣，<text:span text:style-name="T3"><text:line-break/></text:span>並以溫柔深情的情感牽掛著心靈空虛的生者；<text:span text:style-name="T3"><text:line-break/></text:span>時不時地從歡愉的狩獵場回來探望、指引、撫慰、鼓舞他們。<text:span text:style-name="T3"><text:line-break/><text:line-break/></text:span>白天與黑夜無法共存。紅人逃避白人的迫近，猶如晨霧消散於日出之前。<text:span text:style-name="T3"><text:line-break/></text:span>然而，你們的提議似是公平的，<text:span text:style-name="T3"><text:line-break/></text:span>我想我的族人會接受它並且退居到你們提供的保留區裡。<text:span text:style-name="T3"><text:line-break/></text:span>於是我們將和平地分居兩地，因為白人大酋長的話語，<text:span text:style-name="T3"><text:line-break/></text:span>猶似大自然從深邃的黑暗中對我族人發出的聲音。<text:span text:style-name="T3"><text:line-break/><text:line-break/></text:span>在哪裡度過殘餘的歲月已無關緊要，<text:span text:style-name="T3"><text:line-break/></text:span>因為我們已去日無多。<text:span text:style-name="T3"><text:line-break/></text:span>印地安人的夜晚看來只有一片漆黑。<text:span text:style-name="T3"><text:line-break/></text:span>在他的地平線上看不到希望之星閃爍，<text:span text:style-name="T3"><text:line-break/></text:span>只聽得遠處悲風哀鳴。<text:span text:style-name="T3"><text:line-break/></text:span>嚴酷的命運彷彿尾隨著紅人的足跡，<text:span text:style-name="T3"><text:line-break/></text:span>無論何處他都將聽到殘酷的毀滅者逼近的腳步，<text:span text:style-name="T3"><text:line-break/></text:span>冷漠地準備面對他的死亡，<text:span text:style-name="T3"><text:line-break/></text:span>就如同受傷的母鹿聽到獵人迫近的腳步一般。<text:span text:style-name="T3"><text:line-break/><text:line-break/></text:span>再經幾度盈虧、幾番寒暑，<text:span text:style-name="T3"><text:line-break/></text:span>曾經活躍於這塊遼闊土地、安居於此幸福家園；被祖靈庇祐的強勢主人後裔，<text:span text:style-name="T3"><text:line-break/></text:span>都將無一倖存來哀悼這曾經比你們更強大更有前途的民族的墳墓。<text:span text:style-name="T3"><text:line-break/><text:line-break/></text:span>但我又何必為我族人過早衰敗的氣數哀傷呢？<text:span text:style-name="T3"><text:line-break/></text:span>就如大海裡的浪花；一個部落取代一個部落，一個民族取代一個民族。<text:span text:style-name="T3"><text:line-break/></text:span>那是自然的規律，惋惜無益。<text:span text:style-name="T3"><text:line-break/></text:span>你們衰亡的日子或仍久遠，但終必到來，<text:span text:style-name="T3"><text:line-break/></text:span>即使白人可以和他們的上帝如朋友般漫步、交談，<text:span text:style-name="T3"><text:line-break/></text:span>終不能豁免於這共同的命運。<text:span text:style-name="T3"><text:line-break/></text:span>我們終究還會成為兄弟。<text:span text:style-name="T3"><text:line-break/></text:span>等著看吧。<text:span text:style-name="T3"><text:line-break/><text:line-break/></text:span>我們會考慮你的提議，有了決定就會告訴你。<text:span text:style-name="T3"><text:line-break/></text:span>但我們如果接受，我現在在這裡就要提出條件：<text:span text:style-name="T3"><text:line-break/></text:span>絕不可拒絕我們在任何時候不受干擾地訪視祖先墳墓、親友與兒童權利。<text:span text:style-name="T3"><text:line-break/><text:line-break/></text:span>這裡每一寸土地對我族人都是神聖的。<text:span text:style-name="T3"><text:line-break/></text:span>每一片山坡、河谷、平原、樹林，<text:span text:style-name="T3"><text:line-break/></text:span>都已因一些悲歡故事在長遠消逝的歲月中神聖化了。<text:span text:style-name="T3"><text:line-break/></text:span>即便沿著寂靜海岸因烈日曝曬而顯得死寂的岩石，<text:span text:style-name="T3"><text:line-break/></text:span>回憶起那些令人激動、與我族人生命相關的往事也會為之顫抖，<text:span text:style-name="T3"><text:line-break/></text:span>而你們現在腳下的這塊真實土地也比回應你們更為鍾愛地回應我們的腳步，<text:span text:style-name="T3"><text:line-break/></text:span>因為它飽含著我們祖先的鮮血，只有我們的赤足才能感受到那憐惜的觸摸。<text:span text:style-name="T3"><text:line-break/></text:span>我們故去的勇士、慈愛的母親、心懷喜悅、幸福的少女甚至短暫居住這裡熱愛這裡的幼小兒童，<text:span text:style-name="T3"><text:line-break/></text:span>都會愛上這陰郁的荒野並在日暮時分迎接那些來歸的模糊身影。<text:span text:style-name="T3"><text:line-break/><text:line-break/></text:span>當最後一個紅人消逝，<text:span text:style-name="T3"><text:line-break/></text:span>而我部族的往事也成為白人間的神話時，<text:span text:style-name="T3"><text:line-break/></text:span>這些海岸將充滿我部族無形的亡靈，<text:span text:style-name="T3"><text:line-break/></text:span>當你們孩子的孩子自以為獨處於原野上、海岸邊、商店裡、公路上<text:span text:style-name="T3"><text:line-break/></text:span>甚或寂靜無路的樹林時，他們並不孤單。在這塊土地上沒有孤獨之地。<text:span text:style-name="T3"><text:line-break/></text:span>夜晚，當你們的城市與村莊的街道沉靜下來，你們也以為它們被遺棄之時，<text:span text:style-name="T3"><text:line-break/></text:span>它們將群集著曾經滿佈這裡並仍深愛這塊美麗家園的返鄉主人。<text:span text:style-name="T3"><text:line-break/></text:span>白人將永不孤伶。<text:span text:style-name="T3"><text:line-break/><text:line-break/></text:span>願他公正善待我的族人吧！因為死者並非毫無能力。<text:span text:style-name="T3"><text:line-break/>“</text:span>死者<text:span text:style-name="T3">”</text:span>我這麼說了嗎？<text:span text:style-name="T3"><text:s/>- </text:span>世間並無死亡，只是世界的轉換。<text:span text:style-name="T3"> </text:span></text:p>
      <text:p text:style-name="P1"><text:span text:style-name="T1">陳真</text:span><text:s/>  |  2016.01.23 17:29   |   <text:a xlink:type="simple" xlink:href="http://palinfo.habago.org/Entry?Command=Information_PrintForum&amp;iPage=289#FORUM34180"><text:span text:style-name="T2">#</text:span></text:a></text:p>
      <text:p text:style-name="P3">昨天有個同事，隨手傳她去某個瀑布玩的影片給我看。我一看，好眼熟，問她是哪？原來是五峰旗瀑布。瀑布沖刷而下的地方有一小塊平地，洪水在此聚集，漫延成一條小河，往腳下山谷飛奔。<text:span text:style-name="T3"><text:line-break/><text:line-break/></text:span>這是從<text:span text:style-name="T3"><text:s/>Youtube</text:span>上找到的五峰旗瀑布影片。<text:span text:style-name="T3"><text:line-break/><text:line-break/>https://www.youtube.com/watch?v=Cp1aFHNMfYQ<text:line-break/><text:line-break/></text:span>有些事，想忘卻忘不掉，彷彿就在昨日，回頭一數，卻已近四分之一個世紀，而我還是這樣活下來了。你知道嗎？二十多年前的某一天，我就是在這瀑布底下的這塊平台，企圖用機車壓死一隻約莫兩個月大、全身濕透潰爛生命垂危的幼犬。<text:span text:style-name="T3"><text:line-break/><text:line-break/>http://kinship.habago.org/archives/2005/06/05/16.25.59/index.php?page=all<text:line-break/><text:line-break/></text:span>發動機車，繞著圈子，遲遲不敢動手。小幼犬哼哼哼地呻吟著，眼睛瞇成一條縫，不知道是因為冷還是痛，不斷全身發抖。<text:span text:style-name="T3"><text:line-break/><text:line-break/></text:span>天色很快就暗了，夜暮低垂，最後我終究沒有動手殺她。找了塊乾布給她蓋上，摸摸頭，然後我們就走了；見死不救，把她遺棄在黑夜的山谷裏。一個人，不管懷著什麼樣難以啟齒的傷痛與內疚，終究還是這樣活下來了。但我想，除了我的骨灰，我這一生也許都不會想再回到那個地方，美麗的五峰旗瀑布。<text:span text:style-name="T3"><text:line-break/><text:line-break/></text:span>這小狗與我萍水相逢，生命僅交集在某個美麗的黃昏片刻，卻在我心深處打下一個不時隱隱作痛的傷口，不堪回想，有時甚至覺得很難原諒自己，怎麼會有人能夠狠下心來讓一隻小生命孤獨地在山林瀑布下痛苦無助地死去。<text:span text:style-name="T3"><text:line-break/><text:line-break/></text:span>在醫院，什麼樣的傷口沒見過？什麼樣的生離死別沒見過？但這隻小小狗的驟然出現與消失，卻帶來難以言喻、近乎毀滅性的後果。<text:span text:style-name="T3"><text:line-break/><text:line-break/></text:span>我似乎能理解<text:span text:style-name="T3"><text:s/>Rush Rhees </text:span>所說的。<text:span text:style-name="T3">Rhees</text:span>是維根斯坦的學生，一個著名的哲學家。他的狗死了，他說，我的生命還能走下嗎？如果牠已經全然屬於過去，我還有未來嗎？我如何可能往前走？此時此刻，我還能做些什麼有意義的事？<text:span text:style-name="T3">Rhees</text:span>說：<text:span text:style-name="T3">"</text:span>當我試著專注於數學上的哲理時，我突然發現，無論我怎麼讀、怎麼寫，沒有牠，我無法有任何進展<text:span text:style-name="T3">"</text:span>。<text:span text:style-name="T3"><text:line-break/><text:line-break/></text:span>每當我感受到自身所承受的一些人為或命定的災厄、不公與冤屈，為自己的身世與遭遇感受到一種深深的不平時，我同時也能理解，我沒什麼好抱怨，上天已待我不薄；事實上，一個懷著深重罪孽的罪人，根本配不上一個美好人生。正義感在我身上是絲毫不存在的，有的只是無窮無盡的罪惡感。我能理解電影<text:span text:style-name="T3"><text:s/>"</text:span>俘虜<text:span text:style-name="T3">" </text:span>裏那個自願從軍、視死如歸、最後為同袍喪命的軍官。這軍官曾經見死不救，使他的弟弟受辱；身有殘缺的弟弟被逼迫在眾人面前唱歌，使得原本喜歡園藝喜歡唱歌、與世無爭的弟弟從此不再歌唱。</text:p>
      <text:p text:style-name="P1"><text:span text:style-name="T1">陳真</text:span><text:s/>  |  2016.01.23 02:14   |   <text:a xlink:type="simple" xlink:href="http://palinfo.habago.org/Entry?Command=Information_PrintForum&amp;iPage=289#FORUM34179"><text:span text:style-name="T2">#</text:span></text:a></text:p>
      <text:p text:style-name="P2">這應當不只是任何一種專業的基本德性要求，而是任何人都不應該指指點點本台講過幾百萬次的<text:span text:style-name="T3"><text:s/>"</text:span>個別人事物<text:span text:style-name="T3">"(the individual)</text:span>，因為這東西與神明無異，無法言說，超越一切議論，我們絕不該對之有一絲指涉，不管是出於善意或惡意。</text:p>
      <text:p text:style-name="P1"><text:span text:style-name="T1">王修亮</text:span><text:s/>  |  2016.01.23 01:01   |   <text:a xlink:type="simple" xlink:href="http://palinfo.habago.org/Entry?Command=Information_PrintForum&amp;iPage=289#FORUM34178"><text:span text:style-name="T2">#</text:span></text:a></text:p>
      <text:p text:style-name="P3">我一直認為國小教師是「蒙師」，強化學生在家教中建構的個性，再從個性上啟蒙群性，最後完成獨立的人格。<text:span text:style-name="T3"><text:line-break/></text:span>抱持著這樣的職業價值觀，因此我必須有能力在環境中透視學生與他的家庭。所以，家庭訪問以及與父母、學生個別深入談話，幾乎是每日例行的工作。在某些時候或個案裡，我很可能是對學生家庭解析最透徹的人。<text:span text:style-name="T3"><text:line-break/></text:span>但是否真能幫助學生建構獨立的人格，倒是未必，要看家長的價值取向。<text:span text:style-name="T3"><text:line-break/><text:line-break/></text:span>在公立學校教育是義務，我當然只能「配合」家長的價值觀教學。<text:span text:style-name="T3"><text:line-break/></text:span>在自學班教育是親師合作，我比較能夠坦然和家長說明：我的教育價值觀與您的家庭家教有哪些那些不同，要看您是否選擇和我合作，如何合作等等，進而溝童如何讓孩子獨立。<text:span text:style-name="T3"><text:line-break/><text:line-break/></text:span>所以教師真是非得了解學生家庭環境不可，除了可見的身外環境，當然也包含各種心理狀態。<text:span text:style-name="T3"><text:line-break/><text:line-break/></text:span>各種各樣的學生、家長，還加上其他相處的教師、教育行政，人物之間發生的種種境遇，教師必然會接觸並深切了解許許多多的事件內在狀況。<text:span text:style-name="T3"><text:line-break/></text:span>有些曾使我欣喜安慰，有些曾使我憤怒痛苦，也有的是深沉的無力與無奈。<text:span text:style-name="T3"><text:line-break/><text:line-break/></text:span>但是，我從來不曾將這些事例，當成精彩的故事寫出來，誇耀自己處理得宜，博取他人的誇讚，顯示我非常認真教學、擁有專業等等等。<text:span text:style-name="T3"><text:line-break/></text:span>那是每一個獨立生命的隱私，是血肉淚痕，蒙師因為參與了學生人格的建造，無可避免的也參與了學生成長的部分隱私，但是，不表示教師擁有暴露學生隱私的權利。<text:span text:style-name="T3"><text:line-break/><text:line-break/></text:span>唯一可以讓我述說這些隱私的場合，是教育專業人員互相切磋琢磨，交換經驗，以求增長能力、幫助更多學生的場合。<text:span text:style-name="T3"><text:line-break/><text:line-break/></text:span>這是職業道德。<text:span text:style-name="T3"><text:line-break/><text:line-break/></text:span>網路上看有幾位心理醫師或律師，經常性的把自己的案例寫成文章，公開發表給大家看，若是沒有經過當事人、當事群體每一個人的同意，我個人非常不贊同。<text:span text:style-name="T3"><text:line-break/></text:span>我認為心理醫師和律師，與國小教師一樣，都是在做「人心」的工作，而不只是「物」的職業，和人心相關的專業，不能像處理物的專業一樣，任意和他人分享。<text:span text:style-name="T3"><text:line-break/><text:line-break/></text:span>這類專業事件就只能以專業態度在專業圈子裡討論，不可以拿出來給大眾當故事說，甚至當娛樂消遣。如果覺得需要提供給大眾經驗，也必須歸納為一個情境與概念來談，而不是直接述說事實。成就了自己，傷害了當事人。</text:p>
      <text:p text:style-name="P1"><text:span text:style-name="T1">陳真</text:span><text:s/>  |  2016.01.22 00:08   |   <text:a xlink:type="simple" xlink:href="http://palinfo.habago.org/Entry?Command=Information_PrintForum&amp;iPage=289#FORUM34177"><text:span text:style-name="T2">#</text:span></text:a></text:p>
      <text:p text:style-name="P2">同學，你會不會好萊塢電影看太多了？一群綠油油的混蛋，藉著所謂台獨謀取個人利益，並不意味著<text:span text:style-name="T3"><text:s/>"</text:span>台獨<text:span text:style-name="T3">" </text:span>這個政治主張有問題。<text:span text:style-name="T3"><text:line-break/><text:line-break/></text:span>台獨本身沒有任何問題，正猶如統一沒有任何問題。有問題的是藉著它搞詐騙、謀私利，藉著它傷害異己，藉著它吃香喝辣，藉著它挑撥族群仇恨，擴大對立，藉以從中漁利，不惜傷害眾人利益。<text:span text:style-name="T3"><text:line-break/><text:line-break/></text:span>統獨本身都沒問題，主張獨立又怎麼會因此<text:span text:style-name="T3"><text:s/>"</text:span>必然<text:span text:style-name="T3">" </text:span>導向什麼法西斯帝國呢？再說，這群綠油油的混蛋，我們說他法西斯，其實你得在<text:span text:style-name="T3"><text:s/>"</text:span>法西斯<text:span text:style-name="T3">" </text:span>上頭打個引號才行。<text:span text:style-name="T3"><text:line-break/><text:line-break/></text:span>甲和乙某天在社交場合相遇認識了，甲問乙在哪高就啊，甲說，我是買賣木材的進出口商。乙說，喔，真巧，我也是木材商，我是在夜市賣牙籤的。<text:span text:style-name="T3"><text:line-break/><text:line-break/></text:span>牙籤是木頭做的，當然也可以說是一種<text:span text:style-name="T3"><text:s/>"</text:span>木材商<text:span text:style-name="T3">"</text:span>，但你得在它上頭加個引號才不會引起誤會。同樣地，指控這群綠油油的混蛋是法西斯，那真的是太抬舉他們了；他們要是真正意義上的法西斯，那我對他們至少還會產生一種基本敬意而不是由衷的厭惡和鄙視。<text:span text:style-name="T3"><text:line-break/><text:line-break/>"</text:span>集合<text:span text:style-name="T3">" </text:span>有個特質叫無序性，哪個元素排前面哪個元素排後面是沒有任何差別的；元素之間，地位平等。在<text:span text:style-name="T3"><text:s/>"</text:span>政治主張<text:span text:style-name="T3">" </text:span>這個<text:span text:style-name="T3"><text:s/>"</text:span>集合<text:span text:style-name="T3">" </text:span>裏頭，統獨地位一樣，並沒有誰必然比較高貴。獨可以被一群人渣拿來惡搞與利用，統何嘗不也同樣隱藏這樣一種危機。<text:span text:style-name="T3"><text:line-break/><text:line-break/></text:span>黨外時代或蔣家皇朝，幾個人敢說自己不是炎黃子孫？人們不也一樣藉此表效忠，藉此左右逢源，藉此前途光明；就跟今日場景一模一樣，人們紛紛向主流政治意識形態靠攏、表效忠，誰落單誰倒霉，誰敢有所不敬，誰就倒大霉。<text:span text:style-name="T3"><text:line-break/><text:line-break/></text:span>不過，話說回來，蔣家那個年代，其實更貼近真正意義上的法西斯。至於時下當道的這群整天喊獨喊得異常勇猛的混蛋，其實他們哪在乎什麼統獨。與其說他們是政治人物或社運份子，倒不如說他們只是一群擅於操弄鎂光閃閃，以所謂<text:span text:style-name="T3"><text:s/>"</text:span>政治<text:span text:style-name="T3">" </text:span>和<text:span text:style-name="T3"><text:s/>"</text:span>社運<text:span text:style-name="T3">" </text:span>為己謀利的商人。他們投入一種市場，而不是投入一種政治或社運。<text:span text:style-name="T3"><text:line-break/><text:line-break/></text:span>這些顯而易見、明明白白的事實，我知道在這極端封閉的島上，說了其實也沒幾個人會信，但它終究只是一種基本事實。任何人都可以支持這個或反對那個，但理應得先搞清楚自己在主張什麼、反對什麼。<text:span text:style-name="T3"><text:line-break/><text:line-break/></text:span>物不一定以類聚，標準不同，聚集的結果也不同；更多時候，其實是各自聚集在潛藏於所有文字影像底下的那個隱喻，一種根本氣味。<text:span text:style-name="T3"><text:line-break/><text:line-break/></text:span>前些天我又跑去銀行辦事借錢，銀行員看到我又來借錢很害怕，懷疑我是不是準備要跑路，我說沒有，我只是要搬離台南。幾個銀行員和警衛一聽全圍攏過來，願聞其詳。<text:span text:style-name="T3"><text:line-break/><text:line-break/>"</text:span>啥咪，你要搬離台南？台南有什麼不好？<text:span text:style-name="T3">" <text:line-break/><text:line-break/></text:span>我說，<text:span text:style-name="T3">"</text:span>交通太亂<text:span text:style-name="T3">"</text:span>。<text:span text:style-name="T3"><text:line-break/><text:line-break/></text:span>話都還沒說完，如我所料，圍觀眾人就像電視兒童那樣，學著電視低級綜藝節目，個個立即做出<text:span text:style-name="T3"><text:s/>"</text:span>聞言跌倒<text:span text:style-name="T3">" </text:span>的誇張動作，意味著我說了一句遠離事實的荒唐話。眾人異口同聲反駁說：<text:span text:style-name="T3">"</text:span>台南交通最好了，怎麼會亂？<text:span text:style-name="T3">!"<text:line-break/><text:line-break/></text:span>我知道，不同物種之間，語言也不同，於是不便多說，只露出迷死人的微笑回應。我跟他們，住的是同一個台南，甚至是同一個最恐怖髒亂的永康區，但卻彷彿住在完全不一樣的星球。<text:span text:style-name="T3"><text:line-break/><text:line-break/></text:span>這其實不奇怪。什麼樣的物種，自然就會有他各自不一樣的感受。如果你是隻魚，如魚得水，奔向大海，水底世界自然最為暢快；如果你是隻兔子，掉到水裏恐怕就不太妙；如果你是隻鳥，想必嚮往天空的開闊。要是你綠油油呢，啥都不重要，香臭不拘，只要是綠的就行。什麼樣的品味氣味，自然就會屬於他理應隸屬的世界。不同的隱喻，切割出截然不同的集合。<text:span text:style-name="T3"><text:line-break/><text:line-break/></text:span>至於我呢，自然也有我魂縈夢牽的東西，也許只是一個標點符號的位置，我都願意為它許上一條命。那你呢？什麼是比你的生命還大的東西？難道真有人會把一己生命許給本身不具任何意義與價值的特定政治主張例如統獨？<text:span text:style-name="T3"><text:line-break/><text:line-break/></text:span>還記得大島渚的電影<text:span text:style-name="T3"><text:s/>"Merry Christmas, Mr. Lawrence" (</text:span>台譯俘虜<text:span text:style-name="T3">)</text:span>裏那個視死如歸的軍官嗎？一個人之所以視死如歸，也許是因為他相信有比活著更可貴的東西；然而，這東西理應不是政治本身，因為它不具備任何必然的內在價值。<text:span text:style-name="T3"><text:line-break/><text:line-break/></text:span>世上知音難尋。一個人，之所以會對某一種人事物如此瘋狂，也許是因為他找到了集合，找到了同類，找到了他所屬的世界。</text:p>
      <text:p text:style-name="P1">Kevin Yu   |  2016.01.21 22:08   |   <text:a xlink:type="simple" xlink:href="http://palinfo.habago.org/Entry?Command=Information_PrintForum&amp;iPage=289#FORUM34176"><text:span text:style-name="T2">#</text:span></text:a></text:p>
      <text:p text:style-name="P3">不知陳真先生有沒有看過星際大戰系列電影<text:span text:style-name="T3">?1999~2005</text:span>的前三部曲就是活生生的民主淪亡實錄<text:span text:style-name="T3">.<text:line-break/><text:line-break/></text:span>大反派國會議長白卜庭就是個偽善<text:span text:style-name="T3"><text:s/></text:span>實際上操縱民粹<text:span text:style-name="T3"><text:s/></text:span>將民主權利一部部踐踏的惡質政客<text:span text:style-name="T3"><text:s/></text:span>他靠著製造國家危機<text:span text:style-name="T3"><text:s/></text:span>煽動民粹<text:span text:style-name="T3"><text:s/></text:span>表明選擇他國家才有救的歪論<text:span text:style-name="T3"><text:s/></text:span>最後毀滅自由建立他一個人的獨裁<text:span text:style-name="T3"><text:s/></text:span>甚至絕地武士團要逮捕他時<text:span text:style-name="T3"><text:s/></text:span>他還可以塑造自己是受害者的假象<text:span text:style-name="T3"><text:line-break/><text:line-break/></text:span>他所代表的西斯勢力與銀河帝國<text:span text:style-name="T3"><text:s/></text:span>就是民粹<text:span text:style-name="T3"><text:s/></text:span>不平等<text:span text:style-name="T3"><text:s/></text:span>暴力<text:span text:style-name="T3"><text:s/></text:span>謊言<text:span text:style-name="T3"><text:s/></text:span>偽善<text:span text:style-name="T3"><text:s/></text:span>權勢代表一切<text:span text:style-name="T3"><text:s/></text:span>力量至上的象徵<text:span text:style-name="T3"><text:s/></text:span>為達目的可以把象徵正義的絕地武士抹黑成國家叛徒與恐怖份子<text:span text:style-name="T3"><text:line-break/><text:line-break/></text:span>台獨想建立的台灣國<text:span text:style-name="T3"><text:s/></text:span>就類似於白卜庭的銀河帝國</text:p>
      <text:p text:style-name="P1"><text:span text:style-name="T1">陳真</text:span><text:s/>  |  2016.01.21 19:59   |   <text:a xlink:type="simple" xlink:href="http://palinfo.habago.org/Entry?Command=Information_PrintForum&amp;iPage=289#FORUM34173"><text:span text:style-name="T2">#</text:span></text:a></text:p>
      <text:p text:style-name="P2">你的類比並不恰當。<text:span text:style-name="T3"><text:line-break/><text:line-break/></text:span>第一，美軍哪會在乎你平民或軍人。美軍向來的作風是：寧可錯殺一千，絕不放過一個。比方說一個所謂恐怖份子，逃入一棟平民百姓居住的大樓，美軍就會把那棟大樓轟個稀巴爛。美軍並沒有所謂<text:span text:style-name="T3"><text:s/>”</text:span>誤炸<text:span text:style-name="T3">“” </text:span>這一回事，他根本不把人當人看，但你卻講得好像美軍很無辜吃了什麼啞巴虧似的。<text:span text:style-name="T3"><text:line-break/><text:line-break/></text:span>即便是舉世景仰的<text:span text:style-name="T3">MSF(</text:span>無國界醫師組織<text:span text:style-name="T3">)</text:span>，美軍照樣把你整座醫院夷為平地<text:span text:style-name="T3">;</text:span>醫生、護士和病人全幹掉，老弱婦孺一個也不放過，全程轟炸一小時，殺害一百多人。為什麼這麼狠？因為病人裡頭<text:span text:style-name="T3"><text:s/>“</text:span>可能<text:span text:style-name="T3">” </text:span>有一個恐怖份子。<text:span text:style-name="T3"><text:line-break/><text:line-break/></text:span>第二，指控應該指控那個大的、強的、橫行無阻為所欲為大肆侵略傷害人的，指控其普遍行為，而不是指控一個弱到爆的、任人宰割的可憐蟲海珊的單一性自保作為。<text:span text:style-name="T3"><text:line-break/><text:line-break/></text:span>人肉盾牌基本上有兩種，一種是自願的，為了保護弱勢平民或水廠電廠等重要民生設施，例如若雪及湯姆亨道爾等等，便是人肉盾牌，自願以肉身抵擋砲火。<text:span text:style-name="T3"><text:line-break/><text:line-break/></text:span>另一種人肉盾牌則是強迫的。海珊也許曾經把幾個西方人安置在重要軍事基地，希望美軍侵略轟炸時能投鼠忌器而手下留情。這樣一種罪行，跟美國的換帖兄弟<text:span text:style-name="T3">--</text:span>以色列幾乎是系統性地抓巴勒斯坦人來擋子彈的暴行能相提並論嗎？以色列甚至抓巴勒斯坦青少年及兒童來擋子彈。<text:span text:style-name="T3"><text:line-break/><text:line-break/></text:span>從以上這兩個問題可以看得出來，你其實並不了解這一切。不了解沒關係，但是不了解的狀況下卻又正義高調地以此來類比，這裡頭其實有著一種道德上的不一致。簡單說白了吧，看得出來你好像很反綠，我也是，我對綠油油的人事物堵爛厭惡到爆，非常鄙視，原因無它，因為這是一個無恥下流敗德的惡勢力。但你的反綠，事實上我不知道究竟是基於什麼，我看不出來內在究竟是基於什麼樣的道德價值。<text:span text:style-name="T3"><text:line-break/><text:line-break/></text:span>概念是一種家族，一種集合，若喜歡其一，往往也意味著喜歡其整個所屬家族的氣味。反之亦然，厭惡某種人事物者，對其所屬世界的氣味必也同樣厭惡徹底。<text:span text:style-name="T3"><text:line-break/><text:line-break/></text:span>記得曾經有人跟我說她很喜歡龍什麼台的文字，但卻又說她也很喜歡我寫的東西，害我聽了當場很想問候她爸爸。為什麼人家喜歡你而你卻要問候倫家的爸爸？原因無它。原因是，我怎麼會跟龍什麼台成為同一國呢？她若是那光，我必是那黑暗，總之兩者的氣味恰恰站在世界的對立面。我不相信一個人可以同時喜歡兩種對立的世界。<text:span text:style-name="T3"><text:line-break/><text:line-break/></text:span>至於周子瑜的事件，我慢慢有了一點比較深入的了解，我確信這是一樁全然刻意的政治操作。至於周小妹究竟有無意識到自己成為一種選舉與政治操作的工具，我無從判斷。<text:span text:style-name="T3"><text:line-break/><text:line-break/></text:span>我相信，那樣一種彷彿人質被歹徒強迫念稿的影片一出，連我當下都會覺得堵爛，更不用說一般不是那麼反綠的人，想必因此成功幹掉國民黨說不定上百萬張選票。<text:span text:style-name="T3"><text:line-break/><text:line-break/></text:span>我常不解，為何這年頭乾乾淨淨的好人好國好黨總是被抹黑得滿身污穢，好像一個個笨得完全沒有一絲招架之力似的。相反地，那些醜陋邪惡到爆的人渣爛黨邪惡恐怖帝國，卻一個個在眾人心目中美麗偉大得像天使，而且個個靈巧萬變，非常厲害，整個地球輕易就能玩弄於股掌之間。但是，好人好黨好國卻笨得甚至常常會拿石頭砸自己的腳。<text:span text:style-name="T3"><text:line-break/><text:line-break/></text:span>雖說不解，其實我是了解的，這沒什麼好奇怪，這其實恰恰就在於兩者各自的好壞自身，等於是套套邏輯，好壞就正顯現其自身在這一切行為上。難道你能想像一個奸詐狡猾擅於操弄擅於鑽營的好人？難道你能想像一個質樸真誠心思單純良善的人渣？<text:span text:style-name="T3"><text:line-break/><text:line-break/></text:span>簡單說，正因為前者就是這麼<text:span text:style-name="T3">“”</text:span>笨<text:span text:style-name="T3">“” </text:span>而顯出其善其美，而後者之邪門齷齪無恥，同樣也正顯現在其永無止盡的卑劣行徑中。這也難怪北島有詩云：卑鄙是卑鄙者的通行證，高貴是高貴者的墓誌銘。</text:p>
      <text:p text:style-name="P4"/>
      <text:p text:style-name="P1">Kevin Yu   |  2016.01.21 16:26   |   <text:a xlink:type="simple" xlink:href="http://palinfo.habago.org/Entry?Command=Information_PrintForum&amp;iPage=290#FORUM34172"><text:span text:style-name="T2">#</text:span></text:a></text:p>
      <text:p text:style-name="P2">陳真先生<text:span text:style-name="T3">:<text:line-break/><text:line-break/></text:span>我私下稱周小妹是<text:span text:style-name="T3">"</text:span>最美的人肉盾牌<text:span text:style-name="T3">" </text:span>因為海珊在波斯灣與伊拉克戰爭中都把無辜百姓抓來軍事基地附近<text:span text:style-name="T3"><text:s/></text:span>等著被美軍炸死<text:span text:style-name="T3"><text:s/></text:span>或著故意把裝甲車開到民宅與清真寺<text:span text:style-name="T3"><text:s/></text:span>希望美軍轟炸民宅與清真寺以此引發同仇敵愾的氣氛<text:span text:style-name="T3"><text:line-break/><text:line-break/></text:span>周小妹也是故意吹捧她<text:span text:style-name="T3"><text:s/></text:span>好讓她莫名其妙<text:span text:style-name="T3"><text:s/></text:span>無辜的被對岸民粹怒潮淹沒<text:span text:style-name="T3"><text:s/></text:span>以此塑造大陸打壓的印象<text:span text:style-name="T3"><text:s/></text:span>跟海珊犧牲民眾一樣把她當成人肉盾牌<text:span text:style-name="T3"><text:s/></text:span>這真是卑劣無恥<text:span text:style-name="T3"><text:line-break/><text:line-break/></text:span>說實話<text:span text:style-name="T3"><text:s/></text:span>台灣最多也只剩下八到九年的時間了<text:span text:style-name="T3">,</text:span>這八到九年不與對岸解除敵對狀態<text:span text:style-name="T3"><text:s/></text:span>等著就是最終決戰與台灣的淪亡</text:p>
      <text:p text:style-name="P1"><text:span text:style-name="T1">陳真</text:span><text:s/>  |  2016.01.20 01:21   |   <text:a xlink:type="simple" xlink:href="http://palinfo.habago.org/Entry?Command=Information_PrintForum&amp;iPage=290#FORUM34171"><text:span text:style-name="T2">#</text:span></text:a></text:p>
      <text:p text:style-name="P5">Forbidden Colours<text:line-break/><text:line-break/>composed by Sakamoto Ryuuichi<text:line-break/><text:line-break/>lyrics by David Sylvian<text:line-break/><text:line-break/>The wounds on your hands never seem to heal<text:line-break/>I thought all I needed was to believe<text:line-break/><text:line-break/>Here am i, a lifetime away from you<text:line-break/>The blood of christ, or the beat of my heart<text:line-break/>My love wears forbidden colours<text:line-break/>My life believes<text:line-break/><text:line-break/>Senseless years thunder by<text:line-break/>Millions are willing to give their lives for you<text:line-break/>Does nothing live on? <text:line-break/><text:line-break/>Learning to cope with feelings aroused in me<text:line-break/>My hands in the soil, buried inside of myself<text:line-break/>My love wears forbidden colours<text:line-break/>My life believes in you once again<text:line-break/><text:line-break/>I'll go walking in circles<text:line-break/>While doubting the very ground beneath me<text:line-break/>Trying to show unquestioning faith in everything<text:line-break/>Here am i, a lifetime away from you<text:line-break/>The blood of christ, or a change of heart<text:line-break/><text:line-break/>My love wears forbidden colours<text:line-break/>My life believes<text:line-break/>My love wears forbidden colours<text:line-break/>My life believes in you once again<text:line-break/><text:line-break/><text:span text:style-name="T1">祢手上的傷</text:span><text:line-break/><text:span text:style-name="T1">從未痊癒</text:span><text:line-break/><text:span text:style-name="T1">我曾以為</text:span><text:line-break/><text:span text:style-name="T1">我所需要的一切</text:span><text:line-break/><text:span text:style-name="T1">就是相信</text:span><text:line-break/><text:line-break/><text:span text:style-name="T1">隻身在此</text:span><text:line-break/><text:span text:style-name="T1">與祢一世之遙</text:span><text:line-break/><text:span text:style-name="T1">基督的鮮血</text:span><text:line-break/><text:span text:style-name="T1">抑或我心悸動</text:span><text:line-break/><text:line-break/><text:span text:style-name="T1">我的愛</text:span><text:line-break/><text:span text:style-name="T1">沾染禁忌的顏色</text:span><text:line-break/><text:span text:style-name="T1">我因信而生</text:span><text:line-break/><text:line-break/><text:span text:style-name="T1">虛空歲月倏忽即過</text:span><text:line-break/><text:span text:style-name="T1">浩瀚眾生</text:span><text:line-break/><text:span text:style-name="T1">為祢獻上生命</text:span><text:line-break/><text:span text:style-name="T1">難道一切盡皆徒勞？</text:span><text:line-break/><text:line-break/><text:span text:style-name="T1">我學著面對內心澎湃</text:span><text:line-break/><text:span text:style-name="T1">雙手深埋塵土</text:span><text:line-break/><text:span text:style-name="T1">自葬其中</text:span><text:line-break/><text:span text:style-name="T1">我的愛</text:span><text:line-break/><text:span text:style-name="T1">沾染禁忌的顏色</text:span><text:line-break/><text:span text:style-name="T1">我的生命再次信服於祢</text:span><text:line-break/><text:line-break/><text:span text:style-name="T1">懷疑地上基石</text:span><text:line-break/><text:span text:style-name="T1">我將原地空轉</text:span><text:line-break/><text:span text:style-name="T1">試著展現一切事物</text:span><text:line-break/><text:span text:style-name="T1">毋庸置疑的信任</text:span><text:line-break/><text:span text:style-name="T1">隻身在此</text:span><text:line-break/><text:span text:style-name="T1">與祢一世之遙</text:span><text:line-break/><text:span text:style-name="T1">基督的鮮血</text:span><text:line-break/><text:span text:style-name="T1">抑或我心已非昔比</text:span><text:line-break/><text:line-break/><text:span text:style-name="T1">我的愛</text:span><text:line-break/><text:span text:style-name="T1">沾染禁忌的顏色</text:span><text:line-break/><text:span text:style-name="T1">我因信而生</text:span><text:line-break/><text:span text:style-name="T1">我的愛</text:span><text:line-break/><text:span text:style-name="T1">沾染禁忌的顏色</text:span><text:line-break/><text:span text:style-name="T1">我的生命</text:span><text:line-break/><text:span text:style-name="T1">再次信服</text:span><text:line-break/><text:line-break/><text:span text:style-name="T1">這是我的翻譯，翻得好不好無所謂。這是大島渚的電影</text:span><text:s/>"Merry Christmas, Mr. Lawrence" (<text:span text:style-name="T1">台譯俘虜</text:span>)<text:span text:style-name="T1">的配樂，坂本龍一作的曲。與其說主角是個視死如歸的英雄，不如說他非如此不足以贖罪，無從救贖。</text:span><text:line-break/><text:line-break/><text:span text:style-name="T1">這是我這一生看過最多次的一部電影，超過一百次，而且大多是在電影院看的。那年我才</text:span>20<text:span text:style-name="T1">歲，已經是個彷彿沒有明天的亡命份子。</text:span><text:line-break/><text:line-break/><text:span text:style-name="T1">世上知音難尋。一個人，之所以會對某一種人事物如此瘋狂，也許是因為他找到了同類。</text:span><text:line-break/><text:line-break/>https://www.youtube.com/watch?v=4B2INEPJp8E<text:line-break/><text:line-break/>https://www.youtube.com/watch?v=zibyfoX4wFg<text:line-break/><text:line-break/>https://www.youtube.com/watch?v=UvZsBsi40dg<text:line-break/><text:line-break/>https://www.youtube.com/watch?v=GLCDOTcaASE</text:p>
      <text:p text:style-name="P1"><text:span text:style-name="T1">陳真</text:span><text:s/>  |  2016.01.20 00:03   |   <text:a xlink:type="simple" xlink:href="http://palinfo.habago.org/Entry?Command=Information_PrintForum&amp;iPage=290#FORUM34170"><text:span text:style-name="T2">#</text:span></text:a></text:p>
      <text:p text:style-name="P2">數學裏頭有個概念叫集合<text:span text:style-name="T3"><text:s/>(set)</text:span>，特別有趣；小時候不明白為啥這東西是一種數學，乃至是數學的基礎，長大後才略知一二。哲學上也有大量相關討論，例如各種所謂悖論<text:span text:style-name="T3"><text:s/>(paradox)</text:span>，甚至號稱動搖了數學的基礎，使數學陷入存在的危機。維根斯坦與羅素，兩人在哲學思想上最大的不同，便與此<text:span text:style-name="T3"><text:s/>"</text:span>危機<text:span text:style-name="T3">" </text:span>有關。<text:span text:style-name="T3"><text:line-break/><text:line-break/>"</text:span>集合<text:span text:style-name="T3">" </text:span>有點類似<text:span text:style-name="T3"><text:s/>case and caseness</text:span>。<text:span text:style-name="T3">caseness</text:span>就是使得<text:span text:style-name="T3">case</text:span>成為<text:span text:style-name="T3">case</text:span>的那個東西；就像<text:span text:style-name="T3"><text:s/>category(</text:span>範疇<text:span text:style-name="T3">)</text:span>，這個範疇的<text:span text:style-name="T3"><text:s/>"</text:span>語言<text:span text:style-name="T3">" </text:span>跟那個範疇的<text:span text:style-name="T3"><text:s/>"</text:span>語言<text:span text:style-name="T3">"</text:span>，乍聽類似，實則可能相去甚遠，甚至南轅北轍。<text:span text:style-name="T3"><text:line-break/><text:line-break/></text:span>十年寒窗，特別懷念第一年的啟蒙時期，艱辛而愉悅；每星期寫一篇一千字小論文，每星期報告一次，老師會像蘇格拉底那樣，從你的思考中問你一些有的沒的，問到你啞口無言、難以自圓其說為止。這些有的沒的，與其說是一些你所不曾思索的問題<text:span text:style-name="T3"><text:s/>"</text:span>內涵<text:span text:style-name="T3">"</text:span>，倒不如說是一種你所不曾如此思索的問題<text:span text:style-name="T3"><text:s/>"</text:span>形式<text:span text:style-name="T3">" </text:span>或發問方式，例如我常講的一個例子：<text:span text:style-name="T3"><text:s/>"</text:span>如果哪天你交了個外星球來的朋友，他從未看過狗，你如何讓他掌握<text:span text:style-name="T3"><text:s/>'</text:span>狗<text:span text:style-name="T3">' </text:span>這個概念<text:span text:style-name="T3">?"</text:span>。<text:span text:style-name="T3"><text:line-break/><text:line-break/></text:span>掌握一個概念，就如同掌握一個<text:span text:style-name="T3"><text:s/>"</text:span>集合<text:span text:style-name="T3">"</text:span>，你不需要去認識集合裏頭無數的<text:span text:style-name="T3"><text:s/>"</text:span>元素<text:span text:style-name="T3">" (</text:span>或說<text:span text:style-name="T3">case)</text:span>；你只要掌握集合之所以聚集成一個類別的那個<text:span text:style-name="T3"><text:s/>"</text:span>標準<text:span text:style-name="T3">"</text:span>，你就掌握了整個集合。這個標準，你可以說它就是一種<text:span text:style-name="T3">caseness</text:span>。<text:span text:style-name="T3"><text:line-break/><text:line-break/></text:span>比方說一條香蕉，一塊黃金，一顆蘋果，一塊豆腐，哪些東西會成為同志，理應編派到同一國，當然不一定，這得看你打算依據什麼樣的標準來進行分類。依顏色，香蕉和黃金理應同一國；若依水果性質，香蕉和蘋果自然得手拉手成為同志；依軟硬度，香蕉必須跟豆腐認親。這麼簡單的道理誰不會？大家都會。但是，再怎麼艱難的概念體系，它的基礎定理卻往往極其簡單。<text:span text:style-name="T3"><text:line-break/><text:line-break/></text:span>記得那時還有一題是這樣問的：<text:span text:style-name="T3">"</text:span>你有沒有可能派給心靈<text:span text:style-name="T3"><text:s/>(mind)</text:span>一個正面表列<text:span text:style-name="T3"><text:s/>(positive) </text:span>的描述方式？<text:span text:style-name="T3">" </text:span>所謂<text:span text:style-name="T3"><text:s/>"</text:span>正面<text:span text:style-name="T3">"</text:span>，比方說剛才那個外星人，你想教他認識狗這東西，那你有沒有可能列出各種有關狗的特質，一旦他一一掌握了這些特質<text:span text:style-name="T3"><text:s/>(</text:span>比方說身體毛毛的，有一條尾巴會搖來搖去，四隻腳，聞到屎尿會很開心<text:span text:style-name="T3">...</text:span>等等等<text:span text:style-name="T3">)</text:span>，以後這外星人在街上走著，就能據此判斷哪些是狗，哪些不是狗。可是，萬一他遇到一隻斷了腿或是掉光毛的狗，很可能就會認不出來；當然，當他來到動物園，也許會誤以為獅子是條狗。似乎不管你如何定義，如何正面表列，你永遠也抓不準哪怕只是一條<text:span text:style-name="T3"><text:s/>"</text:span>狗<text:span text:style-name="T3">" </text:span>的概念，遑論其它更為複雜與抽象的人事物。<text:span text:style-name="T3"><text:line-break/><text:line-break/></text:span>這些問題當然沒有任何標準答案，重點是如何思索，而不是答案，因為它根本沒有答案。<text:span text:style-name="T3"><text:line-break/><text:line-break/></text:span>有人問蕭伯納，如果哪天你重返校園當學生，你會有什麼感想？蕭伯納說，那就好像問一個逃犯，如果哪天你重返監獄將會有何感想。我對台灣<text:span text:style-name="T3"><text:s/>"</text:span>教育<text:span text:style-name="T3">" </text:span>的感受恐怕也是如此：智能的刑求，心靈的毀損，令人窒息；一些蠢到爆的東西，你卻得努力降低智能去迎合它，就像硬吞垃圾當食物一樣，硬把一些蠢到爆的東西給塞入腦子裏；沒有任何思索、任何想像，只有一個個彷彿毋庸置疑的結論。<text:span text:style-name="T3"><text:line-break/><text:line-break/></text:span>直到飄洋過海，似乎才第一次感受到什麼是教育。回國後，自行寫了一套足以教上一兩年<text:span text:style-name="T3"><text:s/>(</text:span>保證絕不含任何特定思想<text:span text:style-name="T3">) </text:span>的思想教材，原本想利用與年輕住院醫師接觸的教學機會，藉著魔鬼訓練般的思考、研究與寫作，希望能帶來一點點氧氣，無奈事與願違。我並不是想教給人們任何知識<text:span text:style-name="T3"><text:s/>(</text:span>知識方面，你都長這麼大了，自己看書難道看不懂？<text:span text:style-name="T3">)</text:span>，而是希望人們能或多或少學著想事情，然後你或許才有可能面對各式各樣的知識或資訊。不過，這種課程當然沒什麼用，它沒法迅速幫你考取專科醫師執照，也沒法幫你在各種考試中拿高分。題外話。<text:span text:style-name="T3"><text:line-break/><text:line-break/></text:span>話說集合，簡單說，並非黃黃的都是黃金。黃黃的也可能是大便。在顏色底下，兩者或能同屬一類，但在其它標準下，大便是大便，黃金是黃金，歸不到一塊兒。兩者同志與否，得看你憑著哪把尺。<text:span text:style-name="T3"><text:line-break/><text:line-break/></text:span>巴西大主教卡麥拉（<text:span text:style-name="T3">Dom Helder Camara</text:span>）有這麼一句名言：「當我把食物給窮人，他們說我是聖徒。當我問窮人為何沒飯吃，他們說我是共產黨。」同理，當你因為真的、善的、美的而反國民黨，他們說你是聖徒，是烈士，是人格者；當你同樣因為真的、善的、美的而反綠油油的東西時，他們卻說你是叛徒、歹徒。這其實不令人意外，因為倚重的標準不同，所屬的世界自然也就不一樣。你們也許曾經雞兔同籠，共負一軛，但慢慢地發現彼此著重的標準不同，關注不一樣的東西。對許多人來說，權力與利益第一，其它只是奪取權力與利益的手段，但是對另外一些人來說，他或有他魂縈夢繫的渴望。<text:span text:style-name="T3"><text:line-break/><text:line-break/></text:span>比較不可思議的是有這麼一些人，為數眾多，幾乎佔了絕大多數，他們對顏色忠心耿耿，只要顏色對了，不管如何為非作歹，一概無所謂，照樣捧為神，美化成仙；若顏色不對，那你就是萬惡不赦的敵人，白白布都能把你染到黑。<text:span text:style-name="T3"><text:line-break/><text:line-break/></text:span>人們很容易因為某些表面上的相似性而走到一塊兒，但最後讓彼此真正成為一家人而不再分離的，終究是某種難以抹滅的價值、氣味與情感。</text:p>
      <text:p text:style-name="P1">Doreamon   |  2016.01.19 14:44   |   <text:a xlink:type="simple" xlink:href="http://palinfo.habago.org/Entry?Command=Information_PrintForum&amp;iPage=290#FORUM34169"><text:span text:style-name="T2">#</text:span></text:a></text:p>
      <text:p text:style-name="P3">我們大陸人，對周小平的評價都很爛。他寫得東西，細究起來硬傷很多，其實沒有必要太認真。他算是一個有留學背景的<text:span text:style-name="T3">80</text:span>後五毛吧。<text:span text:style-name="T3"><text:line-break/><text:line-break/></text:span>其實，中國大陸一點都不怕台獨。就算我們讓台灣搞法理台獨，台獨公投過了又怎麼樣？現實情況下，會一個國家敢承認台灣國麼<text:span text:style-name="T3">?</text:span>可能連北塞浦路斯土耳其共和國的境遇都不如。<text:span text:style-name="T3"><text:line-break/><text:line-break/></text:span>台獨存廢，本來就是美日帝國主義和中華民族主義的一場較量。不僅在經濟軍事更是在政治意識形態的一種較量。現在武統有什麼好？一幫子台灣香港人根本認識不到其崛起只是歷史的偶然，其衰落是歷史的必然，只會把自己的衰亡責怪在中國統治身上。<text:span text:style-name="T3"><text:line-break/><text:line-break/></text:span>俾斯麥說過，國家是時間河流上的航船。時間站在中國一邊，我們一點都不著急。<text:span text:style-name="T3"><text:line-break/><text:line-break/></text:span>美國歐洲所代表的西方文明正經歷其生死劫。西方右翼學者、中國親西方海外民運人士、和中國內部親西方的學者，都共同意識到了西方面臨的重大危機。中國只要守好自己的本，靜觀其變就可以了。<text:span text:style-name="T3"><text:line-break/><text:line-break/></text:span>美國自由資本主義和歐洲民主社會主義的全面衰落，會使台灣喪失所有物質和精神上的對抗力量。<text:span text:style-name="T3"><text:line-break/><text:line-break/></text:span>西方眼睜睜看著末日降臨<text:span text:style-name="T3">Interview with Mark Steyn, Author of America Alone: The End of the World as We Know It<text:line-break/>http://www.youtube.com/watch?v=VuRZn3GK2tM<text:line-break/><text:line-break/></text:span>殷罡：伊斯蘭國的興起與世界秩序<text:span text:style-name="T3"><text:line-break/>http://www.youtube.com/watch?v=1cI7Qad_2fI<text:line-break/><text:line-break/></text:span>何清漣：巴黎恐襲，歐盟大同夢碎<text:span text:style-name="T3"><text:line-break/>http://www.ntdtv.com/xtr/b5/2015/11/24/a1237616.html<text:line-break/><text:line-break/></text:span>何清漣：<text:span text:style-name="T3">ISIS</text:span>的意識形態之魅<text:span text:style-name="T3"><text:line-break/>http://www.ntdtv.com/xtr/b5/2015/11/29/a1238669.html<text:line-break/><text:line-break/>ISIS</text:span>與歐洲穆斯林化對中國人的影響<text:span text:style-name="T3"><text:line-break/>http://b5.secretchina.com/news/15/11/26/593289.html</text:span></text:p>
      <text:p text:style-name="P1">locust   |  2016.01.19 08:36   |   <text:a xlink:type="simple" xlink:href="http://palinfo.habago.org/Entry?Command=Information_PrintForum&amp;iPage=290#FORUM34168"><text:span text:style-name="T2">#</text:span></text:a></text:p>
      <text:p text:style-name="P2">周小平是大陆的一个还不到<text:span text:style-name="T3">30</text:span>岁网络写手，有一定文字功底，经常搞些似是而非的所谓的心灵鸡汤。有很少一部分支持者，但是更多的人反感甚至讨厌他，大陆网友都戏称他是<text:span text:style-name="T3">”</text:span>周带鱼<text:span text:style-name="T3">“</text:span>。他的话请陈真医师看看一笑了之，不会有多少内涵的。</text:p>
      <text:p text:style-name="P1"><text:span text:style-name="T1">陳真</text:span><text:s/>  |  2016.01.19 03:39   |   <text:a xlink:type="simple" xlink:href="http://palinfo.habago.org/Entry?Command=Information_PrintForum&amp;iPage=290#FORUM34167"><text:span text:style-name="T2">#</text:span></text:a></text:p>
      <text:p text:style-name="P3">我不知道誰是周小平，無意冒犯。<text:span text:style-name="T3"><text:line-break/><text:line-break/></text:span>文章講對了許多事，但表面上的對錯，也許意義不大，字裏行間的氣味才是重點。以這文章做為一個範例，或許你能想像，兩岸統一其實是沒有多大困難的，因為兩邊人民的文化水平差不多，而且自我滿意度都相當高。<text:span text:style-name="T3"><text:line-break/><text:line-break/></text:span>我是嚮往祖國的，但不曾嚮往文中所提的那一連串偉大技術。我所嚮往的東西，在台灣早已屍骨無存，連個影子也沒有；在對岸倒還勉強有跡可循，但卻日益消亡，有時真不知道哪裏才是家。<text:span text:style-name="T3"><text:line-break/><text:line-break/></text:span>一個人，考試考一百分，出國比賽得獎，或是銀行存款比別人後面多了三個零，並不會因此使他像個<text:span text:style-name="T3"><text:s/>"</text:span>人<text:span text:style-name="T3">"</text:span>。人如此，國家亦然。一個人的尊嚴與自信如果建立在這樣一些量化成份上，意味著他仍然還不知道人之何以為人，國何以為國。</text:p>
      <text:p text:style-name="P1"><text:span text:style-name="T1">之光</text:span><text:s/>  |  2016.01.19 01:37   |   <text:a xlink:type="simple" xlink:href="http://palinfo.habago.org/Entry?Command=Information_PrintForum&amp;iPage=290#FORUM34166"><text:span text:style-name="T2">#</text:span></text:a></text:p>
      <text:p text:style-name="P2">輸入簡體字<text:span text:style-name="T3">,</text:span>點下面繁體字按鈕進行在線轉換《臺灣，好自為之》<text:span text:style-name="T3"> <text:line-break/><text:line-break/></text:span>　　<text:span text:style-name="T3">——</text:span>周小平寫給臺灣的壹封信<text:span text:style-name="T3"> <text:line-break/><text:line-break/></text:span>　　很久以來壹直想給臺灣的朋友們寫封信，但壹直沒有合適的時機。適逢島內<text:span text:style-name="T3">“</text:span>獨派<text:span text:style-name="T3">”</text:span>蔡英文當選，索性借此契機提筆寫點心裏話。<text:span text:style-name="T3"> <text:line-break/><text:line-break/></text:span>　　兩月前我帶團到韓國國會及青年會議所與李議長和權會長交流甚歡，我們雙方還約定了回訪，計劃展開更多交流活動。回國後我便有打算與臺灣地區同胞展開壹些類似的交流，但隨後就有臺灣的朋友告訴我說：<text:span text:style-name="T3">“</text:span>最好暫時不要到臺灣來，<text:span text:style-name="T3">”“</text:span>如果妳周小平來臺灣立委的話，估計會有人組織綠營去包圍大樓。<text:span text:style-name="T3">”</text:span>聞此言，再聯想到此前國臺辦主任到臺被潑油漆壹事，我內心不禁哀傷，為何我們本是手足同胞，如今往來互信竟不如外人。事情怎麽會變成這樣？<text:span text:style-name="T3"> <text:line-break/><text:line-break/></text:span>　　我不知道臺灣的教材如何教育妳們的，但大陸的教材從很早的時候就開始教育我們說：海的那壹邊是臺灣同胞，我們血濃於水、骨肉相連，寶島臺灣風景優美，人傑地靈<text:span text:style-name="T3">……</text:span>所以我們對妳們總是充滿著友好的期待和幻想。直到有壹天，當我們可以從校園網絡登陸推特和<text:span text:style-name="T3">FB</text:span>之後，才驚訝地發現，妳們居然稱呼我們為：<text:span text:style-name="T3">“</text:span>蝗蟲、垃圾、敗類、強國暴民、低素質群體、地溝油壹族、吃不起茶葉蛋、上廁所不關門等等等等<text:span text:style-name="T3">…”</text:span>在這樣的壹片汙言詆毀聲之中，妳們居然還有臉說大陸人沒文化沒教養，而只有臺灣才繼承了中國優秀傳統文化？對此，我實在是深感無語，妳們真的確定這樣辱罵血肉同胞是中華文化的傳統美德嗎？<text:span text:style-name="T3"> <text:line-break/><text:line-break/></text:span>　　大陸曾經比較窮，臺灣曾經比較富有。可現在大陸比較富有，而臺灣經濟已經十幾年停滯不前了。然而不管是大陸貧窮還是富有的時候，我們都未曾用汙言穢語來詆毀過妳們，反而是妳們壹直都沒有對我們友善過。我們窮時，妳們嘲笑我們低素質、貧窮落後，我們富有時，妳們又說我們是可怕的強國人、富而不貴。我不明白妳們這樣做到底有什麽意義，但妳們可以放心，無論未來局勢如何變化我們大陸人都不會對妳們反唇相譏。因為我們懂得美之所在，雖汙辱，世不能賤；惡之所在，雖高隆，世不能貴的道理。因此我們只會不斷做好自己，不斷完善自身，正身直行，眾邪自息。反倒是妳們則真的應該好好想想了，目妄視則淫，耳妄聽則惑，口妄言則亂。<text:span text:style-name="T3"><text:s/></text:span>妳們逞口舌之快並不能把我們怎麽樣，反而只會阻礙了妳們自己的視野和心胸，它只會使得妳們變得狂妄淺薄、坐井觀天。<text:span text:style-name="T3"> <text:line-break/><text:line-break/></text:span>　　因為有了網絡，所以我們看到了許許多多妳們所謂<text:span text:style-name="T3">“</text:span>不喜歡大陸<text:span text:style-name="T3">”</text:span>的理由，而這些理由卻又是如此牽強可笑，如此地沒有文化。我真不知道常常自詡中國傳統文化繼承人的妳們，到底有什麽自信和臉面說出這些話來。<text:span text:style-name="T3"> <text:line-break/><text:line-break/></text:span>　　妳們臺灣的龍應臺說：<text:span text:style-name="T3">“</text:span>我不在乎大國掘起，只在乎小民尊嚴<text:span text:style-name="T3">”</text:span>，這樣幼稚的話居然贏得了妳們的壹片喝彩之聲。然而自古以來弱邦均是被虎狼分食，民不聊生，小民又何來尊嚴可言？換句話說，要想有小民尊嚴，就必須要先有大國掘起。當海外發生戰爭，大陸軍艦有能力去接回自己的僑胞時，妳們臺灣地區的領導人在幹嘛呢？當美國長期迫使妳們花高價去買過時軍火，敲骨吸髓地卷走妳們的財富時，除了大陸幫著妳們制裁美國企業之外，妳們有能力拒絕嗎？沒有！妳們只能順從地躺在地上任其宰割。孱弱無能至此，還談何尊嚴？其實如果不是這些年大陸不斷給予妳們經濟和政策上的扶持，妳們島內那不斷衰弱的產業根本就無法養活妳們島上的人口，更別提維持較為體面的生活了。大陸做了這麽多事，並沒有四處宣揚，因為我們根本就不想圖妳們回報什麽，只是希望能以文化人、以情動人、以德服人。古有訓：施恩圖報非君子，恩將仇報是小人。我們做到了，妳們做到了嗎？<text:span text:style-name="T3"><text:line-break/><text:line-break/></text:span>　　妳們臺灣如今時常挖苦說我們大陸工廠太多有汙染，可妳們難道就沒有想過我們大陸為什麽要修建這麽多工廠嗎？當年我們中國工廠少，工業落後，最後的結果就是慘遭百年的入侵和戰亂，民不聊生，所以我們決定要自力更生，工學救國。乞火不若取燧，寄汲不若鑿井。當我們在取燧時，妳們可以嘲笑我們有煙霾，我們鑿井時妳們也可以譏諷我們破壞自然。然而我們這樣做了之後，卻可以從此不再乞火乞水，不再乞討求生，不再受制於人，我們從此才真正有了追求自由的底牌和實力！而妳們呢？妳們除了乞求還剩下些什麽？大陸這些年為了幫扶妳們的經濟，甚至要求海南種水果的農戶讓妳們臺灣的果商先賣，等妳們賣完了，我們再賣。我們大陸的工廠、漁業資源以極大的優惠政策讓妳們經營。我們有這些資本對待妳們，不是我們大陸人傻，而是我們有這個資本，我們的背後有足夠強大的工業體系和產業積累來讓我們這樣優待和幫扶妳們。所以請妳們學會尊重那些真正幫助妳的人，知恩不報者尚可恕，而恩將仇報者應恥之。<text:span text:style-name="T3"> <text:line-break/><text:line-break/></text:span>　　每當和臺灣網民聊起統壹話題，妳們嘴裏的謠言就如同滔滔江水連綿不絕。說什麽壹但統壹臺灣的技術就會被大陸偷走！拜托妳們何時才能夠清醒壹點？大陸會偷走臺灣的技術？別搞笑了好嗎？臺灣如今到底還有什麽技術值得大陸來<text:span text:style-name="T3">“</text:span>偷<text:span text:style-name="T3">”</text:span>？聯合國統計的<text:span text:style-name="T3">500</text:span>多個工業門類，全世界唯壹只有大陸擁有完整的體系。大陸有神舟、天宮、嫦娥、蛟龍、高鐵、大飛機、殲<text:span text:style-name="T3">20</text:span>、殲<text:span text:style-name="T3">15</text:span>，有量子通訊、天河計算機、<text:span text:style-name="T3">1.5</text:span>公裏直徑的天文望遠鏡、在建強子對撞機、可控核聚變全超導實驗反應堆，我們有在國際市場上贏得口碑和銷量的海爾、長虹、聯想、華為、中信，重工我們有中聯、三壹、振華，就連美國的港口也全都壹排排全是振華設備，我們有幾十種領域的技術對美國實施高科技禁運和封鎖，妳們有什麽？僅僅壹個華為公司，就足以甩開妳們整個電子產業<text:span text:style-name="T3">N</text:span>條街了。大陸不擔心妳們偷走大陸的技術，妳們反而還以小人之心度君子之腹。我們不擔心妳們偷走技術，是因為我們打心裏還把妳們當血肉同胞，慈父之愛子，非為報也！而妳們呢？妳們比我們技術好的時候，妳們把我們當賊防，妳們比我們落後了以後又裝鴕鳥視而不見，繼續自我麻醉自我陶醉。妳們這些所作所為，可還存有半點禮義廉恥之心？<text:span text:style-name="T3"> <text:line-break/><text:line-break/></text:span>　　之前通過網絡認識了壹些島內的學生，可當我們在網上交流的時候他們卻都提出了壹些不可思議的想法。他們對我說<text:span text:style-name="T3">“</text:span>周小平，除非大陸肯給我們臺灣壹半的海域經濟區或者讓出壹半的中央席位我們才有可能考慮和大陸和平統壹。<text:span text:style-name="T3">”</text:span>聽完之後我哭笑不得。妳們能不能稍微成熟壹點點？作為中國的壹個省級區域，這些年來中國其它哪個省的發展不如妳們快？妳們的綜合實力又能比得過哪個省？連京津冀、江滬浙、兩湖兩廣都不敢說自己要占中國壹半的海域經濟區或者壹半的中央席位，妳們又憑什麽呢？榮耀和付出往往是對等的，權力和實力也往往是相匹配的。待西施毛嬙而為配，則終身不家矣。妳們到現在都搞不清楚現實情況，還來談什麽條件呢？<text:span text:style-name="T3"> <text:line-break/><text:line-break/></text:span>　　妳們總自誇說臺灣的文化、制度都比大陸好，所以應該臺灣統壹大陸，而不是大陸統壹臺灣。可是壹屋不掃何以掃天下，大陸還是窮得喝不起可樂的時候，妳們就已經是亞洲四小龍了。而今呢？自島內開黨禁迄今近二十年了，妳們快速從亞洲四小龍跌落為亞洲四小蟲，經濟壹蹶不振，十幾年未有寸進，全靠大陸無私支持方才勉強茍延至今。妳們把自己小小的壹個島內都治理成今天這個慘狀，我們怎敢把十三億人的身家性命以及更復雜的<text:span text:style-name="T3">960</text:span>萬平方公裏土地交給妳們去治理？也真虧得妳們能把這種大言不慚的話說出口。古人雲，修身養性齊家治國平天下，妳們做到了哪壹點？妳們何德何能？妳們可有半點證據能證明臺灣的模式比大陸好？恐怕沒有吧。<text:span text:style-name="T3"><text:line-break/><text:line-break/></text:span>　　臺灣發生了食品塑化劑事件，大陸對此的報道全是客觀的，希望臺灣能加強監管，造福百姓。而大陸出現了三聚氰胺事件，妳們的媒體卻只是百般嘲笑挖苦諷刺，說大陸人都喝毒奶粉喝傻了。為了證明大陸人素質比妳們低賤，妳們報道說大陸遊客的小孩站在桌子上撒尿並配以視頻作證，然而後來根據網民查證，站在桌子上撒尿的小孩恰恰是妳們臺灣人，而站出來勸阻的反而才是大陸遊客。妳們如此嘴賤，哪還有壹點仁義禮智信的影子？為了貶低大陸，柯文哲竟然說大陸人上廁所不關門！還有教授說大陸人吃不起茶葉蛋，吃不起方便面！<text:span text:style-name="T3"><text:line-break/><text:line-break/></text:span>　　或許，我們曾經是有過上廁所不關門的時候，是有過吃不起茶葉蛋和方便面的時候。然而那都是我們中國大陸從廢墟中站起來，壹窮二白搞建設的時候。古人雲寧欺白須公，莫欺少年窮，終須有日龍穿鳳，唔信壹世褲穿窿。若是妳們真的有道德，有教養，那麽在面對自己貧窮的同胞時，就應該施以愛心和援手，而不是不斷地嘲笑和挖苦。不學問，無正義，以富利為隆，是俗人者也。而我們大陸雖然曾經窮過，但我們壹直埋頭努力建設自己的國家，幾十年來我們成為了這個世界上經濟增長最快的國家，老百姓脫離貧困人口數量最多的國家，人均壽命增長最快的國家，沒有之壹。我們窮則獨善其身，富則達濟天下。過去貧窮時我們沒有窮兵黷武地勒索妳們，也沒有憤怒地朝妳們發泄過什麽。現在我們富有了，也不並不計較妳們的口舌賤毒，長期默默地給予妳們政治和經濟上的支持。我們做到了中國傳統文化當中最精華的部分，試問妳們做到了嗎？<text:span text:style-name="T3"> <text:line-break/><text:line-break/></text:span>　　妳們說做人要有骨氣、要能不畏強權。可事實上妳們又做到了嗎？中日釣魚島之爭，日本扛不住大陸的壓力節節敗退，然後突然把釣魚島的壹塊漁業區單方面<text:span text:style-name="T3">“</text:span>劃給<text:span text:style-name="T3">”</text:span>臺灣使用。這就是典型地拿臺灣來當盾牌擋刀子。結果妳們島內的地區政府卻毫無廉恥地接受了這個<text:span text:style-name="T3">“</text:span>劃給<text:span text:style-name="T3">”</text:span>，然後樂顛顛地去捕魚，擋在了大陸和日本之間。而後大陸顧及臺灣的顏面和兩岸同胞的感情，沒有進壹步追擊日本。試問到底是什麽讓妳們變得如此低眉順眼侍日寇？到底是什麽讓妳們屢屢做出這種親者痛仇者快的蠢事？妳們壹錯再錯，妳們壹蠢再蠢，卻還自吹自擂說自己<text:span text:style-name="T3">“</text:span>不畏強權<text:span text:style-name="T3">”</text:span>。妳們錯把虎狼當父母，鼠目寸光，卻還自詡自己能獨立思考，天天高呼<text:span text:style-name="T3">“</text:span>反洗腦<text:span text:style-name="T3">”</text:span>。我真心建議妳們去做個全身<text:span text:style-name="T3">CT</text:span>，看看骨質是否早已酥松，再看看腦溝回是否還在。<text:span text:style-name="T3"> <text:line-break/><text:line-break/></text:span>　　蔡英文上臺，上臺前她大肆鼓吹民粹主義，她的那些支持者反火電、反水電、反核電、反服貿、反統壹、反中國文化，甚至她的支持者居然在現場打出了<text:span text:style-name="T3">“</text:span>反對汙染，用愛發電<text:span text:style-name="T3">”</text:span>的牌子，然後贏得了廣泛的贊譽。但很抱歉這些只能證明她要麽是個傻子，要麽就是在騙妳們。因為用愛是發不了電的，臺灣經濟也離不開大陸的貿易支持。她即沒有能力去中國化，也沒有能力擺脫美日對臺的控制和敲骨吸髓般的勒索。我不知道妳們為何如此支持這樣的人選，為何如此迷醉這樣的參政方式。難道幾場煽情的演講就可以變成治國之道嗎？行壹棋不足以見智，彈壹弦不足以見悲。壹個沒有經過幾十年政治從下到上歷練的人，怎麽可能帶給妳們壹個光明的未來？<text:span text:style-name="T3"> <text:line-break/><text:line-break/></text:span>　　記得曾經看過壹個臺灣人譏諷大陸的段子，說大陸人破壞中國傳統文化，比如字體簡化。他說：<text:span text:style-name="T3">“</text:span>漢字簡化後，親（親）親不見，產（產）產不生，鄉（鄉）鄉無郎，愛（愛）愛無心，備（備）備無人，厰（廠）廠空空，麵（面）面無麥，進（進）進不佳，衛（衛）衛無行<text:span text:style-name="T3">…”</text:span>並試圖以此證明大陸人沒有文化，亂改字體。然而這只不過是妳們弄巧成拙，自欺欺人的小聰明罷了，毫無意義。如果按照這種小聰明的邏輯，大陸完全也可以反唇相譏說：<text:span text:style-name="T3">“</text:span>漢字簡化後，黨內無黑，團中有才，國含寶玉，愛因友存，美還是美，善還是善，雖醜無鬼，只不過臺無吉，灣無言。窮不躬，權不佳，車不行田，堅不稱臣。無鹿亦能麗，無巫亦能靈，無水亦能滅，無火亦能勞，無曲亦能禮，無手亦能擊。辦事左右不辛苦，墾荒何必靠豺狼。<text:span text:style-name="T3">”</text:span>然而我們並沒有這樣做，不是我們不懂得反唇相譏，而是我們不屑於此，有大略者不可責以捷巧，有小智者不可任以大功。<text:span text:style-name="T3"> <text:line-break/><text:line-break/></text:span>　　事實上，漢字簡化不僅優美而且易於書寫和辨識，引入西方字母作為漢字拼音又實現了從鍵盤輸入上的與國際接軌，而無需單獨設計中文字根鍵盤。這種與時俱進，實事求是的精神才是正統的中國文化之精髓。而妳們那種抱殘守缺的行為反倒是壹直被中華文明所唾棄的食古不化行徑。<text:span text:style-name="T3"> <text:line-break/><text:line-break/></text:span>　　壹方面妳們說大陸人素質低，然而電信詐騙以臺灣地區為最！臺灣郭冠英曾在網上說目前臺灣有近十萬人以職業電信詐騙大陸人為生，大陸人並沒有因此大肆漫罵臺灣人。而假設大陸有十萬人以職業詐騙臺灣人為生的話，大陸人會被臺灣罵成什麽樣？窺壹斑而知見全豹，陸臺兩岸的人民誰更具備德才與心胸？誰在踐行大足以容眾，德足以懷遠的傳統美德？又是誰在小人常戚戚？<text:span text:style-name="T3"> <text:line-break/><text:line-break/></text:span>　　誠然，也許我們大陸在大的發展方向上做得足夠好，但在某些細節上做得還不是那麽好。我去韓國出訪時，就多次感受到韓國人的禮儀的確比我們做得好，臺灣人的禮儀也更為細致，我們大陸在這些方面做得的確還不夠。但是我們大陸當下所追求的是壹個全中華民族的偉大復興，是重建上國的無上榮耀，是恢復萬邦來朝的鼎盛輝煌。我們要把<text:span text:style-name="T3">500</text:span>多個工業門類的技術全部做到世界最頂尖級，我們要用壹帶壹路挑戰美國獨家壟斷的海上貿易霸權，我們要猛點科技樹用新材料、量子通訊、生物技術、可控核聚變以及量子物理研究來引領下壹輪是世界文明競爭，我們要挖掘中國傳統文化寶庫當中的的豐富營養，並嘗試用它來解決整個世界面臨的新問題。我們的任務如此之重，國情如此之復雜，因此我們必然會在某些領域裏出現壹些問題，某些細節上我們也必然會存在暫時的不足之處。然而逐鹿者，不顧兔也，這種心境，也許妳們永遠不會懂。<text:span text:style-name="T3"> <text:line-break/><text:line-break/></text:span>　　有時真相往往是殘酷的，妳們不要以為大陸似乎整天都在求著臺灣和平統壹似的。我們對妳們的所有妥協和讓步，只不過是因為妳們現在從軍事政治上徹底受制於美日，從文化和教材上被美日控制和洗腦，使得妳們淪為了美日從地緣以及政治文化上制約中國大陸的壹個籌碼，妳們扮演著即讓大陸難受又令祖上蒙羞的不堪角色，所以出於中華民族繼承者的身份，我們才不得已不斷出面替妳們收拾局面而已。如果妳們真的壹意孤行，繼續與我們背道而馳漸行漸遠的話，那麽最終失去最佳和平統壹時機，失去發展和未來的也只能是妳們自己。<text:span text:style-name="T3"><text:line-break/><text:line-break/></text:span>　　其實，鑒於妳們許多智商上的感人之舉，如今許多大陸<text:span text:style-name="T3">90</text:span>後的網民都已經開始滋生出<text:span text:style-name="T3">“</text:span>要島不要人，留下周傑倫<text:span text:style-name="T3">”</text:span>的想法了，因此歷史留給妳們的時間真的不多了。我周小平作為壹個還算保守的，對血濃於水這種說法還懷有感情的<text:span text:style-name="T3">80</text:span>後時政評評人，是真心替妳們著急。千萬別等到走投無路時，再悔不當初。<text:span text:style-name="T3"> <text:line-break/><text:line-break/></text:span>　　忠言逆耳利於行，良藥苦口利於病，言盡於此。臺灣，好自為之吧。<text:span text:style-name="T3"> <text:line-break/><text:line-break/></text:span>　　周小平<text:span text:style-name="T3"> <text:line-break/><text:line-break/></text:span>　　<text:span text:style-name="T3">2016</text:span>年<text:span text:style-name="T3">1</text:span>月<text:span text:style-name="T3">17</text:span>日</text:p>
      <text:p text:style-name="P1"><text:span text:style-name="T1">宗益</text:span><text:s/>  |  2016.01.18 23:51   |   <text:a xlink:type="simple" xlink:href="http://palinfo.habago.org/Entry?Command=Information_PrintForum&amp;iPage=290#FORUM34164"><text:span text:style-name="T2">#</text:span></text:a></text:p>
      <text:p text:style-name="P3">國台辦評論這件事時很清淡的帶過，表示希望各界不要被人利用，後來舉報周的台灣藝人的微博也被關閉，看起來是想大事化小，但看來無濟於事。我想大陸官方也不是笨蛋，若非是在事發時低估了嚴重性，就是其實也別有所圖，當然這點我無從判斷，也無心探究。<text:span text:style-name="T3"><text:line-break/></text:span>人世間好多事情一時間沸沸揚揚，各種訊息鋪天蓋地而來，人在其中無處遁逃。有些事彷彿切身相關，教人必須做些什麼；有些事貌似無關痛癢，卻在不知覺中徹底改變了生活。公說公有理，婆說婆有理，令人無所適從。道德經說絕聖棄智，我想或許千年前的人類社會亦如今日，人類一直在同件事上打轉。科學技術不斷進步，人間相處的問題始終無解。友誼信任建立起來總是緩慢，惡意傳播卻能在彈指間無遠弗屆，而且往往大幅擴散。唉<text:span text:style-name="T3">...</text:span></text:p>
      <text:p text:style-name="P1"><text:span text:style-name="T1">陳真</text:span><text:s/>  |  2016.01.18 03:07   |   <text:a xlink:type="simple" xlink:href="http://palinfo.habago.org/Entry?Command=Information_PrintForum&amp;iPage=290#FORUM34163"><text:span text:style-name="T2">#</text:span></text:a></text:p>
      <text:p text:style-name="P2">我常說：<text:span text:style-name="T3">"</text:span>政治不會有偶然或湊巧這回事<text:span text:style-name="T3">"</text:span>。<text:span text:style-name="T3"><text:s/></text:span>所謂萬事俱備，只欠東風。在一種重要時刻，比方說即將投票，或是準備展開某種侵略計畫的前夕，總是突然就會剛剛好就是那麼巧，剛剛好就會如某些人所願地湊巧吹來一陣東風，助其大展鴻圖。<text:span text:style-name="T3"><text:line-break/><text:line-break/></text:span>比方說，<text:span text:style-name="T3">911</text:span>剛發生時，誰會去懷疑<text:span text:style-name="T3">911</text:span>的真實性？主流媒體說什麼，我們就信什麼；就算你逐漸有點懷疑，多少還是會受其操弄，直到許多年之後，才會恍然大悟原來真相根本不是那麼一回事。<text:span text:style-name="T3"><text:line-break/><text:line-break/></text:span>有個研究機構統計，美國在侵略伊拉克期間，主流媒體前前後後一共刻意製造並散播了九百多個謊言，可以說幾乎沒有一句話是真的。包括什麼美麗美軍女兵林奇小姐彷如藍波般的英勇行為，還有戰爭期間無日無之的各種所謂大規模毀滅武器的可疑證據已被查獲之報導，還有所謂伊拉克婦女小孩夾道歡迎美軍入侵的感人新聞，以及英勇的伊拉克人民拉倒海珊銅像的壯烈歷史一刻等等等。事後發現，全是假的，純屬瞎掰，移花接木，嫁禍，或是自導自演，自己人冒充演出等等等。<text:span text:style-name="T3"><text:line-break/><text:line-break/></text:span>就比方說，我之前貼的那個敘利亞圍城導致饑荒的新聞，現在傳出，那些骨瘦如柴的小朋友的影像與照片來源不明，很可能是移花接木，從敘利亞的其它城市拍攝，嫁禍給敘利亞政府軍所包圍的<text:span text:style-name="T3"><text:s/>Madaya</text:span>這個城市。以頭版新聞報導這個事件的紐約時報，對其資訊來源表示無法證實。<text:span text:style-name="T3"><text:line-break/><text:line-break/></text:span>那麼，事實真相是什麼呢？<text:span text:style-name="T3">Madaya</text:span>的居民確實長期挨餓，但敘利亞政府軍並沒有阻礙人道民生物資進入城裏。例如十月中旬，國際紅十字會才剛發放一批物資進城。然而，這些援救物資卻被美軍所武裝支持的反叛軍所掠奪，然後再以數十倍數百倍的高價賣給居民圖利，導致嚴重饑荒。<text:span text:style-name="T3"><text:line-break/><text:line-break/></text:span>敘利亞這個國家，原本好端端的，就跟利比亞、伊拉克一樣，社會穩定發展。被美國以民主為藉口而入侵後，卻搞成二戰以來最恐怖的人間煉獄，目前大約有四、五百萬的敘利亞居民遭受雙方軍隊的圍困而發生人道災難。然而，主流媒體卻配合美軍近期的軍事布局與盤算，刻意突顯敘利亞政府軍所圍困的<text:span text:style-name="T3">Madaya</text:span>。一來，栽贓抹黑阿塞德政權的道德形象，使之妖魔化；二來，為即將到來、更為慘烈的軍事攻擊鋪路，提供藉口。<text:span text:style-name="T3"><text:line-break/><text:line-break/></text:span>事實上，美軍所武裝支持的所謂反叛軍，長年以來在敘利亞幹下那麼多人神共憤、泯滅人性的血腥暴行，千百倍於<text:span text:style-name="T3">Madaya</text:span>目前的處境，美國及西方主流媒體何曾報導？幾乎完全消音，彷彿根本沒有這些事；他們不但高度選擇性地突顯敵人的罪行，而且移花接木甚至栽贓。這樣一種手法，恰恰就是美國半個多世紀來不斷複製的常態性作法。<text:span text:style-name="T3"><text:line-break/><text:line-break/></text:span>我平常不太看西方主流媒體，因為太不可信了。台灣媒體當然就更加低級無恥齷齪到爆了，特別是那些綠油油的人渣媒體如自由時報、蘋果日報，<text:span text:style-name="T3">(</text:span>由一對夫婦主持的<text:span text:style-name="T3">)</text:span>壹電視新聞等等等，更是臭不可聞。你想了解世界，大概也只能靠自己長年去多方接觸。<text:span text:style-name="T3"><text:line-break/><text:line-break/></text:span>我並不是說因此我們不需要捐款給慈善機構。捐款仍然還是有助於戰亂中受苦的人，只是不應輕易上了媒體的當；主流媒體的話如果能信，大約世界上就也沒有所謂詐騙這回事了。特別是台灣這些綠油油的媒體，理應繩之以法，因為惡性程度實在太離譜太邪惡。<text:span text:style-name="T3"><text:line-break/><text:line-break/></text:span>至於周子瑜的事，我相信隆誌與宗益的判斷及因果敘述。記得曾經在電視上看到這位姑娘，電視新聞說是台灣之光，學姐問我說她是誰，我說我不知道，但既然是台灣之光，肯定又是出國比賽或曾獲得西方人肯定之類。<text:span text:style-name="T3"><text:line-break/><text:line-break/></text:span>後來又有兩次看到周小姐。一次是說她對著鏡頭講台語，問候大家吃飽沒，媒體因此歌頌她的愛台灣之心，說她正因為愛台灣，所以講台語。後來又有一次也是歌頌她愛台灣，好像是說她表明自己來自台灣、嗆聲中國之類。我不知道真的假的，只是看了之後覺得很反感，心裏想說一個<text:span text:style-name="T3">16</text:span>歲小女孩，唱歌跳舞就唱歌跳舞，為什麼那麼政治性？整天一直高調展現她的政治性？祖國又沒惹她，她是在嗆聲嗆個什麼碗糕？<text:span text:style-name="T3"><text:line-break/><text:line-break/></text:span>但我沒去追究這些細節，畢竟我不知道她是誰，而且這類事情太多了，人渣自由時報每天幾乎就是一直在炒作這類事情。我當時心裏想，也許這小女孩根本沒有任何政治意圖，講台語或講普通話有什麼特別意義而值得台灣媒體不斷炒作嗎？一個台灣人說自己來自台灣也只是一種事實陳述，有何值得歌頌？也許問題只是出在媒體之刻意炒作與挑釁，而不是這女孩的問題。我當時心裏是這麼想的。<text:span text:style-name="T3"><text:line-break/><text:line-break/></text:span>而且，說不定又是純屬捏造，比方說，人渣自由時報在去年聶隱娘坎城參展期間，捏造說什麼舒淇在坎城記者會上澄清自己不是中國來的，說她大喊<text:span text:style-name="T3"><text:s/>"</text:span>我來自台灣<text:span text:style-name="T3">" "</text:span>我來自台灣<text:span text:style-name="T3">" </text:span>之類，也是說她嗆聲中國。舒淇因此遭受大陸網友批評，但事實上根本從頭到尾就沒有這些事，完全是造謠。<text:span text:style-name="T3"><text:line-break/><text:line-break/></text:span>我不太知道周子瑜事件的整個來龍去脈，但我當然始終都知道台灣綠油油的無恥媒體整天就是不斷在炒作、挑釁與挑撥兩岸人民的感情，不遺餘力地擴大仇恨、誤解與對立，周子瑜自然也只是無數炒作與挑撥中的一個例子而已。<text:span text:style-name="T3"><text:line-break/><text:line-break/></text:span>但話說回來，在這樣一個依靠媒體抹黑與造謠來打仗的世界，根本不存在的事都能捏造了，更何況你還授人以把柄。那些仇視你的敵人，自然會努力在你的弱點或把柄上大作文章來攻擊你。回應這類攻擊最好的方法我看就是認錯或減少犯錯，而不是反而擴大衝突，那只是上了別人的當。難道大陸官方真的笨到不知道這些綠油油的台灣媒體多麼渴望你努力打壓台灣人？<text:span text:style-name="T3"><text:line-break/><text:line-break/></text:span>我常深深有個感覺，那些邪惡齷齪到爆的國家或政黨或個人，個個都很厲害，很會操弄媒體，修辭能力很強，漂亮話滿天飛，而且個個非常擅於造謠抹黑扭曲與渲染，擅於營造形象，塑造輿論。於是黑的變成白的，白的變黑的，明明醜陋邪惡的撒旦，竟變成美麗善良的小天使。<text:span text:style-name="T3"><text:line-break/><text:line-break/></text:span>但是，你看那些比較良善的一方，明明乾乾淨淨、正正直直，明明心懷善念，戮力從事，明明做的幾乎全是良善之舉，但卻被抹黑炒作成恐怖壞人，變成過街老鼠，甚至變成邪惡、反改革的代名詞。<text:span text:style-name="T3"><text:line-break/><text:line-break/></text:span>你可以支持任何政治主張，但做為一個人，難道你真能忍受這樣一種顛倒是非善惡黑白的操弄？<text:span text:style-name="T3"><text:line-break/><text:line-break/></text:span>陳真<text:span text:style-name="T3"><text:line-break/>=================================<text:line-break/><text:line-break/>Washington invokes hunger to promote war in Syria<text:line-break/><text:line-break/>WSWS 16 January 2016<text:line-break/><text:line-break/>Bill Van Auken<text:line-break/><text:line-break/><text:line-break/>The United States, France and Britain called a meeting of the United Nations Security Council on Thursday to press for “immediate action” to secure the delivery of humanitarian aid to besieged areas of Syria. The supposedly heartfelt humanitarian concerns of the three imperialist powers that are currently bombing Syria came amid a concerted propaganda campaign over alleged starvation in the southwestern Syrian town of Madaya.<text:line-break/><text:line-break/>Originating with Al Jazeera, the news agency controlled by the Qatari monarchy, a key source of financial and arms support for the Al Qaeda-linked militias that have ravaged much of Syria, the invocation of Madaya as proof of the supposed inhumanity of the Syrian government of President Bashar al-Assad has been taken up by much of the world media. The New York Times published a front-page report Friday on conditions in the town, based on accounts that the newspaper said “could not be independently confirmed.”<text:line-break/><text:line-break/>There is no reason to doubt that conditions are desperate in Madaya, as they are in much of Syria after more than four years of a sectarian civil war fomented and provisioned by US imperialism and its regional allies, including Saudi Arabia, Turkey and Qatar. As many as 4.5 million Syrians are in areas that have been cut off from the rest of the country by the battle lines.<text:line-break/><text:line-break/>If Madaya is the focus of international attention, however, it is because it is encircled by Syrian government forces along with their allies from the Lebanese Hezbollah militia. The town sits at a strategic juncture near the Lebanese border and less than 25 miles from the capital, Damascus.<text:line-break/><text:line-break/>In the international furor being whipped up over conditions in Madaya, including through the use of photographs of starving people taken elsewhere, little attention is given to the fact that the town is largely controlled by the al-Nusra Front, Al Qaeda’s Syrian affiliate, and Ahrar al-Sham, a similar Salafist jihadi militia.<text:line-break/><text:line-break/>While conditions of hunger in the town are routinely attributed to the government siege, residents have reported that food supplies have been monopolized by the Al Qaeda-linked groups, which sell them at extortionate prices to finance their operations. On October 18, the International Committee of the Red Cross delivered two months’ worth of food supplies to Madaya, with the government doing nothing to impede humanitarian access to the town. That many are facing hunger is largely attributable to the looting of the aid shipment by US-backed “rebels.”<text:line-break/><text:line-break/>While the imperialist powers and their media accomplices are directing all eyes to Madaya, they have wholly ignored equally if not more desperate conditions in the predominantly Shia towns of Kefraya and al-Foua in the northwestern province of Idlib, which have been under attack by the US-backed “rebels” since 2011 and under a total siege since March of last year. Starved of supplies and under constant attack, the town has seen 1,700 civilian residents killed.<text:line-break/><text:line-break/>The indifference of the imperialist powers to hunger and suffering among populations under siege by their proxy forces demonstrates that the invocation of starvation is just one more bid to promote a war for regime change as some kind of humanitarian intervention.<text:line-break/><text:line-break/>Today marks the 25th anniversary of the launching of the first Gulf War against Iraq in 1991. Then, as now, phony pretexts were floated by the US government and echoed and amplified by the corporate media to justify a predatory war for control of the Middle East and its strategic oil resources. In this regard, little has changed over the course of a quarter century of uninterrupted American militarism in the region.<text:line-break/><text:line-break/>In 1991, it should be recalled, the public was told of marauding Iraqi troops snatching Kuwaiti babies out of incubators and leaving them to die in order to ship the devices back to Iraq. A tearful volunteer nurse was brought to Capitol Hill to testify on this atrocity, which seemed to echo World War I propaganda about German soldiers using Belgian babies for bayonet practice.<text:line-break/><text:line-break/>Only well after the US invasion was it revealed that the “nurse” was, in fact, the daughter of the Kuwaiti ambassador to the US and a member of the oil sheikdom’s royal family, and that the incubator story was a propaganda hoax from start to finish.<text:line-break/><text:line-break/>In the years that followed, the US imposed draconian sanctions upon Iraq that led to real starvation and unchecked disease. According to some estimates, the sanctions led to the deaths of as many as 500,000 Iraqi children due to a lack of food, medicine and uncontaminated water resulting from the imperialist blockade. Confronted with this appalling death toll in a 1996 television interview, Madeleine Albright, who was then the US ambassador to the UN and soon to be secretary of state, responded, “We think the price is worth it.”<text:line-break/><text:line-break/>This is the same government now shedding crocodile tears over the alleged use of hunger as a weapon by the Syrian government.<text:line-break/>Since then, the United States has annihilated over a million people in the invasion and occupation of Iraq, killed tens of thousands more in the US-NATO war to overthrow Libya’s Muammar Gaddafi, and orchestrated the war in Syria that has left an estimated 260,000 dead and displaced half of the country’s population. These interventions have thrown all three countries and their social infrastructures into a state of collapse.<text:line-break/><text:line-break/>The recklessness and brutality of the US ruling oligarchy’s militarist attempts to impose its hegemony over the Middle East and the entire planet go hand-in-hand with its destructive role within the US itself, smashing up the country’s industrial base, destroying the jobs and living standards of the working class, and funneling the bulk of the nation’s wealth to a handful of financial parasites.<text:line-break/><text:line-break/>Neither the escalation of the war for regime change in Syria, nor, for that matter, the toppling of Assad will extricate American capitalism from its insoluble crisis. The unending eruption of American militarism will produce only more death and destruction, intensifying the crisis both at home and abroad and bringing humanity ever closer to a global conflagration.</text:span></text:p>
      <text:p text:style-name="P1"><text:span text:style-name="T1">隆誌</text:span><text:s/>  |  2016.01.17 20:56   |   <text:a xlink:type="simple" xlink:href="http://palinfo.habago.org/Entry?Command=Information_PrintForum&amp;iPage=290#FORUM34162"><text:span text:style-name="T2">#</text:span></text:a></text:p>
      <text:p text:style-name="P3">撇開兩岸問題不說，這件事情和法國查理週刊嘲笑穆斯林有什麼差別？！每個國家和民族都有自己不能被侵犯的底線，這個底線有可能是政治上﹑宗教上、種族上，甚至社會習俗。如果一個俄羅斯藝人，去日本的電視節目，說北方四島是俄羅斯的，日本社會會不會封殺那個藝人呢？一個美國的白人明星，在國外的電視節目裡，說出歧視美國黑人的話語，美國社會會如何反應呢？更別說，法國查理週刊嘲笑穆斯林，最後落得血腥報復的結局。<text:span text:style-name="T3"><text:line-break/></text:span>台灣這邊的媒體，三不五時以挑釁式的新聞標體或形容詞，報導大陸的消息。難道大陸的民眾，就得容忍台灣這的瘋言瘋語？！台灣這邊許多人利用語言差異，以<text:span text:style-name="T3">426</text:span>貶抑大陸的人。台灣人自己講的很爽，搞懂這個意思的大陸會高興嗎？網路上也有不少大陸網民，以台巴子和灣灣稱呼台灣人，台灣人聽了會高興？<text:span text:style-name="T3"><text:line-break/></text:span>偏偏台灣的綠色媒體、支持者和政客，特別愛這種方式。惹怒對方，舊稱對方打壓等等。今天這個事件不就是如此！</text:p>
      <text:p text:style-name="P1"><text:span text:style-name="T1">宗益</text:span><text:s/>  |  2016.01.17 16:14   |   <text:a xlink:type="simple" xlink:href="http://palinfo.habago.org/Entry?Command=Information_PrintForum&amp;iPage=290#FORUM34160"><text:span text:style-name="T2">#</text:span></text:a></text:p>
      <text:p text:style-name="P2">就我看來，這事件是台灣媒體刻意散佈仇恨，激起對岸同胞的反抗意識，再加上許多事件交互激盪，導致群眾無限上綱、一步步失控，最後演變成荒唐結果。先是周無辜被當作焦點，現在大陸網民又被台輿論同聲譴責，始作俑者卻樂得開心，繼續火上澆油。我既心疼周也心疼大陸同胞，前者無辜受害，後者在台灣再度成功被形塑成無理取鬧的蠻族。而對於他們的處境，我始終無能為力。到昨天止，我看不到島內媒體的平衡報導。現在網路普及，交流相當容易，接觸機會多，矛盾誤會卻日深。網路不是整個世界，可兩岸年輕一輩都深陷其中無法自拔，所以我對未來十數年內兩岸關係並不樂觀。網路存在本是為了便於溝通，而今看來倒不如不要，不若雞犬相聞。<text:span text:style-name="T3"><text:line-break/></text:span>過去我曾夢到自己跳脫了三維空間的桎梏，在無盡的時間裡遊蕩，明白一切都是過眼雲煙。當時感覺那般真實，而夢醒後的世界又深刻得饒不得人，時而令人珍惜，時而令人厭惡，又愛又恨，所幸要哭要笑，我仍由心，不由他人。</text:p>
      <text:p text:style-name="P4"/>
      <text:p text:style-name="P1"><text:span text:style-name="T1">隆誌</text:span><text:s/>  |  2016.01.17 07:38   |   <text:a xlink:type="simple" xlink:href="http://palinfo.habago.org/Entry?Command=Information_PrintForum&amp;iPage=291#FORUM34159"><text:span text:style-name="T2">#</text:span></text:a></text:p>
      <text:p text:style-name="P2">這件事情很奇怪！我自己有在使用微博，也三天兩頭看到一堆朋友轉發的消息。去年底就看到這個事情，那時候基本上只有幾小時在頭條，沒幾個人關心，接下來就沒有看到了。沒多久，台灣這邊的綠色媒體，開始以挑釁式的新聞標題，在國內報導。然而問題出在經紀公司的回應方式，才使得問題一發不可收拾。在世界各國，都有這類的憤青酸民。只是台灣的政客和媒體豢養並利用憤青酸民，打擊異己。這些憤青酸民，在國內玩上癮，對付國外和對岸，就被完敗了。這次事件，直接讓台灣這邊不寒而慄的是，不需要到官方出面，對岸的憤青酸民足以決定事件的最終結果。<text:span text:style-name="T3"><text:line-break/></text:span>實際上，與大陸一些社會中上階層的人士接觸，發現他們對於政府對台的讓利與產業政策，都相當不滿。尤其在學運期間，台灣這邊對大陸的攻訐，更是累積極高的不滿情緒。甚至許多人士認為，根本不需要理會台灣。所以當台灣這邊的政客和媒體不斷地撩撥，再配合豢養的酸民憤青發言和酸語，那未來大概就是兩岸民粹大戰，誰輸誰贏，一目了然。<text:span text:style-name="T3"><text:line-break/>================================================<text:line-break/></text:span>這篇是羅智強在<text:span text:style-name="T3">1/15</text:span>的文章：從周子瑜看，兩岸和平派為什麼處境日難？<text:span text:style-name="T3"><text:line-break/>https://goo.gl/iK2NSZ<text:line-break/>================================================<text:line-break/></text:span>突然想起過去讀的一本書：八月的槍聲<text:span text:style-name="T3"><text:line-break/></text:span>解析第一次世界大戰的起因，與雙方的政治和戰略困境。讀完之後，因為一些很蠢的爭議，葬送上千萬人命。<text:span text:style-name="T3"><text:line-break/></text:span>看看這本書，想想現在。</text:p>
      <text:p text:style-name="P1"><text:span text:style-name="T1">宗益</text:span><text:s/>  |  2016.01.17 05:59   |   <text:a xlink:type="simple" xlink:href="http://palinfo.habago.org/Entry?Command=Information_PrintForum&amp;iPage=291#FORUM34158"><text:span text:style-name="T2">#</text:span></text:a></text:p>
      <text:p text:style-name="P3">看到周小姐事件，先是覺得兩岸人民果真同根生，另外則是認為：<text:span text:style-name="T3">"</text:span>仇恨<text:span text:style-name="T3">"</text:span>這東西會不斷複製，直到全世界都只剩下它，而新聞媒體正是它所賴以維生的環境，尤其在台灣。<text:span text:style-name="T3"><text:line-break/></text:span>我有在關注周，她長得漂亮，年輕又有才，但這事件我必須為大陸網民說幾句。並非想為大陸網民正進行意識形態審查的事實辯解，也不是想說他們的行為合理，但台灣當下所有新聞媒體，全都把這件事簡化，彷彿這全是大陸網民無端生事。這不公平！事實上他們是被激怒的。一直以來，大陸網民的包容度相當高，周小姐在此前就擁有不少內地粉絲，把她看作是前往異鄉發展的同胞真心支持祝福（至今也仍如此，他們始終認為她無辜）。<text:span text:style-name="T3"><text:line-break/></text:span>但反觀島內，事前那些噁心的獨媒以周小姐為題材，不斷發新聞挑釁、刺探大陸人容忍底線，言語內容極盡挑撥之能事。事後更扭曲作直，順水推舟把罪全怪到大陸人頭上去，倒打一耙，作賊喊抓賊。<text:span text:style-name="T3"><text:line-break/></text:span>這件事在我（台灣人）看來，起頭的正是台灣媒體，同胞是遭惡意愚弄的，畢竟根據我在網路的觀察，他們平常對於獨媒之挑釁多半一笑置之，甚至時常自嘲。內地網路上歷來已有多起眾暴寡的事件，不過從未針對過統獨意識形態，都是些偶像支持者間的愚蠢紛爭，但最近幾次破罐子破摔，肯定是大受委屈了。<text:span text:style-name="T3"><text:line-break/><text:line-break/></text:span>下面連結是環球時報的說法，有助於釐清來龍去脈<text:span text:style-name="T3"><text:line-break/></text:span>为什么我们一定要跟一个<text:span text:style-name="T3">16</text:span>岁<text:span text:style-name="T3">“</text:span>小姑娘<text:span text:style-name="T3">”</text:span>过不去？<text:span text:style-name="T3"><text:line-break/>http://goo.gl/d2AgiR<text:line-break/><text:line-break/></text:span>我時常想，人為的矛盾真是可怕，往往會使事情演變成極其荒謬的狀態，乃至主客易位、全然瘋狂。</text:p>
      <text:p text:style-name="P1"><text:span text:style-name="T1">陳真</text:span><text:s/>  |  2016.01.17 03:28   |   <text:a xlink:type="simple" xlink:href="http://palinfo.habago.org/Entry?Command=Information_PrintForum&amp;iPage=291#FORUM34157"><text:span text:style-name="T2">#</text:span></text:a></text:p>
      <text:p text:style-name="P2">這十幾年來，在公眾事務上，心中一直有個遺憾；這個遺憾是否有一天能夠不再是遺憾，不得而知。假若我能再活個<text:span text:style-name="T3">20</text:span>年，或許就有可能一償夙願。<text:span text:style-name="T3"><text:line-break/><text:line-break/></text:span>這個願望其實很簡單，我總想為祖國做點什麼，當醫生也好，教書也行，或是當志工，從事點社運工作等等等，事無大小，幹啥都行，總歸是希望這一生，或多或少能為無緣付出的苦難祖國同胞貢獻點心力。<text:span text:style-name="T3"><text:line-break/><text:line-break/></text:span>至於統獨，我的年少歲月是獨，青、中年是統，至今依然樂於見到兩岸統一。我相信統一對兩岸人民乃至區域與世界和平穩定都十分有利。重點是：統獨理應只是一種見仁見智的理性議題，而非道德誡命。<text:span text:style-name="T3"><text:line-break/><text:line-break/></text:span>但是，台灣過去、現在或許連未來也會一樣，完全就是把它當成一種神聖的道德教條。過去是非統不可，整個島像瘋了一樣，人人高喊統一，就連西元紀年也不行，情治單位會約談你，質問你為何寫信、寫文章一概用西元紀年，是不是敵視民國？是不是打算推翻民國？<text:span text:style-name="T3"><text:line-break/><text:line-break/></text:span>後來，綠營洗腦有成，很快地整個社會由統翻獨，唯一不變的是：同樣是一片瘋狂，甚且變本加厲，誰喊統一誰倒霉，誰說大陸的好話誰就是台奸，<text:span text:style-name="T3">"</text:span>中國<text:span text:style-name="T3">" </text:span>或<text:span text:style-name="T3"><text:s/>"</text:span>中華<text:span text:style-name="T3">" </text:span>變成一種毒素，正猶如在過去<text:span text:style-name="T3"><text:s/>"</text:span>台灣<text:span text:style-name="T3">" </text:span>二字也是禁忌或低俗之物一般，不可以說台灣話，也不許自稱台灣人，我們都必須是中國人，必須是偉大的中華兒女。<text:span text:style-name="T3"><text:line-break/><text:line-break/></text:span>對岸當然也好不了多少。兩岸總是有這樣一種共同的暴民現象：任何一種政治主張，一旦據為主流，便饒不得少數一方；藉著人多勢眾，任意傷害少數異己。更可悲的是：整個社會對此不但不以為忤，反而加油喝采，大力抬舉這樣一些整天高舉愛國大旗、挑撥族群仇恨並努力傷害少數異己的人渣。<text:span text:style-name="T3"><text:line-break/><text:line-break/></text:span>政治立場也許一翻兩瞪眼，非此即彼，概念上往往十分粗糙乃至粗暴，但是，任何一種道德情境卻極其微妙、複雜而有著無限種可能。<text:span text:style-name="T3"><text:line-break/><text:line-break/></text:span>比方說，有時看到一些舉藍旗的人，當他們在列舉對手的道德缺陷時，<text:span text:style-name="T3">"</text:span>台獨<text:span text:style-name="T3">" </text:span>竟然變成一種罪狀。如果主張統一不該有任何道德問題，台獨又怎麼會是一種道德缺陷呢？反之亦然，在這島上，如果你可以說台灣是你的偉大國家，為什麼我不能說兩岸統一恰恰就是我心目中的理想祖國呢？<text:span text:style-name="T3"><text:line-break/><text:line-break/></text:span>檯面上那些齷齪無恥的政客與文人們，其實都完全懂得這個根本無須多說的基本道理，但是，這些混蛋，為了謀取個人利益，便故意把一個理應透過理性思維與利害考量的事務性問題，給徹底轉化成神聖的道德誡命，誰敢不從，誰有異議，誰就是敵人。<text:span text:style-name="T3"><text:line-break/><text:line-break/></text:span>我們特別應該唾棄那樣一些在一面倒的主流氛圍下，高舉順風旗，搭順風車，吃香喝辣，左右逢源，但卻又異常<text:span text:style-name="T3"><text:s/>"</text:span>勇猛<text:span text:style-name="T3">" </text:span>地傷害少數異己的人。即便你的表面立場好像跟他一樣，你還是應該在道德上唾棄這種人，因為只有人渣才會如此<text:span text:style-name="T3"><text:s/>"</text:span>勇猛<text:span text:style-name="T3">"</text:span>。<text:span text:style-name="T3"><text:line-break/><text:line-break/></text:span>比方說，我今天如果跟著一大群人圍毆一個小女孩，我拳頭腳踢打得好用力好爽，你會因此佩服我的<text:span text:style-name="T3"><text:s/>"</text:span>勇敢<text:span text:style-name="T3">" </text:span>或<text:span text:style-name="T3"><text:s/>"</text:span>勇猛<text:span text:style-name="T3">"</text:span>嗎？你會崇拜我，說我是戰神、戰將嗎？還是對我的<text:span text:style-name="T3"><text:s/>"</text:span>勇敢<text:span text:style-name="T3">" </text:span>與<text:span text:style-name="T3"><text:s/>"</text:span>勇猛<text:span text:style-name="T3">" </text:span>感到鄙夷呢？<text:span text:style-name="T3"><text:line-break/><text:line-break/></text:span>相反地，假若有個人，他的政治主張與我不同，但他面對千夫所指亦往矣，那我還是得在道德上承認他的勇氣與重要道德價值。這就好像當你看到一大群流氓拿刀拿槍欺負一個人時，你站出來制止，這才叫做勇氣或勇敢不是嗎？<text:span text:style-name="T3"><text:line-break/><text:line-break/></text:span>在這島上，一片綠油油，整天傷害少數異己，這樣一些混蛋，如果他也敢去大陸如此高喊台獨，那我就佩服他。同理，大陸上的一堆民族憤青，誰對祖國稍有不敬，甚至連不敬都稱不上，他們同樣便視之為敵，視之為民族罪人。這樣一些憤青，其實應該親自來台灣一趟，四處表達他的<text:span text:style-name="T3"><text:s/>"</text:span>憤怒<text:span text:style-name="T3">" </text:span>才像樣。<text:span text:style-name="T3"><text:line-break/><text:line-break/></text:span>胡適當年面對一種所謂愛國熱潮時，他說：<text:span text:style-name="T3">"</text:span>容忍比自由更重要<text:span text:style-name="T3">"</text:span>。這意思用我的話來說就是，自由這個概念其實恰恰就是為少數異己乃至異類或怪胎而設。如果是多數主流，簡直就是可以為所欲為，還需要強調什麼自由嗎？在這密不通風、思想單一膚淺、價值極度簡化的島上，我知道自己很怪，因此對自由更是十分渴望而不可得。<text:span text:style-name="T3"><text:line-break/><text:line-break/></text:span>做為一個其實一點都不堅定<text:span text:style-name="T3">(</text:span>而且也不該堅定<text:span text:style-name="T3">) </text:span>的統派，當我在昨晚投票前夕看到底下這段影片時，心裏充滿憤怒。<text:span text:style-name="T3"><text:line-break/><text:line-break/>https://www.youtube.com/watch?v=t57URqSp5Ew<text:line-break/><text:line-break/></text:span>雖然我這一票仍然投給國民黨<text:span text:style-name="T3">(</text:span>政黨票則投給新黨<text:span text:style-name="T3">)</text:span>，但這並不意味著我會因為顏色而遺忘了基本是非。<text:span text:style-name="T3"><text:line-break/><text:line-break/></text:span>今天我之所以支持國民黨和新黨，當然不光是因為任何政治主張，更是因為基本價值與基本是非。不管島內或島外，不管任何一個黨，任何一種政治主張，都不應該違反基本是非，不該傷害人性。<text:span text:style-name="T3"><text:line-break/><text:line-break/></text:span>這位周子瑜我是不知道她是誰，報上說她是台南人，才<text:span text:style-name="T3">16</text:span>歲，究竟犯了什麼罪，竟然得錄製影片向天下人鞠躬道歉？任何一個人都不應該被迫做這樣一種交心表白，更何況是個未成年少女。<text:span text:style-name="T3"><text:line-break/><text:line-break/></text:span>聽說是有個來自台灣的藝人向大陸官方檢舉她。檢舉她什麼呢？說她拿國旗，所以是個台獨。就算真的是台獨也不該是一種罪狀。<text:span text:style-name="T3"><text:line-break/><text:line-break/></text:span>綠油油的陣營裏頭有好幾大卡車的人，長年以來，一方面在島內以台獨為神聖道德誡命整天糟蹋少數異己，並且洗腦下一代，使之仇中反華，但這些數不清的綠油油人渣私底下卻一個個和大陸關係好得不得了，又是投資又是開店，又是炒房又是吃喝嫖賭樣樣來，坐享暴利，大賺人民幣。你若去揭發這樣一些人渣，倒是一項義舉，但是，逼迫一個小女孩交心表態，還有人性嗎？這樣的祖國，會吸引人還是讓人更加厭惡？<text:span text:style-name="T3"><text:line-break/><text:line-break/></text:span>我知道我在大陸似乎有一些<text:span text:style-name="T3"><text:s/>"</text:span>讀者<text:span text:style-name="T3">"</text:span>，同胞們，如果你看到你自己的妹妹或女兒，像被歹徒綁架一樣，對著鏡頭被迫念稿，交心表白說台獨是神聖使命，不知你心裏做何感想？你會因此而更加認同台獨或是更感厭惡？<text:span text:style-name="T3"><text:line-break/><text:line-break/></text:span>同理可證，用這樣一種傷害人性的手段，只會使人更加厭惡所謂祖國。就如同哪天我若真能得償夙願來到祖國貢獻一點心力，你們若硬要處處說我政治主張上應該這樣應該那樣，才符合偉大民族情操，我毫無疑問一定會反抗。<text:span text:style-name="T3"><text:line-break/><text:line-break/></text:span>一個國家想要朝著一個比較良善的方向發展，自然不是一朝一夕就能完成之事，所以我倒也不是一個空洞的所謂理想主義者；但在百般缺陷中，總該還是要有個最基本的道德底線。統獨從來都不該是一種道德議題，統獨只是一種非常事務性的理性與利害考量，見仁見智而無必然對錯。<text:span text:style-name="T3"><text:line-break/><text:line-break/></text:span>寫這樣一篇文字，感覺就像在教三歲小孩。這樣一些想法，如此顯而易見，其實根本無須多說，但在兩岸，卻彷彿什麼空谷足音似的，難得聽聞。充斥耳際的，全是見仁見智的一己之見之強烈逼迫他人接受，並以此定義敵我忠奸。</text:p>
      <text:p text:style-name="P1"><text:span text:style-name="T1">陳真</text:span><text:s/>  |  2016.01.15 19:53   |   <text:a xlink:type="simple" xlink:href="http://palinfo.habago.org/Entry?Command=Information_PrintForum&amp;iPage=291#FORUM34155"><text:span text:style-name="T2">#</text:span></text:a></text:p>
      <text:p text:style-name="P3"><text:span text:style-name="T3">'I had told her father "no" many times. But half past 10 one rainy night, when she fell asleep on my knee as I was leaving for the ferry, I just couldn't leave her there anymore. All rational thought left my head.'--Rob Lawrie<text:line-break/><text:line-break/>(</text:span>我對她爸爸說<text:span text:style-name="T3"><text:s/>“</text:span>不<text:span text:style-name="T3">” </text:span>說了許多次。但有一天晚上，一個下雨的夜晚，大約<text:span text:style-name="T3">10</text:span>點<text:span text:style-name="T3">10</text:span>分左右，當我準備離去時，這小女孩在我的腿上睡著了，突然之間，所有非理性的瘋狂念頭一下子全湧上心頭，我發現我再也沒法棄之不顧。<text:span text:style-name="T3">)<text:line-break/><text:line-break/></text:span>約略看了底下大多數是英國人的留言，幾乎一面倒全是反對聲音。對此我毫不意外。英美法這些國家，長年在海外四處發動侵略戰爭，製造數以千萬的難民；當難民湧現，卻往往拒之於千里之外。<text:span text:style-name="T3"><text:line-break/><text:line-break/></text:span>我由是特別常想起那些在血腥烽火中失去父母的小孩，誰來照顧他們長大成人？他們如何可能獨自面對這樣一種處境？這些事，能不去想它就最好別想，每當不經意想起這些事，你會夜不成眠，個人的悲歡榮辱頓時顯得如此瑣碎而微不足道。<text:span text:style-name="T3"><text:line-break/><text:line-break/></text:span>生命短暫，即便你如胡適所說，<text:span text:style-name="T3">“</text:span>一日當三日，人活五十歲，我活百五十<text:span text:style-name="T3">”</text:span>，百歲光陰依然倏忽即過，柴米油鹽就夠你焦頭爛額，耗掉幾乎所有精力。我由是常把希望寄託在他人身上，有錢有閒有能者，比比皆是，何不挪用一點點時間，一點點錢，盡點棉薄之力，在心裡頭挪出一點點空間，給這些無辜受苦的小孩？</text:p>
      <text:p text:style-name="P1"><text:span text:style-name="T1">鄭豐遠</text:span><text:s/>  |  2016.01.15 18:02   |   <text:a xlink:type="simple" xlink:href="http://palinfo.habago.org/Entry?Command=Information_PrintForum&amp;iPage=291#FORUM34154"><text:span text:style-name="T2">#</text:span></text:a></text:p>
      <text:p text:style-name="P2">令人感動。<text:span text:style-name="T3"><text:line-break/><text:line-break/></text:span>豐遠</text:p>
      <text:p text:style-name="P1"><text:span text:style-name="T1">陳真</text:span><text:s/>  |  2016.01.15 16:45   |   <text:a xlink:type="simple" xlink:href="http://palinfo.habago.org/Entry?Command=Information_PrintForum&amp;iPage=291#FORUM34153"><text:span text:style-name="T2">#</text:span></text:a></text:p>
      <text:p text:style-name="P5">http://goo.gl/9fDMHd<text:line-break/><text:line-break/>https://goo.gl/KyNFm5</text:p>
      <text:p text:style-name="P1"><text:span text:style-name="T1">陳真</text:span><text:s/>  |  2016.01.15 12:41   |   <text:a xlink:type="simple" xlink:href="http://palinfo.habago.org/Entry?Command=Information_PrintForum&amp;iPage=291#FORUM34152"><text:span text:style-name="T2">#</text:span></text:a></text:p>
      <text:p text:style-name="P2">西方當然也有不少這類高舉人權、自由其實骨子卑劣的進步團體，往往與官方關係密切友好，但是基本上，在西方，人們不至於愚蠢到會把這樣一些團體視為社運組織，或甚至視為英雄、明星、<text:span text:style-name="T3">xx</text:span>領袖與救世主般地整天透過主流媒體瞎掰抬舉個不停。<text:span text:style-name="T3"><text:line-break/><text:line-break/></text:span>這個查理雜誌社，倒是跟台灣諸多綠油油組織或運動很像，有著這樣一種心態：只要我喜歡，有什麼不可以；只要我站在主流一方，只要我人多勢眾拳頭夠大權力威<text:span text:style-name="T3">~</text:span>武<text:span text:style-name="T3">~</text:span>，我就擁有鋼鐵般的神聖鐵律，誰敢不敬，誰敢不從，誰就是反革命反進步反人民反自由。<text:span text:style-name="T3"><text:line-break/><text:line-break/></text:span>陳真<text:span text:style-name="T3"><text:line-break/><text:line-break/>=================<text:line-break/></text:span>查理週刊諷刺敘難民童<text:span text:style-name="T3"><text:s/></text:span>網友痛批太過分<text:span text:style-name="T3"><text:line-break/><text:line-break/>Yahoo</text:span>奇摩新聞<text:span text:style-name="T3"><text:s/>– 2016</text:span>年<text:span text:style-name="T3">1</text:span>月<text:span text:style-name="T3">15</text:span>日<text:span text:style-name="T3"><text:line-break/><text:line-break/></text:span>法國嘲諷雜誌「查理週刊」為諷刺德國科隆發生的大規模性攻擊案，暗指去年伏屍土耳其沙灘的敘利亞<text:span text:style-name="T3">3</text:span>歲難民兒童亞藍長大後可能成為性侵犯，網友一面倒痛批週刊已越界。<text:span text:style-name="T3"><text:line-break/><text:line-break/></text:span>漫畫中的亞藍長大版有著豬鼻子，與其他人追著嚇壞的女性，畫中並有畫上亞藍伏屍沙灘的慘況，並寫上「當小亞藍長大後，會變成怎樣？德國的鹹豬手。」<text:span text:style-name="T3"><text:line-break/><text:line-break/></text:span>「每日郵報」（<text:span text:style-name="T3">Daily Mail</text:span>）網站的報導一出後，網友「<text:span text:style-name="T3">kmcam</text:span>」留言說：「這實在很令人作嘔，他們已經嚴重越界了。他只是個無辜的孩子。我對這相當反感。」<text:span text:style-name="T3"><text:line-break/><text:line-break/></text:span>「<text:span text:style-name="T3">Rock Ape</text:span>」說：「言論自由存在，但也有愚蠢的。我們許多人都反對目前的移民潮，但像這樣的刊物沒有任何好處，只會讓人們更加分裂。」<text:span text:style-name="T3"><text:line-break/><text:line-break/></text:span>「<text:span text:style-name="T3">Vernoncakes</text:span>」說：「我聽到愈多有關這本刊物的事情，就愈增加我的反感。」</text:p>
      <text:p text:style-name="P1"><text:span text:style-name="T1">陳真</text:span><text:s/>  |  2016.01.15 11:21   |   <text:a xlink:type="simple" xlink:href="http://palinfo.habago.org/Entry?Command=Information_PrintForum&amp;iPage=291#FORUM34151"><text:span text:style-name="T2">#</text:span></text:a></text:p>
      <text:p text:style-name="P3">我對海內外各種社運組織和慈善團體，三十幾年來，略有見識與參與。平常常罵社運人士，其實我罵的只是台灣，對於海外社運組織或從事社運者，我充滿由衷的敬意。許多時候，他們的良善、熱情、勇氣與執著，經常讓我感到非常訝異。更不可思議的是，在海外，一個乍看平凡無奇的人，比方說一個圖書館員，一個中老年家庭主婦，一個打工仔，一個垂垂老矣的醫院護士，完全不可能為社會所知的一大群人，你很難想像她們的一生，在其所從事的運動中，竟然付出如此巨大的代價，做過多少你沒法想像的奮鬥，但他們卻似乎完全不曾意識到自己事實上極其不平凡的貢獻。他們身上沒有任何標籤，好像也一點都不覺得自己所做的有什麼特別或值得稱讚之處。<text:span text:style-name="T3"><text:line-break/><text:line-break/></text:span>但是，一個台灣的所謂社運人士卻完完全全不是這樣。講到這群人渣，我真是很難掩飾心中的鄙夷和厭惡；不但群矯揉造作、用心極其複雜，而且幾乎一概是綠油油的總是掛著羊頭賣狗肉，名為社運，實則為政治鬥爭；名為社運團體，其實只是那個爛黨的一個尾巴附庸，為其發聲，為其殺敵，為其美化。一旦鬥爭有成，就開始累積、販賣成所謂政治資源，為自己取得各種好處；或更可恥的就是以社運為跳板，當上政治人物。表面上當然都說得很好聽，但是，請你告訴我，三十幾年來在台灣，那麼多高掛社運旗幟參選的所謂社運人士與<text:span text:style-name="T3">x</text:span>它媽的所謂理想家們，平常藉此左右逢源、名利雙收也就算了，我要問的是：當他們或她們取得龐大的政治權力與社會地位及個人暴利後，有哪一個真的做了什麼理想？沒有，零！一個也沒有。<text:span text:style-name="T3"><text:line-break/><text:line-break/></text:span>更何況，這些所謂社運的理想，難道是你非得讓自己鎂光閃閃、權力巨大、名利雙收之後才能辦到的？這一切所謂社運理想，難道不就是必須得透過一種眾人參與的持續經營，才有可能成事。比方說反戰，你不在廟堂之外反，難道讓你當上立委，讓你一個月領七、八十萬，然後才能反戰？比方說反對軍火貿易，你不在廟堂之外集結社會力量，透過無數的教育與活動，你跑去市議會或立法院幹啥呢？比方說關注戰亂地區的兒童與婦女，我不知道你爭先恐後、吃相難看地跑去搶當立委做什麼？比方說關心同性戀權益，關心愛滋病患權益，關心基本人權，關心核武或核電問題，比方說工運、農運等等等，所有這一切社運議題，難道不就是必須透過一種廟堂之外的社會集結與凝聚、透過一種價值的鼓吹與改變才有可能成事？但是，台灣這些社運人渣卻不是這樣想的，說穿了，他們只是利用社運來營造一種個人光環，進而藉此取得個人權力與暴利，貫徹一己偏見，貫徹自己的所謂政治立場。<text:span text:style-name="T3"><text:line-break/><text:line-break/></text:span>我當然不是說每個人都不應該參選，而是說，社運是社運，政治是政治，完全兩碼子事。社運是在社會上、在廟堂之外，訴諸一種價值，推展某一種尚未普及的觀念，或是聚焦在某個帶有深刻價值的議題上，例如工運農運，例如反戰，例如兒童人權，例如反核武等等等。比方說，一個工運，你不在廣大的工人世界裏從事，<text:span text:style-name="T3">x</text:span>它媽的跑去立法院享受榮華富貴卻說是要承擔什麼更為巨大的工運責任？那不是在騙小孩嗎？<text:span text:style-name="T3"><text:line-break/><text:line-break/></text:span>海外無數的社運團體或慈善組織，你有沒有看過哪個社運人士會紛紛以此當幌子，以此當成一種個人政治資源，跑去選民意代表選議員，為自己謀取暴利與權力？即便是那些舉世著名的社運團體，例如我長年熟悉的<text:span text:style-name="T3">PHR</text:span>、<text:span text:style-name="T3">CAAT</text:span>、<text:span text:style-name="T3">ICBL</text:span>以及<text:span text:style-name="T3">MSF</text:span>等等等，即便是它們的領導人，誰會特別去注意他呢？他根本不值得注意，因為這是社運，不是在選美，也不是在選立委，不應該有任何個人光環，更不應該藉以謀取個人社會地位與權力。你能想像他們的幹部或領導人或其中任何一個成員，竟然打著相關的社運旗幟去參選嗎？若有人真的這麼做，人們大概也只會覺得他是不是頭殼壞去，要不就是別有居心，因為你既然是社運人士，不去做社運，跑來選舉是要幹什麼？你能想像若雪不是以自身肉體去巴勒斯坦人的民宅阻擋以色列的推土機，而是打著什麼以巴問題的社運旗幟、風風光光、姿態萬千地跑去競選美國議員嗎？<text:span text:style-name="T3"><text:line-break/><text:line-break/></text:span>今天巴勒網若也像那些人渣那樣，來搞一些鎂光閃閃的事，配合無恥媒體及一幫文人買辦的哄抬，把我們自己都包裝成美妙動人的理想家社運家，巍巍峨峨地領受眾人的仰慕與歡呼，然後站出來說我們願意進一步犧牲奉獻，願意進一步承擔更為巨大的責任來拯救巴勒斯坦人，請你選我當立委，我願意做更大的犧牲奉獻，扛起更沉重的拯救世界責任，請問你信嗎？這不是自欺欺人嗎？如果你在廟堂之外都辦不到的事，你進入一個小廟堂之中，當然更不可能辦到，要不然也不叫做社會運動，而該叫選舉運動了；甚至連社運也該免了，直接恭請哪個政治人物來當我們團體的董事長，直接為我們做這個做那個不是比較快？還需要社運嗎？<text:span text:style-name="T3"><text:line-break/><text:line-break/></text:span>就算是不至於這麼這麼卑劣的台灣所謂社運人士，也往往充滿齷齪可鄙的虛榮。他們要是有人家一般西方人所做的千萬分之一，恐怕不知道會在鎂光燈前吹噓膨漲成彷彿什麼天大的豐功偉業，進而迎合主流媒體，製造個人美妙光環，巍巍峨峨地又是以一種什麼理想家、什麼進步人士的美妙姿態出現，非常擅於操弄鎂光燈。但實際上呢，他們究竟做過些什麼？幾乎可以說是<text:span text:style-name="T3">0</text:span>。不但是<text:span text:style-name="T3">0</text:span>，許多時候根本就是講一套做一套，檯面上一套，檯面下又是另一套，鎂光燈前儀態萬千，鎂光燈外，不堪入目。<text:span text:style-name="T3"><text:line-break/><text:line-break/></text:span>老實說，我在台灣沒見過幾個言行一致、品格正常的社運人士。因此，在台灣，每當有人跟我說他在從事什麼社運時，我都會馬上對這個人的基本人品或智能起疑心。說穿了，在台灣，所謂社運，往往只是人渣營造個人形象、為個人謀福利、謀取光明前途和錢途的一個工具和標籤。我當然不是說每一個都這樣，我並沒有要一竿子打翻一船人，我知道凡事都有例外，我只是一竿子打翻差不多百分之<text:span text:style-name="T3">95</text:span>的人而已。<text:span text:style-name="T3"><text:line-break/><text:line-break/></text:span>差不多<text:span text:style-name="T3">18</text:span>年前吧，我寫過一篇文章叫<text:span text:style-name="T3"><text:s/>"</text:span>說點社運的風涼話<text:span text:style-name="T3">"</text:span>，引起台灣社運界一片哭爸哭母，信箱每天收到一堆這類謾罵，說我只會說風涼話不曾做過什麼。記得有個環保聯盟的年輕社運人士，寫信來哭夭，我說，我是沒做過什麼沒錯，所以我的文章標題才叫做<text:span text:style-name="T3"><text:s/>"</text:span>風涼話<text:span text:style-name="T3">"</text:span>，可是，我反問他說：<text:span text:style-name="T3">"</text:span>那你做過什麼呢？<text:span text:style-name="T3">" </text:span>他很得意地回信說，他是環保聯盟的什麼什麼幹部。我回答他說，我是<text:span text:style-name="T3">1987</text:span>年時，環保聯盟的<text:span text:style-name="T3">25</text:span>位創立者之一，一字一句創立環保聯盟，另外還曾參與發起台灣史上第一次的反核遊行抗爭，接著十幾年有一堆相關頭銜，例如什麼執委，核能組學術委員等等等，但我早已全部撇清關係。<text:span text:style-name="T3"><text:line-break/><text:line-break/></text:span>我忘了我那篇<text:span text:style-name="T3"><text:s/>"</text:span>說點社運的風涼話<text:span text:style-name="T3">" </text:span>寫了些什麼，印象中只是講一些很表面、很客氣、很技術層面的批評，真正的實話我至今仍未說出，因為不敢說，我膽子小，我知道這些長袖善舞的理想家社運家不能惹，而且這些東西寫來滿紙污穢，其實我也不是很喜歡寫，只是修養差，身為忍教教主，忍功卻練得不夠好，有時實在憋不住就會講一些。</text:p>
      <text:p text:style-name="P1"><text:span text:style-name="T1">陳真</text:span><text:s/>  |  2016.01.15 01:24   |   <text:a xlink:type="simple" xlink:href="http://palinfo.habago.org/Entry?Command=Information_PrintForum&amp;iPage=291#FORUM34150"><text:span text:style-name="T2">#</text:span></text:a></text:p>
      <text:p text:style-name="P2">沿著沱江，憑著記憶，企圖在天亮前再度來到沈從文的墓前。不為別的，只是想看看黎明乍現的那一刻，那塊大石頭會有些什麼樣的不同。大石底下，埋著一個影響我一生至關重要的人。我還帶著一隻在路邊跟一個五六歲小女孩買的、用雜草編織的蚱蜢，準備送給地底下那個人做伴。<text:span text:style-name="T3"><text:line-break/><text:line-break/></text:span>凌晨五點，天寒地凍，一會兒就迷了路。一個起了大早、匆匆趕上班的女孩，及時出現，引領我前往墓園的路。微光中，只見沱江上一片煙霧茫茫。江上的<text:span text:style-name="T3"><text:s/>"</text:span>跳岩<text:span text:style-name="T3">" </text:span>全鋪上了一層冰，連站立都有困難，何況江上行走。一路憑雙腳觸覺摸黑前進，稍一不小心就會滑進江裏。<text:span text:style-name="T3"><text:line-break/><text:line-break/></text:span>大石上頭刻著墓中人的一段告白：<text:span text:style-name="T3">"</text:span>照我思索，能理解我，照我思索，可認識人。<text:span text:style-name="T3">" </text:span>理解與認識，無比重要。<text:span text:style-name="T3">19</text:span>年前，當我第一次知道<text:span text:style-name="T3"><text:s/>Alan Turing</text:span>，我就經常想辦法用念力告訴他說：你可以安息了，因為你想些什麼，我全都能懂。來到維根斯坦墳前，我也是默念著同樣的台詞。詹益樺死的那一刻，我也是這樣告訴他。總之，你們都是幸福人兒你知道嗎？因為你們心裏想的，我全都能懂，我只是說不上來而已。而我心裏想的，你們肯定也都懂，所以說起來我也是個幸福人兒。<text:span text:style-name="T3"><text:line-break/><text:line-break/></text:span>前些日子，無意中看到一個陌生的名字：陳金珠。文字旁有張照片，一個女孩手裏拿著一支國旗。這個女孩叫陳金珠。我從<text:span text:style-name="T3"><text:s/>"</text:span>露天拍賣<text:span text:style-name="T3">" </text:span>上買了一本有關她的書，書名<text:span text:style-name="T3"><text:s/>"</text:span>搖國旗的女孩<text:span text:style-name="T3">"</text:span>。<text:span text:style-name="T3"><text:line-break/><text:line-break/></text:span>今天，利用搭車等車的時間，細細地把書看完了。很想把心裏的話告訴大家，可惜一個終日沉溺於思考的人，表達能力通常都很差，就像約伯那樣，我想說些什麼，卻全都說不上來，只能藉著念力傳達，訴請一種心領神會。至於現身筆下的文字，不過枝節，套句張兆和寫給沈從文的情書：那些真正重要，<text:span text:style-name="T3">"</text:span>那些我寫不出來的，我已經用眼睛輕輕寫在紙上<text:span text:style-name="T3">"</text:span>。<text:span text:style-name="T3"><text:line-break/><text:line-break/></text:span>有一部十分英國的英國片叫做<text:span text:style-name="T3"><text:s/>"</text:span>無人出席的告別式<text:span text:style-name="T3">"</text:span>，我的電腦桌面經常就放著一張片中男主角一個人在海邊眺望大海的背影照片。主角是非常善良的一個人。人性之中，也許再也沒有比善良更珍貴的成份了。也許人性本善，但我們之中，終究還是有些人，他的善良之深情與單純，特別讓人感到驚訝莫名。若雪如是，陳金珠亦如是。世上如果沒有這樣一些人，生命將會黯淡許多，孤獨許多。<text:span text:style-name="T3"><text:line-break/><text:line-break/></text:span>也許巴勒斯坦很大，舉世矚目，也許台灣很小，無人在意，但事或有大小，人心之良善卻是一樣的。炎熱的台灣，經常讓我感到心寒，所謂同胞的殘酷自私與無情，更是令人嘆為觀止。還好仍然有一些人，存在不為人所知、鎂光燈往往照不到的角落，顯得如此不同。</text:p>
      <text:p text:style-name="P1"><text:span text:style-name="T1">陳真</text:span><text:s/>  |  2016.01.14 13:19   |   <text:a xlink:type="simple" xlink:href="http://palinfo.habago.org/Entry?Command=Information_PrintForum&amp;iPage=291#FORUM34149"><text:span text:style-name="T2">#</text:span></text:a></text:p>
      <text:p text:style-name="P3">講半天，聽起來好像我們很喜歡去影響別人，事實上絕非如此。低能王八蛋才會想去影響別人或擴大自己的什麼影響力。我生平最不喜歡的事之一就是對人產生影響，往往讓我因此失去對外寫東西的興致。我若寫了自己看，就根本不會有這個嚴重困擾。<text:span text:style-name="T3"><text:line-break/><text:line-break/></text:span>就比方說，沈從文和維根斯坦影響我很深，但我敢說，他們寫下的每個字，純粹就只是為了美為了真為了善本身，而不是為了想要以此來影響他人。換句話說，作品本身就是目的，而不是其它任何目的的手段。<text:span text:style-name="T3"><text:line-break/><text:line-break/></text:span>一個好人，為了他心目中的美和善，讓自己上了斷頭台，讓自己千古蒙冤，斷然也不應該是為了<text:span text:style-name="T3"><text:s/>"</text:span>藉此<text:span text:style-name="T3">" </text:span>來感動人或影響人，如果他有一絲絲這樣的心機，那他的一切作為將失去價值，失去美感。<text:span text:style-name="T3"><text:line-break/><text:line-break/></text:span>你打開窗戶，一陣微風迎面而來，天上一朵白雲飄過，你心裏倏忽有了一種感動，但這感動並非來自微風白雲的刻意作為；風並不是為了感動你而故意往你臉上吹。也許你可以說，就因為那風，那雲，於是我變得不一樣了，也許你可以這麼說，但這並不意味著那雲那風理當揹負起讓你變得不一樣的功勞或罪名。<text:span text:style-name="T3"><text:line-break/><text:line-break/></text:span>聽起來還是很弔詭，既要人家不光是<text:span text:style-name="T3"><text:s/>"</text:span>看<text:span text:style-name="T3">"</text:span>，還要<text:span text:style-name="T3"><text:s/>"</text:span>看成<text:span text:style-name="T3">"</text:span>，既要人家用新的眼光看世界，卻又說拜託千萬別把你的改變賴到我身上來，豈不矛盾？我是看不出有什麼矛盾，只是有些東西難以言喻，能懂的一秒就能懂，不懂的，你就算講上千言萬語他還是不懂。<text:span text:style-name="T3"><text:line-break/><text:line-break/></text:span>所謂詩人，就是被詩找上門的人；所謂哲學家，就是一天不想哲學會死的人，就跟鳥一樣，牠一站上枝頭，自然就會唱歌，牠並無意於製造一種鳥語花香的美妙社會場面，也無意於讓你或讓誰感到舒適悅耳。也許鳥叫聲讓你頓時豁然開朗，讓你轉換了一種心境、一種眼光，但可別歌頌鳥，可別說是那隻鳥的功勞，牠擔待不起這個罪名或功勞，牠只不過是一隻痛苦也唱、快樂也唱、想唱就唱的鳥；硬是派給牠一份有關影響力的功勞或罪名，事實上只是矮化了某個原本純粹的事物。<text:span text:style-name="T3"><text:line-break/><text:line-break/></text:span>我常覺得，我們家阿憨真是影響我很大，牠與世無爭，除了喜歡聞屎尿、喜歡轉角處工地有個英俊的<text:span text:style-name="T3"><text:s/>"</text:span>男朋友<text:span text:style-name="T3">" </text:span>小黃、因此有時難免會在大街上失控暴衝製造一點公共危險之外，阿憨沉默，孤獨，逆來順受，對世界沒有一點點害處，反倒默默承受起這個世界加諸在她身上的一切困頓與不幸。你若知道她的身世，肯定會流下一大把眼淚。<text:span text:style-name="T3"><text:line-break/><text:line-break/></text:span>老實說，我覺得她稱得上是一隻聖狗，將來上天堂，肯定會得到天主的獎賞。但我能夠把這份對我產生影響的功勞或罪名往阿憨身上賴嗎？當然不能，因為牠從無此意圖，牠只不過是一隻曾經被遺棄被虐待被打斷腿、連流浪街頭都不會的笨狗。</text:p>
      <text:p text:style-name="P1"><text:span text:style-name="T1">陳真</text:span><text:s/>  |  2016.01.14 11:06   |   <text:a xlink:type="simple" xlink:href="http://palinfo.habago.org/Entry?Command=Information_PrintForum&amp;iPage=291#FORUM34148"><text:span text:style-name="T2">#</text:span></text:a></text:p>
      <text:p text:style-name="P2">假設今天這裏不叫巴勒網，而是一種婚友聯誼社，本社所要講述的道理其實還是一模一樣，道理相通，全是在講一種有關欣賞的基本原理，理解美醜善惡。<text:span text:style-name="T3"><text:line-break/><text:line-break/>"</text:span>紀念若雪巴勒斯坦資訊網<text:span text:style-name="T3">" </text:span>雖有資訊二字，但資訊本身是沒有多大意義的，重要的不是資訊，而是資訊的排列組合以及理解資訊的方式與態度。套句維根斯坦的話：資訊早已充足，我們並沒有要講出更多資訊，而是透過一切你所知已知的資訊的重新排列組合，你<text:span text:style-name="T3"><text:s/>"</text:span>或許<text:span text:style-name="T3">"(</text:span>我是說或許，而且這個<text:span text:style-name="T3"><text:s/>"</text:span>或許<text:span text:style-name="T3">" </text:span>成功的可能性非常低，幾乎不可能<text:span text:style-name="T3">)</text:span>就會看到一個新的圖像，一個新世界。<text:span text:style-name="T3"><text:line-break/><text:line-break/></text:span>黨外時，面對周遭所有人，最艱難回答的一句質疑與挑釁就是：<text:span text:style-name="T3">"</text:span>請問國民黨政府哪一點不好？<text:span text:style-name="T3">" </text:span>在這年代卻仍然一樣，人們大聲質問你：<text:span text:style-name="T3">"</text:span>請問綠油油的勢力哪一點齷齪？<text:span text:style-name="T3">" </text:span>這就好像有人罵你說：<text:span text:style-name="T3">"</text:span>請問豬八戒哪一點醜<text:span text:style-name="T3">?" </text:span>或是面對一團惡臭髒亂的垃圾及大便，人們卻罵你說：<text:span text:style-name="T3"><text:s/>"</text:span>請問哪一點髒亂<text:span text:style-name="T3">?" </text:span>你將啞口無言。<text:span text:style-name="T3"><text:line-break/><text:line-break/></text:span>為什麼如此顯而易見的事你卻看不見？難道我們面對的不是同一個景象、同一個豬八戒<text:span text:style-name="T3">? </text:span>為什麼你可以<text:span text:style-name="T3"><text:s/>"</text:span>看<text:span text:style-name="T3">" </text:span>但卻看不見？<text:span text:style-name="T3"><text:line-break/><text:line-break/></text:span>維根斯坦有個我很喜歡的重要觀念叫<text:span text:style-name="T3">seeing as. </text:span>光是<text:span text:style-name="T3">seeing</text:span>還不夠，如果不是眼睛瞎了，大家基本上都能<text:span text:style-name="T3">seeing, </text:span>但是重點不是<text:span text:style-name="T3">seeing,</text:span>而是<text:span text:style-name="T3">seeing as</text:span>；不光是<text:span text:style-name="T3"><text:s/>"</text:span>看<text:span text:style-name="T3">"</text:span>，而是要<text:span text:style-name="T3"><text:s/>"</text:span>看成<text:span text:style-name="T3">..."</text:span>，如果是豬八戒，你就該把他看成一個豬八戒，而不是看成強尼戴普。<text:span text:style-name="T3"><text:line-break/><text:line-break/></text:span>黨外時，我曾經以為，只要一一把所有謊言和偽裝拆穿，國民黨就會垮台，因此我從大一起就一直努力在寫一本<text:span text:style-name="T3"><text:s/>"</text:span>罄竹難書國民黨<text:span text:style-name="T3">"</text:span>，一一列舉並拆穿國民黨的種種謊言包裝與敗行劣跡。後來我發現這樣沒用，因為人們根本不在乎真相，不在乎資訊，人們成見已定，<text:span text:style-name="T3">(</text:span>被主流媒體植入的<text:span text:style-name="T3">)"</text:span>心意<text:span text:style-name="T3">" </text:span>已決，即便你提出天大的真相與資訊，都不足以動搖人們已被型塑的既定成見。<text:span text:style-name="T3"><text:line-break/><text:line-break/></text:span>就比方說，你就算提出再多美國四處姦殺擄掠屠殺千萬人的侵略證據，人們依然不動分毫，依然把黑的<text:span text:style-name="T3"><text:s/>"</text:span>看成<text:span text:style-name="T3">" </text:span>白的，依然把相對良善一百萬倍的中國視為邪惡撒旦，卻把美國這個天字第一號恐怖魔鬼看成美麗天使。<text:span text:style-name="T3"><text:line-break/><text:line-break/></text:span>讓人們<text:span text:style-name="T3"><text:s/>"</text:span>看<text:span text:style-name="T3">" </text:span>什麼很容易，但要讓他<text:span text:style-name="T3"><text:s/>"</text:span>看成<text:span text:style-name="T3">" </text:span>什麼卻幾乎不可能。維根斯坦認為，成功的關鍵並不光是在於講述者的<text:span text:style-name="T3"><text:s/>"</text:span>能力<text:span text:style-name="T3">"</text:span>，更是在於接收者的<text:span text:style-name="T3"><text:s/>"</text:span>意願<text:span text:style-name="T3">"</text:span>。這其實就跟傳教一樣，你講再多聖經條文，講再多耶穌的偉大事蹟都沒用，重點是聆聽者<text:span text:style-name="T3"><text:s/>"</text:span>願不願意<text:span text:style-name="T3">" </text:span>以那樣一種眼光看世界。<text:span text:style-name="T3"><text:line-break/><text:line-break/></text:span>林孝信的告別式上，有個學生上台致詞，提到說林老師曾在課堂上講到<text:span text:style-name="T3">thomas kuhn</text:span>的典範轉移<text:span text:style-name="T3">(paradigm shift)</text:span>，讓他明白社會改變的可能性。我不知道林孝信課堂上究竟講些什麼，畢竟典範的轉移指的只是一種科學理論或科學觀的整體崩潰與取代的過程而無關乎社會。<text:span text:style-name="T3"><text:line-break/><text:line-break/></text:span>當然，你可以拿它來類比。如果以此做為一種類比，那麼，<text:span text:style-name="T3">"</text:span>願意<text:span text:style-name="T3">" </text:span>以<text:span text:style-name="T3"><text:s/>"</text:span>某種眼光<text:span text:style-name="T3">" </text:span>看世界，也許就可以說是一種<text:span text:style-name="T3"><text:s/>"</text:span>典範的轉移<text:span text:style-name="T3">"</text:span>。一個傳教士講再多都沒用，關鍵是你究竟在不在乎、願不願意，你得願意以某種截然不同的眼光看世界，然後在同樣的資訊與事實上，你自然就會看到一個嶄新的世界而無須再知道更多的資訊。<text:span text:style-name="T3"><text:line-break/><text:line-break/></text:span>阿扁從<text:span text:style-name="T3">1990</text:span>年開始竄起，憑著憨厚的笑容、淳樸的市井語言以及所謂形象良好的專業團隊及各種美妙理想包裝，迅速成為眾人追逐、仰慕到五體投地的政治明星。當他聲望來到顛峰儼然救世主時，我老早在<text:span text:style-name="T3">1990</text:span>年初就派給他一個外號叫<text:span text:style-name="T3"><text:s/>"</text:span>天下第一號大壞蛋<text:span text:style-name="T3">"</text:span>，我說他是個好人好爸爸好丈夫，但他卻是最壞的一種政客類型。<text:span text:style-name="T3"><text:line-break/><text:line-break/></text:span>在那長達十幾年的時間裏，經常有各界人士包括各種媒體來找我，甚至還追到英國來訪問，以為我手上握有阿扁的什麼內幕黑資料，因此才會違反眾人的基本認知，把一個美妙的理想家、政治家與救世主，形容為天字第一號大壞蛋。但我當然沒有阿扁的任何黑資料，我所知道的一切資訊，說不定比一般人還少。<text:span text:style-name="T3"><text:line-break/><text:line-break/></text:span>那麼，為什麼<text:span text:style-name="T3"><text:s/>"</text:span>觀看<text:span text:style-name="T3">" </text:span>同樣一個人事物，我跟你卻<text:span text:style-name="T3"><text:s/>"</text:span>看成<text:span text:style-name="T3">" </text:span>截然相反的樣貌呢？原因就在於觀看世界背後的那個眼光而不是眼睛。眼睛我有你也有，有眼睛不稀奇，稀奇的是某一種有關善惡美醜的眼光被淹沒被消滅被徹底摧毀了，取而代之的是一種鎂光燈下裝神弄鬼搔首弄姿的眼光，在這樣一種眼光下，每個豬八戒都被看成潘安再世，每一團垃圾都被看成美食養份，而真正的美麗人事物卻被棄若敝屣，視為邪惡，看成笑話，打成過街老鼠。<text:span text:style-name="T3"><text:line-break/><text:line-break/></text:span>從這個眼光，經過典範轉移，跳到另一種眼光，從這種品味與氣味跳到另一種品味與氣味，從這個世界，跳到另一種截然相反的世界，有可能嗎？當然有可能，但其可能性在我看來微乎其微，幾乎可以說不可能。耶穌受難兩千年了，聖經早已是全世界最暢銷的一本書，但是，世上能有幾個基督徒？</text:p>
      <text:p text:style-name="P4"/>
      <text:p text:style-name="P1"><text:span text:style-name="T1">陳真</text:span><text:s/>  |  2016.01.14 09:43   |   <text:a xlink:type="simple" xlink:href="http://palinfo.habago.org/Entry?Command=Information_PrintForum&amp;iPage=292#FORUM34147"><text:span text:style-name="T2">#</text:span></text:a></text:p>
      <text:p text:style-name="P2">孝湘，<text:span text:style-name="T3"><text:line-break/><text:line-break/></text:span>有沒有把某個議題納入什麼白皮書有什麼意義嗎？子曰，<text:span text:style-name="T3">"</text:span>惡紫之奪朱<text:span text:style-name="T3">"</text:span>。因為紫跟朱表面上看起來很接近，所以也因此而更可惡，可惡到連聖人都要開罵。至於黑的，紅的，一目了然，但紫卻乍似君子狀但絕非君子，而是小人中的小人。偽君子總是比真小人更加卑鄙萬分。<text:span text:style-name="T3"><text:line-break/><text:line-break/></text:span>我看一個事，只看其大，不聞其小，誰會去管一個爛黨一個卑劣的碗糕聯盟的什麼白皮書有沒有納入什麼政見？這些擅於營造道德光環的混蛋什麼漂亮理想都敢說得滿天飛，就算要納入全世界所有的理想也不會有困難。納不納入有什麼意義嗎？<text:span text:style-name="T3"><text:line-break/><text:line-break/></text:span>我知道我講這些話沒幾個人會信，就如同過去一面倒的蔣家年代，你說國民黨爛到爆，周遭一片藍，誰會信？沒有人會信；你說蔣家獨裁，大家說你瘋了，蔣公勤政愛民是世界民主的燈塔，怎麼會是什麼屠殺異己的獨夫？就好像你說美國在全世界各地四處侵略暗殺搞政變，姦殺擄掠殺害千萬人，誰會信？沒有人會信，人們甚至還會說他是民主自由與人權的典範呢。但這一切其實就只是像一加一等於二那樣顯而易見。我從來都不是在講一種見仁見智的東西。一個東西，如果見仁或見智都可能成立，那它有什麼可說的呢？<text:span text:style-name="T3"><text:line-break/><text:line-break/></text:span>顯而易見的事之所以黑的變白的，乾淨正直的一方卻反而抹得一身黑，之所以人渣反倒變成犧牲奉獻的理想家，之所以是非良善始終整個倒過來，無非就是因為兩個字：洗腦。<text:span text:style-name="T3"><text:line-break/><text:line-break/></text:span>你看比方說，美國侵略伊拉克之前，不到百分之三的美國人認為伊拉克對美國構成威脅；但是，隨著媒體開始鼓吹、渲染、以上千個純屬瞎掰的謊言大量造謠，不到半年時間，贊成侵略伊拉克的美國人竟高達八成。<text:span text:style-name="T3"><text:line-break/><text:line-break/></text:span>我常覺得<text:span text:style-name="T3">--</text:span>純粹一種來自實際經驗的感覺，做不得準<text:span text:style-name="T3">--</text:span>西方學生似乎比那些早已出社會的中老年人相對而言比較不容易被洗腦，也許是因為他們身處課堂，而西方課堂是沒有什麼顏色的，比較會朝著是非對錯的所謂真理方向去想事情，不像台灣課堂總是被某一種主流顏色所徹底控制與把持，進而成為一種洗腦場所，講來講去都是立場與顏色，而知識不過就是一種宣揚特定立場與顏色的低能工具。<text:span text:style-name="T3"><text:line-break/><text:line-break/></text:span>相較於西方學生的似乎比較不容易被操控，台灣學生卻剛好完全相反，我常懷疑他們的腦殼底下究竟有沒有個腦子；不管怎麼改朝換代，台灣學生始終是主流政治惡勢力的一個鐵桿部隊，永遠都是走在時代的最末端；主流勢力要他起來做亂，他就會立即蠢血沸騰發起所謂<text:span text:style-name="T3"><text:s/>"</text:span>學運<text:span text:style-name="T3">"</text:span>，主流勢力要他嘴裏吐出什麼話，他就會吐出什麼話，其實就連狗也不該這麼聽話。<text:span text:style-name="T3"><text:line-break/><text:line-break/></text:span>當然，你不能怪被洗腦的人，畢竟他無招架之力。一個人，如果他的世界始終被型塑與侷限在某個異常狹小的範圍裏頭，你如何期待他能想像人事物的真實樣貌？即便你跟他說大便好香好好吃哦，他都會如此欣然接受，因為他無從想像其它的可能性。<text:span text:style-name="T3"><text:line-break/><text:line-break/></text:span>一個人，特別是一個年輕的生命，在這樣一個控制得完全密不通風的島上，除非他個性很強或絕頂聰慧，否則大概都很難逃得掉烏合之眾、受人操弄擺布的命運。</text:p>
      <text:p text:style-name="P1"><text:span text:style-name="T1">劉孝湘</text:span><text:s/>  |  2016.01.14 02:35   |   <text:a xlink:type="simple" xlink:href="http://palinfo.habago.org/Entry?Command=Information_PrintForum&amp;iPage=292#FORUM34146"><text:span text:style-name="T2">#</text:span></text:a></text:p>
      <text:p text:style-name="P3">陳醫師您好，對於你的論點我非常認同，另外對於ＥＡＳＴ平時的努力，因為有些了解，我也非常肯定。不解的只是，為何綠黨（綠社盟）可以輕易犧牲動物議題，我知道詹律師同時身兼其他環團負責人，但很明顯地，或許詹律師及該聯盟的主事者們的內心都做出了選擇，而他<text:span text:style-name="T3">(</text:span>們<text:span text:style-name="T3">)</text:span>最後也放棄爭取將此議題納入該聯盟的政策白皮書，因此感到蠻失望的，我想既然要從社會運動轉而踏入政壇，堅持自己的理念不應該是更加重要的事嗎？政治人物不是應該為自己的理念負責嗎，由於詹律師同時有<text:span text:style-name="T3">EAST</text:span>負責人的身分，因此才會有是否應以不惜退出提名來逼迫該聯盟之議。</text:p>
      <text:p text:style-name="P1"><text:span text:style-name="T1">陳真</text:span><text:s/>  |  2016.01.14 01:09   |   <text:a xlink:type="simple" xlink:href="http://palinfo.habago.org/Entry?Command=Information_PrintForum&amp;iPage=292#FORUM34145"><text:span text:style-name="T2">#</text:span></text:a></text:p>
      <text:p text:style-name="P2">孝湘，<text:span text:style-name="T3"><text:line-break/><text:line-break/></text:span>我和學姐都是綠黨的創黨黨員<text:span text:style-name="T3">(1996</text:span>年<text:span text:style-name="T3">)</text:span>。因為隔年來到英國求學，或許在國際上比較容易與其它國家的綠黨互通有無，老實說，我還一度因此天真地考慮出來當黨主席呢。但是，一兩年後我們就退黨了。原因無它，因為我一點都看不出它除了一片綠油油之外，有哪一點跟國際上的綠黨扯得上邊。<text:span text:style-name="T3"><text:line-break/><text:line-break/></text:span>說穿了，這些以進步為標榜的所謂第三勢力，幾乎毫無例外，全是民進黨的尾巴團體或附庸；以所謂進步為名，集結在一種法西斯味道非常濃厚的反中反華的<text:span text:style-name="T3"><text:s/>"</text:span>神聖<text:span text:style-name="T3">" </text:span>旗幟下。<text:span text:style-name="T3"><text:line-break/><text:line-break/></text:span>反哪個國家或政府都無所謂，就如同巴勒網反日反美反以色列，但是，重點有三：<text:span text:style-name="T3"><text:line-break/><text:line-break/></text:span>一，我們反美反日反以色列，但我們不會因此醜化或抹黑美國人、日本人及猶太人。我們也不會因為你去美國留學或你稱讚猶太人或是去日本做生意或是喜歡看好萊塢電影而說你思想不忠，說你賣台，說你背叛全人類。<text:span text:style-name="T3"><text:line-break/><text:line-break/></text:span>不光是這樣，綠油油人士及其御用團體，特別是那個人渣等級的自由時報，每天甚至只做一件事，那就是反覆給大家洗腦說：你看！<text:span text:style-name="T3">"</text:span>他們<text:span text:style-name="T3">" </text:span>中國人是有病的、骯髒的、邪惡的、沒文化、沒水準的、危險的、貪婪的。完全就是在這樣一種抹黑與醜化族群與血統的邪惡基礎上進行一切政治操作，盡一切可能挑起台灣人對於大陸人的仇恨、偏見、歧視與誤解。<text:span text:style-name="T3"><text:line-break/><text:line-break/></text:span>二，不管是反什麼或支持什麼，我們只看是非良善來決定支持誰或反對誰。哪一天，祖國如果也開始侵略他國，開始像美國那樣四處燒殺擄掠，我們便會毫不猶豫地與之為敵，管你什麼祖國不祖國。同理，哪一天，如果美國改過向善，我們便與之友好，讚揚其良善。<text:span text:style-name="T3"><text:line-break/><text:line-break/></text:span>更重要的是：今天，即便是美日以色列發生天災人禍，我們當然更不會因為他們的政府之為非作歹而失去對任何<text:span text:style-name="T3"><text:s/>"</text:span>人<text:span text:style-name="T3">" </text:span>的同等基本關懷。<text:span text:style-name="T3"><text:line-break/><text:line-break/></text:span>但是，綠油油人士卻不是這樣。他們的支持與反對竟然是一種顛撲不破、鋼鐵般的立場與神聖真理。只要是<text:span text:style-name="T3"><text:s/>"</text:span>敵人<text:span text:style-name="T3">"</text:span>，不管你做什麼都錯；只要是<text:span text:style-name="T3"><text:s/>"</text:span>自己人<text:span text:style-name="T3">"</text:span>，哪怕你明明是個人渣，他也會封你為神，大加美化，徒子徒孫膜拜不已。<text:span text:style-name="T3"><text:line-break/><text:line-break/></text:span>甚至敵我炒作到這樣一種地步：連南京大屠殺都能為之歡呼，因為姦殺擄掠的對象是敵人<text:span text:style-name="T3">--"</text:span>中國人<text:span text:style-name="T3">"</text:span>，連慰安婦也要硬說成是自願，說是台灣人出人頭地的管道，因為加害者是日本人，而日本人是殺中國人的，所以日本人的行為就必須一概美化。<text:span text:style-name="T3"><text:line-break/><text:line-break/></text:span>當然，<text:span text:style-name="T3">"</text:span>敵我炒作<text:span text:style-name="T3">" </text:span>純粹只是表演給大家看，給大家洗腦用的，但檯面人物私底下完全不是這樣。這些人從來、完全都不曾懷有任何具有真實意義的信念或信仰或立場，這一切敵我炒作，純粹就是藉以撈取一己利益的工具和手段，但其徒子徒孫們卻當真了，以為檯面上這些人真的個個像文天祥，擁有浩然之氣，堅持什麼漢賊不兩立。<text:span text:style-name="T3"><text:line-break/><text:line-break/></text:span>三，我們如果想賣羊肉，就掛羊頭，想賣狗肉，就掛狗頭，我們盡量不會在道德上喪失最基本的一致性。但是，綠油油的商店就不是這樣了。種種美妙動人的所謂理想全是看顏色辦事。什麼自由民主與人權，什麼言論自由、環保、居住正義、弱勢關懷、反財團反對炒地皮等等等，天花亂墜一大堆啦，往往只是一種鬥爭工具。<text:span text:style-name="T3"><text:line-break/><text:line-break/></text:span>這就好像比方說哪天我弄了一個動保團體，推廣動物權。結果呢，我怎麼推廣動物權呢？我整天盯著<text:span text:style-name="T3"><text:s/>"</text:span>敵人<text:span text:style-name="T3">" </text:span>家裏的貓狗看，密切觀察他們有沒有吃飽飽有沒有洗香香。萬一哪一天被我抓到晚上沒有給牠們蓋被被，害牠們被蚊子咬咬了，我就會大舉抗議抗議，說他們迫害動物權。可是，我們<text:span text:style-name="T3"><text:s/>"</text:span>自己人<text:span text:style-name="T3">" </text:span>明明每天吃狗肉喝貓肉湯，卻竟然無所謂；萬一有人舉發，我們還會說那是司法追殺，說是共匪要消滅咱台灣人的陰謀。<text:span text:style-name="T3"><text:line-break/><text:line-break/></text:span>黨外時，我常引用某人的一句話說，今天即便黨外推出一隻青蛙出來選舉，我也會投票給他。同樣的話至今仍然適用，只是藍綠剛好整個倒了過來。只要是藍的，哪怕是推出一隻蜻蜓當候選人，我也會投票給他。<text:span text:style-name="T3"><text:line-break/><text:line-break/></text:span>為什麼會這樣呢？為什麼一隻青蛙一隻蜻蜓必然會贏過一個人呢？正常狀況下是不可能這樣的。難道是因為某種政見主張或立場？當然不是。<text:span text:style-name="T3"><text:line-break/><text:line-break/></text:span>兩個東西，如果相差不多，如果兩者的差別只是一種見仁見智上的技術性差異，那麼，選誰其實意義不大。至少對我來說，意義不大。對於任何相對性的意見，我通常都沒意見。意見、主張、立場等等這些東西是很瑣碎而無關緊要的，重要的仍然是那最基本的美善，最基本的道德一致性。<text:span text:style-name="T3"><text:line-break/><text:line-break/></text:span>今天，如果我們是在談一種人與人之間的情感與婚友往來，大家肯定很容易就能想通這個道理，但是，一旦放在公眾層面上，大家似乎就糊塗了。<text:span text:style-name="T3"><text:line-break/><text:line-break/></text:span>比方說，假設今天有人對你很好，百般逢迎，但他之所以對你好是因為他想攀附你的權勢地位，或是想騙你的錢。這時候，我不相信你還會珍惜這樣一種<text:span text:style-name="T3"><text:s/>"</text:span>友善<text:span text:style-name="T3">"</text:span>，我不相信你會不在乎這樣一種道德上的不一致；我更不相信你會不懂這個道理。<text:span text:style-name="T3"><text:line-break/><text:line-break/></text:span>但是，同樣的道理一旦放到公眾事務上來，大家就裝不懂了。其實也許不是真的不懂，而是不在乎，因為你不認為公眾之事的良莠事實上會直接損及你的個人利益。<text:span text:style-name="T3"><text:line-break/><text:line-break/></text:span>至於詹順貴律師，我不認識也不了解，電視上看過幾眼，直覺上是個令人尊敬的人，畢竟再爛的政黨都還是會有好人。我說的掛羊頭賣狗肉當然不是說個人不能擁有某種政治立場，而是說一個組織不應該以其所謂理想做為一種純粹用來打擊敵人但卻完全放縱自己人的工具。<text:span text:style-name="T3"><text:line-break/><text:line-break/></text:span>在這一點上，動物社會研究會不管是哪一種顏色的人當理事長當然都沒有問題。在台灣，如此乾乾淨淨清清白白而且紮紮實實做事的社運團體少之又少，只能用<text:span text:style-name="T3"><text:s/>"</text:span>極其罕見<text:span text:style-name="T3">" </text:span>來形容。</text:p>
      <text:p text:style-name="P1"><text:span text:style-name="T1">劉孝湘</text:span><text:s/>  |  2016.01.13 15:52   |   <text:a xlink:type="simple" xlink:href="http://palinfo.habago.org/Entry?Command=Information_PrintForum&amp;iPage=292#FORUM34144"><text:span text:style-name="T2">#</text:span></text:a></text:p>
      <text:p text:style-name="P3">陳醫師先前文章提到台灣政治的詐騙文化、綠油油的社運結盟，內心頗有感觸。<text:span text:style-name="T3"><text:line-break/></text:span>近日看到一些訊息剛好印證，隨便舉個例子，<text:span text:style-name="T3"><text:line-break/></text:span>綠黨在全台極少數當選的民意代表，桃園縣議員王浩宇在其ＦＢ中提到：<text:span text:style-name="T3"><text:line-break/><text:line-break/>https://goo.gl/4MbgVs<text:line-break/></text:span>「蔡正元表態支持新黨了，正在幫新黨拉政黨票。<text:span text:style-name="T3"><text:line-break/></text:span>在邱毅、蔡正元、王炳忠等統派人士的催票下，新黨目前不但確定會過<text:span text:style-name="T3">5%</text:span>，甚至可能上看<text:span text:style-name="T3">12%</text:span>，拿下<text:span text:style-name="T3">3~4</text:span>席不分區立委。<text:span text:style-name="T3"><text:line-break/></text:span>最可怕的是<text:span text:style-name="T3">...</text:span>到時候立法院裡，很可能出現國民黨、親民黨、新黨三個黨團對抗民進黨、時代力量兩個黨團，也就是說，如果綠黨社民黨聯盟無法衝破<text:span text:style-name="T3">7%</text:span>組成黨團，未來會四年小英的執政會是一場悲劇，邱毅、葉毓蘭，會很唱秋，而進步法案，會一直延宕無法通過。<text:span text:style-name="T3"><text:line-break/></text:span>我們一定要更努力。」<text:span text:style-name="T3"><text:line-break/><text:line-break/></text:span>就我所理解的政治理論，像綠黨這種單一議題政黨，理當唯一標舉環保訴求，以爭取選民支持，但從其文字中，通篇充斥扭曲的政治口水，身為民意代表卻違法公布民調（還是無資料來源的離譜民調），把早已綠油油的親民黨劃歸藍營，其用心無非是想要激化人民對立而從中取利，綠黨不談環保，反而大談統獨，刺激對立，深怕無法被歸為英派的一員，好像只有他的陣營是進步，別人都是邪惡，令人啼笑皆非。<text:span text:style-name="T3"><text:line-break/><text:line-break/></text:span>再者，此次選舉中，綠社盟所提名不分區立委中的律師詹順貴，同時有個身分是台灣動物社會研究會理事長，但是既然被該聯盟提名為不分區立委，理應在該聯盟內部為動物議題發聲，然而在該聯盟提出的政策白皮書中，動物議題完全被忽視，而且是在長期的溝通過程中被犧牲，詹順貴先生難道不應該為此退出提名行列嗎？<text:span text:style-name="T3"><text:line-break/><text:line-break/></text:span>動保人士陳玉敏亦在其ＦＢ中提到<text:span text:style-name="T3"><text:line-break/><text:line-break/></text:span>「陳玉敏轉貼自綠黨<text:span text:style-name="T3"><text:line-break/>1</text:span>月<text:span text:style-name="T3">7</text:span>日<text:span text:style-name="T3"><text:s/>21:15 ·<text:line-break/></text:span>我一看再看，怕自己漏掉了<text:span text:style-name="T3">...<text:line-break/></text:span>這會是全世界第一個不談動保，不談動物正義的「綠黨」嗎？<text:span text:style-name="T3"><text:line-break/></text:span>這似乎意味，動保，不在台灣綠黨的核心價值裡！<text:span text:style-name="T3"><text:line-break/></text:span>也就是相對於其他<text:span text:style-name="T3">“</text:span>偉大<text:span text:style-name="T3">”</text:span>或<text:span text:style-name="T3">“</text:span>更重要<text:span text:style-name="T3">”</text:span>的運動而言，動保<text:span text:style-name="T3"><text:s/>“</text:span>只是<text:span text:style-name="T3">” </text:span>情感或道德的關懷，不是作為社會進步的正義與公共政策問題，也不需要放入政治的<text:span text:style-name="T3">agenda!<text:line-break/></text:span>並且，這一路來，不是沒有溝通過<text:span text:style-name="T3">...<text:line-break/></text:span>在這個人與動物、環境互動習習相關的時代，沒有動物保護，何來永續發展？」</text:p>
      <text:p text:style-name="P1"><text:span text:style-name="T1">陳真</text:span><text:s/>  |  2016.01.13 11:49   |   <text:a xlink:type="simple" xlink:href="http://palinfo.habago.org/Entry?Command=Information_PrintForum&amp;iPage=292#FORUM34143"><text:span text:style-name="T2">#</text:span></text:a></text:p>
      <text:p text:style-name="P6"><text:span text:style-name="T1">前幾天貼過幾個國際組織機構的網址，我再多貼幾個。這些機構組織都不會有問題，你不用擔心自己所捐的錢會被濫用或吞掉，你更不用擔心它會像台灣那樣掛羊頭賣狗肉，原本乾乾淨淨正正直直的一些人權或社運組織</text:span><text:s/>(<text:span text:style-name="T1">幾乎全是我參與創立的</text:span>)<text:span text:style-name="T1">，竟然無一例外地全部被綠油油人士給竄奪，拿來充當反中反華抹黑政敵力挺民進黨的無恥下流的齷齪政治工具。</text:span><text:line-break/><text:line-break/><text:span text:style-name="T1">底下這些組織，大約都耳熟能詳，但是，</text:span>CORDAID <text:span text:style-name="T1">一般可能比較少聽到，事實上它雖創立僅</text:span>20<text:span text:style-name="T1">年，但發展很快，屬天主教。</text:span><text:line-break/><text:line-break/>CORDAID: https://www.cordaid.org/aid-refugees/<text:line-break/><text:line-break/>OXFAM: https://www.oxfam.org/en/emergencies/crisis-syria<text:line-break/><text:line-break/>UNHCR: http://www.unrefugees.org/where-we-work/syria/<text:line-break/><text:line-break/>CARE: http://www.care.org/emergencies/syria-crisis/syrian-humanitarian-crisis-growing-more-dire<text:line-break/><text:line-break/>MSF<text:span text:style-name="T1">：</text:span>https://ssl.msf.hk/donate/?_ga=1.155350587.1891380624.1452650958<text:line-break/><text:line-break/>SAVE THE CHILDREN https://secure.savethechildren.org.uk/donate/<text:line-break/><text:line-break/>PHR: https://goo.gl/3OMqeF<text:line-break/><text:line-break/><text:span text:style-name="T1">當然，這些只是列舉，這類國際機構很多，說不完。每個組織有它不同的援助或救援方式，有的比較偏醫療，有的偏教育，有的重視基礎民生結構的改善，有的強調婦女，有的著重小孩，有的主要是服務難民，有的會發起特定地區特定事件例如有關敘利亞難民的專案活動，有的不光是需要錢，同時也需要各種專業人才的實際投入戰亂救援或應付各種天災人禍，各有不同的從事方式。</text:span><text:line-break/><text:line-break/><text:span text:style-name="T1">上面這些都是比較偏重</text:span><text:s/>"<text:span text:style-name="T1">人</text:span>"<text:span text:style-name="T1">，另外還有一些則是針對</text:span><text:s/>"<text:span text:style-name="T1">事</text:span>"<text:span text:style-name="T1">，例如反殺傷人員地雷組織</text:span><text:s/>(ICBL)<text:span text:style-name="T1">：</text:span><text:line-break/><text:line-break/>http://www.icbl.org/en-gb/home.aspx<text:line-break/><text:line-break/><text:span text:style-name="T1">或是我常常在講的反軍火貿易組織</text:span>(CAAT)<text:span text:style-name="T1">：</text:span><text:line-break/><text:line-break/>https://www.caat.org.uk/<text:line-break/><text:line-break/><text:span text:style-name="T1">我每天喝水使用的茶杯就是跟</text:span><text:s/>CAAT<text:span text:style-name="T1">買的義賣品。</text:span><text:line-break/><text:line-break/><text:span text:style-name="T1">另外，也是我常提到而且比較有點研究的貧鈾彈，主要有個組織叫</text:span><text:s/>"<text:span text:style-name="T1">國際禁止鈾武器聯盟</text:span>" (International Coalition to Ban Uranium Weapons<text:span text:style-name="T1">，簡稱</text:span>ICBUW)<text:span text:style-name="T1">：</text:span><text:line-break/><text:line-break/>http://www.bandepleteduranium.org/ <text:line-break/><text:line-break/><text:span text:style-name="T1">其它還有很多，講不完。</text:span><text:line-break/><text:line-break/><text:span text:style-name="T1">巴勒網其實一年花不了幾百塊，至於這回聘請專業公司改版，所需經費也都夠了，請大家不用再捐。以後每年好像會有例行性的網站維修費用一萬元還是多少我不是很清楚，基本上經費也應該都夠，萬一不夠就到時候再說。</text:span><text:line-break/><text:line-break/><text:span text:style-name="T1">各位平常若不覺得麻煩，其實不妨偶而捐款給例如這些國際組織，不用多，像我經常就只是捐個</text:span>5<text:span text:style-name="T1">鎊、</text:span>10<text:span text:style-name="T1">鎊，換算台幣不過三、五百元。你別擔心捐款的數目少，一塊錢也是錢。特別是在許多貧窮國家，或是那些長年被美國戰火蹂躪的國家例如阿富汗和伊拉克，你的一百塊或一千塊，也許都足以使一個新生兒得到應有的疫苗與基本醫療照護，或是足以讓一個家庭度過一個寒冬。</text:span><text:line-break/><text:line-break/><text:span text:style-name="T1">每個組織在世界各地都有分部，如果你不知道捐給哪一個地區或國家的分部，我是覺得可以捐給英國地區的機構，因為我對英國的組織比較熟，長年以來還算有點了解，英國人做事一板一眼，比較不會馬虎或濫用，而且都不是那種會想要透過掛羊頭來賣狗肉的無恥下流團體。</text:span><text:line-break/><text:line-break/><text:span text:style-name="T1">捐款方式其實很簡單，主要都可透過信用卡捐款。現在的網路刷卡基本上都很安全。西方這類組織一般來說，對於捐款人很積極，你一捐個款，他們就會持續寄一些資料給你，就算你隔了很多年沒再捐款，他們也還是一樣會一直記得你的存在，持續告訴你他們做了些什麼，以及打算做些什麼或最近國際上發生了什麼天災人禍等等等。比較不像台灣的一些社福機構，很喜歡找什麼明星或名人代言，刻意創造一些議題，吸引媒體注意。但你的錢捐了之後，其實也不知道他們究竟拿去幹了些什麼，直到下次要找你捐款時，才又會有所謂活動出現，感覺像來收會錢的，但收了錢之後就不太鳥你了。</text:span><text:line-break/><text:line-break/><text:span text:style-name="T1">當然，我不是說每個台灣社福機構都是這樣。至於那些早已綠油油的反中反華挺綠的狗肉人權組織，你若要捐款給他們，我建議你不如把錢拿去丟垃圾桶，要不然就捐給我個人好了。最近要搬家，很缺錢，東借西借，借到每家銀行都怕我了。</text:span><text:line-break/><text:line-break/><text:span text:style-name="T1">人生很短，儘管長年每天從早忙到三更半夜，依然做不了什麼事。上帝若再給我三千年壽命，我也不會因其漫長而虛擲一分一秒。當然，我都只是忙私人的事，絲毫無助於他人。但我看市面上好像很多無聊人士，終年從事無益無趣之事，或是整天掛在網路上不斷自我灌食各種垃圾資訊，對此我仍然只有一句老話：生命可貴，不要浪費。</text:span><text:line-break/><text:line-break/><text:span text:style-name="T1">時間如果真的多到打發不完，何不去做點有益於眾人之事？錢如果多到可以隨便亂花，何不順手捐一點給孤兒寡母？台灣國難當前，人渣當道，豺狼橫行。一個人若真想做點什麼，不愁沒有發揮的空間。中老年的就不用說了，棺材已經踏進一隻腳，但是那些年輕的生命，美好光陰，難道都沒有半點熱血？</text:span></text:p>
      <text:p text:style-name="P1"><text:span text:style-name="T1">楊世主</text:span><text:s/>  |  2016.01.12 16:37   |   <text:a xlink:type="simple" xlink:href="http://palinfo.habago.org/Entry?Command=Information_PrintForum&amp;iPage=292#FORUM34142"><text:span text:style-name="T2">#</text:span></text:a></text:p>
      <text:p text:style-name="P5"><text:span text:style-name="T1">我有一個很直白，不深也不美的解讀，也許是因為已經讀著哭過了，為了振奮自己，就這樣翻譯，也希望自己的眼淚能隨文字死去，緩和一些。</text:span><text:line-break/><text:line-break/>Could live — did live<text:line-break/>Could die — did die<text:line-break/>Could smile upon the whole<text:line-break/>Through faith in one he met not,<text:line-break/>To introduce his soul<text:line-break/><text:line-break/>Could go from scene familiar<text:line-break/>To an untraversed spot<text:line-break/>Could contemplate the journey<text:line-break/>With unpuzzled heart<text:line-break/><text:line-break/>Such trust had one among us<text:line-break/>Among us not today<text:line-break/>We who saw the launching<text:line-break/>Never sailed the Bay!<text:line-break/><text:line-break/>Emily Dickinson<text:line-break/><text:line-break/><text:span text:style-name="T1">相信能活下來的，就活了</text:span><text:line-break/><text:span text:style-name="T1">相信會死去的，就死了</text:span><text:line-break/><text:span text:style-name="T1">你能夠對著地獄微笑</text:span><text:line-break/><text:span text:style-name="T1">憑著信任一個素未謀面的人</text:span><text:line-break/><text:span text:style-name="T1">獻上自己的靈魂</text:span><text:line-break/><text:line-break/><text:span text:style-name="T1">你可以從安穩熟悉之地</text:span><text:line-break/><text:span text:style-name="T1">走到陌生荒涼之處</text:span><text:line-break/><text:span text:style-name="T1">以單純的心</text:span><text:line-break/><text:span text:style-name="T1">思考這段坎坷的旅程</text:span><text:line-break/><text:line-break/><text:span text:style-name="T1">在我們之間</text:span><text:line-break/><text:span text:style-name="T1">曾經有人憑著這樣的信心到達彼岸</text:span><text:line-break/><text:span text:style-name="T1">我們親眼目睹</text:span><text:line-break/><text:span text:style-name="T1">自己卻從未啟航</text:span></text:p>
      <text:p text:style-name="P1"><text:span text:style-name="T1">陳真</text:span><text:s/>  |  2016.01.12 14:41   |   <text:a xlink:type="simple" xlink:href="http://palinfo.habago.org/Entry?Command=Information_PrintForum&amp;iPage=292#FORUM34141"><text:span text:style-name="T2">#</text:span></text:a></text:p>
      <text:p text:style-name="P2">大學赤貧，一度成為遊民，就睡在高雄火車站大廳。夜裏警察會來驅趕。就像貓捉老鼠一樣，待警察一走，我便再度翻牆而入。我可以用一隻手，輕易越過一公尺高的柵欄。<text:span text:style-name="T3"><text:line-break/><text:line-break/></text:span>為了活下去的那塊麵包，我幹過幾十種工作。你知道嗎？從高雄前鎮一路走到火車站，約莫十二公里，往兩旁路上的車輛一張一張發完整袋的廣告小傳單，一小時能賺<text:span text:style-name="T3">30</text:span>元，當時的一杯紅茶飲料約<text:span text:style-name="T3">15</text:span>元。<text:span text:style-name="T3"><text:line-break/><text:line-break/></text:span>我還曾給死者洗過澡，洗著洗著，蒼黃的肉體彷彿長了顏色，耳朵竟流出鮮血來，我約略懂得那生死一刻的感覺。<text:span text:style-name="T3">Emily Dickinson</text:span>說，<text:span text:style-name="T3">"</text:span>話語一旦說出，便隨即死去。<text:span text:style-name="T3">"</text:span>生命如是，文字亦如是。在文字的屍體上，後人如同蒼蠅般，咀嚼死者生命的滋味，迎接自己的死亡。<text:span text:style-name="T3"><text:line-break/><text:line-break/></text:span>詩沒法翻譯，只能轉述<text:span text:style-name="T3">(paraphrase)</text:span>，就像轉述我看過的一場電影或吃過的一頓美食給你聽一樣，難免失色。轉述沒有對錯，只有好壞。<text:span text:style-name="T3"><text:line-break/><text:line-break/>Could live — did live<text:line-break/>Could die — did die<text:line-break/>Could smile upon the whole<text:line-break/>Through faith in one he met not,<text:line-break/>To introduce his soul<text:line-break/><text:line-break/>Could go from scene familiar<text:line-break/>To an untraversed spot<text:line-break/>Could contemplate the journey<text:line-break/>With unpuzzled heart<text:line-break/><text:line-break/>Such trust had one among us<text:line-break/>Among us not today<text:line-break/>We who saw the launching<text:line-break/>Never sailed the Bay!<text:line-break/><text:line-break/>Emily</text:span>這詩我會這麼轉述：<text:span text:style-name="T3"><text:line-break/><text:line-break/></text:span>幾乎活不了的，活下來了。<text:span text:style-name="T3"><text:line-break/></text:span>幾乎不會死的，死了。<text:span text:style-name="T3"><text:line-break/></text:span>難道你真能對萬物微笑<text:span text:style-name="T3"><text:line-break/></text:span>就僅憑著對於一個不曾謀面的人的信任<text:span text:style-name="T3"><text:line-break/></text:span>獻上自己的靈魂<text:span text:style-name="T3"><text:line-break/><text:line-break/></text:span>從熟悉場景<text:span text:style-name="T3"><text:line-break/></text:span>來到人煙罕至之地<text:span text:style-name="T3"><text:line-break/></text:span>難道你真能一無困惑<text:span text:style-name="T3"><text:line-break/></text:span>咀嚼這趟旅程<text:span text:style-name="T3"><text:line-break/><text:line-break/></text:span>我們之中有人確實有此信心<text:span text:style-name="T3"><text:line-break/></text:span>惜故人早已遠颺<text:span text:style-name="T3"><text:line-break/></text:span>我們曾經目睹<text:span text:style-name="T3"><text:line-break/></text:span>卻從未啟航</text:p>
      <text:p text:style-name="P1"><text:span text:style-name="T1">陳真</text:span><text:s/>  |  2016.01.12 07:33   |   <text:a xlink:type="simple" xlink:href="http://palinfo.habago.org/Entry?Command=Information_PrintForum&amp;iPage=292#FORUM34140"><text:span text:style-name="T2">#</text:span></text:a></text:p>
      <text:p text:style-name="P3"><text:span text:style-name="T3">Could live — did live<text:line-break/>Could die — did die<text:line-break/>Could smile upon the whole<text:line-break/>Through faith in one he met not,<text:line-break/>To introduce his soul<text:line-break/><text:line-break/>Could go from scene familiar<text:line-break/>To an untraversed spot<text:line-break/>Could contemplate the journey<text:line-break/>With unpuzzled heart<text:line-break/><text:line-break/>Such trust had one among us<text:line-break/>Among us not today<text:line-break/>We who saw the launching<text:line-break/>Never sailed the Bay!<text:line-break/><text:line-break/>Emily Dickinson<text:line-break/><text:line-break/></text:span>我不擅翻譯，但對於詩之好壞，略能體會一二。<text:span text:style-name="T3">Emily Dickinson </text:span>說來幸或不幸，不是她選擇成為一名詩人，而是詩找上她；命運既定，無處可逃。看來科學以外、那個文的世界，盡皆如此，詩、哲、音樂、影像等等等，就像個獵人般，分頭獵捕；幸或不幸者，就成為他的獵物。志得意滿自己送上門來，獵人是不會要的。<text:span text:style-name="T3"><text:line-break/><text:line-break/></text:span>我不擅翻譯，但對於詩，略能體會一二。書桌上離我最近處，常擺著北島、<text:span text:style-name="T3">Rilke</text:span>等人的一些詩集，就像一個有心臟病的人身上得常帶著藥那樣，以便救急。我的病情比較嚴重，差不多已經像毒癮，而這些虛無飄渺的抽象事物彷如鴉片，讓人或記或忘地心引力世界的無數滄桑；真假對錯無所謂，美才是一切，如果生命終究必須活著必須死去，何不美美地活，美美地死。<text:span text:style-name="T3"><text:line-break/><text:line-break/>Emily</text:span>這詩有一組對應詞和一個關鍵字：死的和活的、已知和未知，揭露與隱藏，啟程跟尚未啟程的，熟悉與陌生<text:span text:style-name="T3">...</text:span>對應兩種截然不同的世界與範疇。你要如何從這個世界跳到另一個世界？憑藉的就是信心<text:span text:style-name="T3">(faith)</text:span>，套句齊克果的名言就是<text:span text:style-name="T3">Leap of Faith(</text:span>信心的飛躍<text:span text:style-name="T3">)</text:span>。<text:span text:style-name="T3"><text:line-break/><text:line-break/></text:span>兩種不同世界之間是沒有絲毫連結的，凡是活著的人永遠不可能知道死是怎麼一回事，凡是尚未出發仍在原地耍嘴皮者，也永遠不可能知道旅程上會有些什麼樣的風景；一個對於某種事物無知者，在他依然無知時，永遠不可能知道他究竟漏掉了些什麼；一個不曾愛過的人，不會知道愛是什麼意思；不信者，永遠也不可能體會<text:span text:style-name="T3"><text:s/>"</text:span>信<text:span text:style-name="T3">" </text:span>是怎麼一回事，除非<text:span text:style-name="T3">...</text:span>除非什麼呢？除非他真的信了愛了做了上路了，然後才有可能看到一片與過去截然不同的風景。<text:span text:style-name="T3"><text:line-break/><text:line-break/></text:span>維根斯坦說，<text:span text:style-name="T3">"</text:span>宗教就像一個人說他可以憑著一條細線走在高空中。<text:span text:style-name="T3">" </text:span>有可能嗎？維根斯坦說，當然有可能。<text:span text:style-name="T3">"</text:span>可能<text:span text:style-name="T3">" </text:span>就是詩中這個<text:span text:style-name="T3">could</text:span>，也許，或許，機會很小，十分渺茫，幾乎不可能，但幾乎不可能依然意味著可能。於是，有信心的人就憑著這一丁點幾乎不可能的可能，憑著一條根本不可能承載任何重量的細繩，踏上幾乎註定失敗的旅程。<text:span text:style-name="T3"><text:line-break/><text:line-break/></text:span>原本完全不可能的，完全違反物理法則的，因為信了愛了上路了，於是，<text:span text:style-name="T3">"</text:span>絕不可能<text:span text:style-name="T3">" </text:span>似乎方才有了一點點可能。如果沒有這樣一個信心做為一種橋樑，你是過不去的，你不可能飛躍兩個截然不同世界之間的斷層。有了信心，<text:span text:style-name="T3">could</text:span>會變成<text:span text:style-name="T3">did</text:span>，原本的或然率不見了，原本只是一種機率問題，不再是機率，而成為一種顛撲不破的確定性。<text:span text:style-name="T3"><text:line-break/><text:line-break/></text:span>我寫了一本<text:span text:style-name="T3">(</text:span>只有我自己看過的<text:span text:style-name="T3">)</text:span>書，就叫做<text:span text:style-name="T3"><text:s/>"</text:span>談維根斯坦確定性的福音<text:span text:style-name="T3">"</text:span>，很厚一本，上千頁，但它其實一個<text:span text:style-name="T3"><text:s/>"</text:span>信<text:span text:style-name="T3">" </text:span>字就能講完。生命活在一種確定性裏，只是我們免不了常感懷疑，因為在地心引力的世界裏很多事是不可能的。但是，真的不可能嗎？我們真的不可能單憑一條不可能載重的細繩走在高空上嗎？</text:p>
      <text:p text:style-name="P1"><text:span text:style-name="T1">陳真</text:span><text:s/>  |  2016.01.12 06:26   |   <text:a xlink:type="simple" xlink:href="http://palinfo.habago.org/Entry?Command=Information_PrintForum&amp;iPage=292#FORUM34139"><text:span text:style-name="T2">#</text:span></text:a></text:p>
      <text:p text:style-name="P2">巴勒網後台有一隻哈巴狗負責看門，擋住壞人，但其實牠擋最多的人是我，不知道是哪一點看主人不順眼，我發現我<text:span text:style-name="T3">99%</text:span>的文章都會被擋住，得跑到後台弄半天才能開門讓自己進來。這狗究竟是根據哪種標準在擋人，不得而知。<text:span text:style-name="T3"><text:line-break/><text:line-break/></text:span>但這並不會構成困擾，而且這樣六親不認亂擋一通其實也蠻好的，有時可以順便擋掉一些來亂的。奇怪的是，牠好像不太擋陌生人，反倒是熟人比較會擋，留言最多的<text:span text:style-name="T3">(</text:span>就是我<text:span text:style-name="T3">)</text:span>，擋最厲害。看來這狗已經發展出牠自己的獨立狗格。<text:span text:style-name="T3"><text:line-break/><text:line-break/></text:span>總之，被擋的人請原諒這隻盡責的笨狗。對於不該擋而擋的，我們如果有看到門外有人，就會開門。</text:p>
      <text:p text:style-name="P1"><text:span text:style-name="T1">魏福全</text:span><text:s/>  |  2016.01.11 11:31   |   <text:a xlink:type="simple" xlink:href="http://palinfo.habago.org/Entry?Command=Information_PrintForum&amp;iPage=292#FORUM34134"><text:span text:style-name="T2">#</text:span></text:a></text:p>
      <text:p text:style-name="P5">Could live — did live<text:line-break/>Could die — did die<text:line-break/>Could smile upon the whole<text:line-break/>Through faith in one he met not<text:line-break/>To introduce his soul<text:line-break/><text:line-break/>Could go from scene familiar<text:line-break/>To an untraversed spot<text:line-break/>Could contemplate the journey<text:line-break/>With unpuzzled heart<text:line-break/><text:line-break/>Such trust had one among us<text:line-break/>Among us not today<text:line-break/>We who saw the launching<text:line-break/>Never sailed the Bay!...............Emily Dickinson<text:line-break/><text:line-break/><text:span text:style-name="T1">活著的</text:span><text:s/><text:span text:style-name="T1">依然活著</text:span><text:line-break/><text:span text:style-name="T1">死去的</text:span><text:s/><text:span text:style-name="T1">已然死去</text:span><text:line-break/><text:span text:style-name="T1">面對生死可以微笑以對</text:span><text:line-break/><text:span text:style-name="T1">對於遙遠過去的一個人的信仰</text:span><text:line-break/><text:span text:style-name="T1">引領著他靈魂的道路</text:span><text:line-break/><text:line-break/><text:span text:style-name="T1">可以從熟悉的周遭</text:span><text:line-break/><text:span text:style-name="T1">進入人跡罕至的異地</text:span><text:line-break/><text:span text:style-name="T1">沉思其旅程</text:span><text:line-break/><text:span text:style-name="T1">以不惶惑的心</text:span><text:line-break/><text:line-break/><text:span text:style-name="T1">堅定的信仰者曾與我們同行</text:span><text:line-break/><text:span text:style-name="T1">如今他已先逝去</text:span><text:line-break/><text:span text:style-name="T1">我們觀望他的啟程</text:span><text:line-break/><text:span text:style-name="T1">卻未曾航行於海灣</text:span></text:p>
      <text:p text:style-name="P1"><text:span text:style-name="T1">陳真</text:span><text:s/>  |  2016.01.11 00:01   |   <text:a xlink:type="simple" xlink:href="http://palinfo.habago.org/Entry?Command=Information_PrintForum&amp;iPage=292#FORUM34133"><text:span text:style-name="T2">#</text:span></text:a></text:p>
      <text:p text:style-name="P2">西元<text:span text:style-name="T3">2000</text:span>年，世紀之交，英國人投票普選出甘地做為他們的千年代表人物。就在那年的有一天，我來到倫敦某個演藝廳，參加<text:span text:style-name="T3"><text:s/>Goran Bregovic </text:span>樂團的演奏會，行經街頭轉角處，驟然看到一座栩栩如生的甘地大型塑像，頓時有一種不期而遇的重逢驚訝，我沒料到在這樣一個燈火繁華得帶點無情與失落的異鄉街頭會遇到甘地。<text:span text:style-name="T3"><text:line-break/><text:line-break/></text:span>一個反抗殖民者，半個多世紀後，卻成為殖民者那一方所普遍景仰的人物。這並不是因為甘地成就了什麼偉大事物；事實上，甘地是個失敗者，他所做的一切並沒有成功，過去的印度，現在的印度，以及將來的印度，所作所為，在在與甘地所渴望的印度，背道而馳。<text:span text:style-name="T3"><text:line-break/><text:line-break/></text:span>科學也許可以一舉定江山，一個新理論，一個新發現的定理，很可能瞬間取代過往年代所有舊理論的總和，於焉產生一個嶄新觀點。但生命事物卻沒有這回事。科學企圖往前走，然而生命卻只能不斷往後看，看那過往千年的眾人足跡；不是尋覓新天堂，而是找到一條回家的路，回到生命所來自的地方，一切意義的開端。<text:span text:style-name="T3"><text:line-break/><text:line-break/></text:span>在這尋找的過程中，一個足跡就只是一個足跡，一個聲音就只是一個聲音，裏頭不會有什麼驚天動地的偉大新事物，猶如汪洋浩瀚，你我各自灑下一滴淚水，成就了這片海。德蕾莎修女說得對，世上沒有什麼不平凡的偉大功業，你所能做的，就只是<text:span text:style-name="T3"><text:s/>"</text:span>用不平凡的愛去做任何一件平凡的事<text:span text:style-name="T3">"</text:span>。<text:span text:style-name="T3">Emir Kusturica</text:span>說，他的電影或能長存，原因無它，也許只是因為他在作品中<text:span text:style-name="T3"><text:s/>"</text:span>使用了一道千萬年不變的古老配方<text:span text:style-name="T3">--</text:span>愛<text:span text:style-name="T3">"</text:span>。<text:span text:style-name="T3"><text:line-break/><text:line-break/></text:span>維根斯坦常說自己所寫的一切並沒有公眾閱讀價值，它只是一種<text:span text:style-name="T3"><text:s/>"</text:span>私人日記<text:span text:style-name="T3">"</text:span>，一種<text:span text:style-name="T3"><text:s/>"</text:span>竊竊私語<text:span text:style-name="T3">"</text:span>，裏頭記錄著個人的無數悲歡。維根斯坦寫的東西抽象程度很高，大多數人讀來，也許宛若天書，圍繞著所謂邏輯、符號與命題，幾無一字提及個人或現實事物，怎麼會是一種私人日記、竊竊私語？要回答這個謎，對我來說一點都不困難；不但不困難，在我接觸他的第一刻，我相信我已經完全了解他所要講的一切。<text:span text:style-name="T3"><text:line-break/><text:line-break/></text:span>為什麼會這樣呢？你不可能瞬間理解一整套複雜技術，不可能頓時掌握一門知識，但你確實有可能立刻看懂某個人寫給<text:span text:style-name="T3"><text:s/>"</text:span>你<text:span text:style-name="T3">" </text:span>的所有<text:span text:style-name="T3"><text:s/>"</text:span>情書<text:span text:style-name="T3">"</text:span>。情書恰恰就是這樣一種私人日記，一種竊竊私語，裏頭記錄著作者個人的無數悲歡。<text:span text:style-name="T3"><text:line-break/><text:line-break/></text:span>私人日記就像一種<text:span text:style-name="T3"><text:s/>"</text:span>不寄的信<text:span text:style-name="T3">"</text:span>。雖說私人日記是一種自言自語，但事實上，每一封不寄的信仍然有個收件人。那個人是誰呢？其實就是你。科學對著大眾訴說，透過一定的學習過程，任何人都能逐漸掌握一套知識。但是書信日記卻只能寫給某個人看，在或許相隔千萬年之遙的兩顆心靈中起了作用。維根斯坦說，<text:span text:style-name="T3">"</text:span>任何人都不可能聽到你跟上帝之間的對話<text:span text:style-name="T3">"</text:span>，因為這是你和上帝之間的竊竊私語。在這個意義上，私密是偉大的，而公眾性卻如此瑣碎而微不足道。<text:span text:style-name="T3"><text:line-break/><text:line-break/></text:span>維根斯坦曾經說，他寫的東西，如果能夠讓<text:span text:style-name="T3">--</text:span>不用多，一個人就夠了<text:span text:style-name="T3">--</text:span>只要能夠讓一個人感到安慰，他就會因此感到滿足。每次來到他墳前散步<text:span text:style-name="T3"><text:s/>(</text:span>一度就在我住的地方百米之遙<text:span text:style-name="T3">)</text:span>，我常暗自對著躺在地底下的維根斯坦說：你是個幸福人兒你知道嗎？因為我了解你，你也了解我，在這千萬年光陰的虛浮旅程中，你我都不會再感到孤獨了。<text:span text:style-name="T3"><text:line-break/><text:line-break/></text:span>我身世不好，年少一路坎坷到老，長年住在洞穴裏，羞於見人，私下並不認識林孝信，但我相信，他在這世上走過的這道足跡，同樣也會使得許多人在那私密而不為任何人所知的竊竊私語中，得著安慰。而所有這些足以安慰人的人，並不是因為他們有著什麼特殊魔力，而只是因為他們在其一生<text:span text:style-name="T3"><text:s/>"</text:span>作品<text:span text:style-name="T3">" </text:span>中，<text:span text:style-name="T3"><text:s/>"</text:span>使用了一道千萬年不變的古老配方<text:span text:style-name="T3">"</text:span>。</text:p>
      <text:p text:style-name="P4"/>
      <text:p text:style-name="P1"><text:span text:style-name="T1">良哲</text:span><text:s/>  |  2016.01.10 21:34   |   <text:a xlink:type="simple" xlink:href="http://palinfo.habago.org/Entry?Command=Information_PrintForum&amp;iPage=293#FORUM34132"><text:span text:style-name="T2">#</text:span></text:a></text:p>
      <text:p text:style-name="P2">再見！老林！<text:span text:style-name="T3"><text:line-break/><text:line-break/></text:span>我們會記得你的固執，多話，也會記著你一次次的挫折與我們的不同意。我們更會記著的，是你的活力串聯、行動能量與其極致的自我剝削犧牲，是你，以肉身展示理想為何物。<text:span text:style-name="T3"><text:line-break/><text:line-break/></text:span>有人誇耀著自己可撥熱線直通天聽，朝代更迭總有能耐享其光環，你卻不改其樂，無論那個年代，依舊是那個躺在地板就可以睡覺過夜的理想苦行僧。<text:span text:style-name="T3"><text:line-break/><text:line-break/></text:span>儘管「正義」都被他們攬了去，由他們去吧，老林。像藝樺說的，去找你神交多年的古人好友聊聊吧，去請他們吃花生米吧。至於人間，還有我們在，不，其實不應該這麼說，一直以來，我們也沒和你一起奮鬥些什麼，往後，又怎能讓你放心得下？<text:span text:style-name="T3"><text:line-break/><text:line-break/></text:span>也許我只能說，謝謝你，也想念你，尤其是在這幾天以來。願你安息，願美霞老師保重。</text:p>
      <text:p text:style-name="P1"><text:span text:style-name="T1">陳真</text:span><text:s/>  |  2016.01.10 04:07   |   <text:a xlink:type="simple" xlink:href="http://palinfo.habago.org/Entry?Command=Information_PrintForum&amp;iPage=293#FORUM34131"><text:span text:style-name="T2">#</text:span></text:a></text:p>
      <text:p text:style-name="P5">https://www.youtube.com/watch?v=S587ncQR8ps<text:line-break/><text:line-break/>https://goo.gl/Ree9JN<text:line-break/><text:line-break/>https://www.youtube.com/watch?v=5Tu_iR1OW9c<text:line-break/><text:line-break/>http://goo.gl/Us8sjh<text:line-break/><text:line-break/><text:span text:style-name="T1">捐給這幾個團體都不會有問題：</text:span><text:line-break/><text:line-break/>https://www.oxfam.org/en/emergencies/crisis-syria<text:line-break/><text:line-break/>http://www.unrefugees.org/where-we-work/syria/<text:line-break/><text:line-break/>http://www.care.org/emergencies/syria-crisis/syrian-humanitarian-crisis-growing-more-dire</text:p>
      <text:p text:style-name="P1"><text:span text:style-name="T1">陳真</text:span><text:s/>  |  2016.01.08 11:42   |   <text:a xlink:type="simple" xlink:href="http://palinfo.habago.org/Entry?Command=Information_PrintForum&amp;iPage=293#FORUM34130"><text:span text:style-name="T2">#</text:span></text:a></text:p>
      <text:p text:style-name="P2">在台灣，<text:span text:style-name="T3">"</text:span>詐騙<text:span text:style-name="T3">" </text:span>稱得上是主要產業之一，每年營收上百億。但這只是指一般的個體戶、零售商，真正的詐騙大戶是政黨及其無數的御用媒體、御用<text:span text:style-name="T3"><text:s/>"</text:span>社運<text:span text:style-name="T3">" </text:span>團體等等，以及一票吃香喝辣、名利雙收的名人、文人買辦，滿口進步理想，正義凜然，講的是一套，做的完全又是另一套，好話說盡，醜事壞事做絕。這年頭，誰掌握了媒體，誰就是老千的王，千王之王。<text:span text:style-name="T3"><text:line-break/><text:line-break/></text:span>平常，你常可看到一些荒唐透頂的詐騙案件，離譜到爆，什麼宇宙能量水，喝了之後百毒不侵刀槍不入，一瓶兩百萬之類。令人不解的是，怎麼會有人笨到那樣，竟然會相信那樣一種可笑至極的詐騙說詞？但事實上，政治上的詐騙方式更是離譜，深信的人卻幾乎整個島全部都是，少有例外；明明是一堆無恥人渣，人們卻依然跟著搖旗吶喊，深信不疑，說他們是理想家，是進步人士，是綠油油的社運結盟，是時代的力量。<text:span text:style-name="T3"><text:line-break/><text:line-break/></text:span>差不多三十年前有了，施明德曾經絕食至少三年，每天被強制插管餵食，生命如風中殘燭。有一天，我代表台權會打算去看他，一早坐火車準備出發時，一些綠油油的<text:span text:style-name="T3"><text:s/>"</text:span>人權<text:span text:style-name="T3">" </text:span>大老前來送行，其中一位<text:span text:style-name="T3">(</text:span>姑隱其名<text:span text:style-name="T3">)</text:span>竟然跟我說，他其實很希望施明德能趕快死掉，他說，這樣<text:span text:style-name="T3"><text:s/>"</text:span>運動才能做大<text:span text:style-name="T3">"</text:span>。我聞言無語。<text:span text:style-name="T3"><text:line-break/><text:line-break/></text:span>甘地經常禁食，幾度瀕臨死亡。有一次，一個小女孩跟進，不飲不食，生命垂危。甘地並沒有勸阻，反而祝福，並表示這小女孩的靈魂將會得到救贖。後來小女孩死了，甘地感到悲慟，但依舊認為小女孩的死具有無比的精神價值。我能理解甘地的想法，並且為之充滿敬意，雖然我不會對旁人採取如此崇高的屬靈式祝福。但是，甘地的例子跟綠油油大老的渴望施明德能趕緊絕食陣亡成為烈士的心態卻完全不一樣；一個嚮往某種宗教精神世界，一個卻只是想利用他人的死來製造事端，累積一己一黨之所謂政治資源及鬥爭籌碼。<text:span text:style-name="T3"><text:line-break/><text:line-break/></text:span>你想了解什麼是進步份子、什麼是理想家嗎？強烈推薦大家不妨去看看<text:span text:style-name="T3"><text:s/>"</text:span>食人煉獄<text:span text:style-name="T3">" (The Green Inferno</text:span>，應該翻譯做綠油油的煉獄才對<text:span text:style-name="T3">)</text:span>，裏面就有個人物典範，與島上現實人物相去不遠。<text:span text:style-name="T3"><text:line-break/><text:line-break/></text:span>我對綠油油的勢力之真正覺悟，其實就是因為慰安婦。記得大約是西元<text:span text:style-name="T3">2000</text:span>年吧，有個日本漫畫家出了一本叫<text:span text:style-name="T3"><text:s/>"</text:span>台灣論<text:span text:style-name="T3">" </text:span>的漫畫，引用李登輝及許文龍等人的談話說慰安婦不但是自願的，而且是台灣人<text:span text:style-name="T3"><text:s/>"</text:span>出人頭地<text:span text:style-name="T3">" </text:span>的一個重要管道。這些言論在島內外引發一些批評，但是，那個綠油油的黨以及一些我原本尊敬且十分友好的所謂<text:span text:style-name="T3"><text:s/>"</text:span>人權<text:span text:style-name="T3">" </text:span>大老，卻跳出來反駁，熱烈地支持這種所謂<text:span text:style-name="T3"><text:s/>"</text:span>出人頭地<text:span text:style-name="T3">" </text:span>的自願說法。我很不解，你的良心是被狗吃掉了嗎？你為了所謂台獨，有必要因此睜眼說瞎話嗎？有必要因此去傷害一群身心受創的婦女嗎？甚至連南京大屠殺三十萬人如此慘痛的血腥悲劇，在這些綠油油的人士或人權大老眼裏，竟然都變成一種令人開心的美事，因為奸殺擄掠中國人者，當然就是我們台灣人的朋友，當然值得肯定與讚揚。<text:span text:style-name="T3"><text:line-break/><text:line-break/></text:span>我那時還很清純，以為裏頭是不是有什麼誤會，還特地為此遠從英國越洋連繫這些大老，得到的回答是罵說我出國留學之後，腦袋壞掉了，晚節不保了，被國民黨洗腦了，甚至還說我原來是國民黨長期派在黨外臥底的，否則怎麼會為敵人<text:span text:style-name="T3">( "</text:span>中國人<text:span text:style-name="T3">") </text:span>講話。於是我這才總算徹底覺悟，原來這些我原本視為同志的人，其實跟我根本扯不上一塊兒。<text:span text:style-name="T3"><text:line-break/><text:line-break/></text:span>我始終相信：人性中有著基本的善，我們的一切努力不過就只是為了要保守這份基本的良善，我們的一切所謂<text:span text:style-name="T3"><text:s/>"</text:span>犧牲<text:span text:style-name="T3">"</text:span>，不過就只是在見證與回應這樣一個永恆不滅的價值與呼喚。但是，對於這些所謂進步人士來說，一切都只是手段，一種謀取權力與利益、貫徹某種特定立場的手段；所謂基本價值，只是攻擊並傷害敵人的一種藉口和武器；而所謂神聖不可質疑的某種政治主張，其實也只是藉以謀取個人利益或滿足個人偏見與仇恨的手段。<text:span text:style-name="T3"><text:line-break/><text:line-break/></text:span>這事如此顯而易見，但在這島上，你卻根本無從訴說，無人相信。詐騙往往就是這樣，你跟受騙者說：對方是騙子，是詐騙集團，你怎麼會相信這種蠢話？會有人因為你的提醒而幡然醒悟嗎？不會。就如同你不要以為北韓那些群眾激昂的感人場面全是刻意裝出來的，絕對不是，他們大多由衷相信官方那一整套鬼話或神話。島外如此，島內依然。蔣家年代如此，綠油油的時代更是如此。</text:p>
      <text:p text:style-name="P1"><text:span text:style-name="T1">陳真</text:span><text:s/>  |  2016.01.08 02:04   |   <text:a xlink:type="simple" xlink:href="http://palinfo.habago.org/Entry?Command=Information_PrintForum&amp;iPage=293#FORUM34129"><text:span text:style-name="T2">#</text:span></text:a></text:p>
      <text:p text:style-name="P3">維根斯坦經常對自己的文字能力爛到一種無可救藥的地步而感到絕望。我能理解這種絕望。我想說的，卻是我完全寫不出來的。或許也因為如此，溝通變成了一種氣味，一種波長，而非文字。跟狗一樣，我們在氣味中找尋慰藉與溫暖。一個埋在地底下早已化為灰燼的古人，對你的理解，很可能跨越千年而來；與其說他憑藉文字找上你，不如說你們是在某種氣味中重逢。若非如此，溝通將是一種不可能的任務。<text:span text:style-name="T3"><text:line-break/><text:line-break/></text:span>高達說，<text:span text:style-name="T3">"</text:span>我老了，看不清水面上的事了，我在水底思考。<text:span text:style-name="T3">" </text:span>我還不算老，水面上的事看得也許比任何時候都還清楚，但我知道這些東西無甚意義，就像雨滴打在湖面上的一片片水花漣漪，迅速消散，剩下來的，依然是一潭幽靜湖水。<text:span text:style-name="T3"><text:line-break/><text:line-break/></text:span>時間如此漫長，不知從何而起，至何而終；數不清的億萬年光陰中，生命依附何處？我該宣稱哪一段光陰才是我的年代？或是應該這麼說，所有光陰、所有歷史，全為我所有；如果不是這樣，難道你能從大海中區別出這滴水和那滴水的不同？<text:span text:style-name="T3"><text:line-break/><text:line-break/></text:span>維根斯坦說，文明更迭變化，生生滅滅，文化卻始終長存。<text:span text:style-name="T3">Emir Kusturica </text:span>上個月在亞美尼亞演出的一次訪問中說：<text:span text:style-name="T3">"</text:span>我相信文化，因此我相信上帝。<text:span text:style-name="T3">" </text:span>文化就是時間，就是這片海。如果你硬要瑣碎化、庸俗化有關<text:span text:style-name="T3"><text:s/>"</text:span>進步<text:span text:style-name="T3">" </text:span>應有的概念意涵，那麼，也許科學會進步，科技會進步，以前我們跑郵局，貼郵票，癡心等待下一回郵差的按鈴，一封回信往往得反覆讀上好幾回，珍惜不已；現在我們傳簡訊傳<text:span text:style-name="T3">Line</text:span>，來來回回不過彈指間，文字氾濫到幾乎可有可無的地步。如果你要說這是一種進步，我能理解你的意思，雖然我不知道它究竟進步了什麼。科學與知識的面貌更迭變化，生生滅滅，一個新的取代舊的，時間卻長存，依然是同樣那一片海，什麼也沒變。也許改變的只是遺忘，我忘記當初離家時的那一場夢了，也許有一天我又會回想起來那個依然如斯的千年舊夢。<text:span text:style-name="T3"><text:line-break/><text:line-break/></text:span>我要說的是：我相信順服，不相信反叛；相信回歸，不相信前進；相信那始終長存的，不相信人為虛構的未來；因為該來的早已存在，神明既然不曾離去，故也不須重返世上。生命一切的努力與存在，難道不就是為了保守那個不曾消逝的千年舊夢？<text:span text:style-name="T3"><text:line-break/><text:line-break/></text:span>蘇格拉底在受死前，一個學生來看他，哭得像個淚人兒。蘇格拉底問他說，<text:span text:style-name="T3">"</text:span>同學，發生什麼事嗎？你在哭啥啊？<text:span text:style-name="T3">" </text:span>同學說，<text:span text:style-name="T3">"</text:span>我就是在哭你啊。<text:span text:style-name="T3">" </text:span>蘇老師說，<text:span text:style-name="T3">"</text:span>俺做錯了什麼讓你哭呢？<text:span text:style-name="T3">" </text:span>同學說：<text:span text:style-name="T3">"</text:span>我在哭那些綠油油的混蛋王八蛋違反公義判你死罪啊。<text:span text:style-name="T3">" </text:span>蘇格拉底說：<text:span text:style-name="T3">"</text:span>傻孩子，難道你希望他們判我死罪乃合乎公義？<text:span text:style-name="T3">" </text:span>學生依然哭個不停，蘇格拉底說，<text:span text:style-name="T3">"</text:span>嘜哭啦，哭什麼碗糕啦，你是忌妒還是羨慕？<text:span text:style-name="T3">" </text:span>接著就說了一大堆被處死的種種好處，包括能免費以最少痛苦的方式，避免往後老了病了很可能臥病在床無人照料的悲慘窘境等等。<text:span text:style-name="T3"><text:line-break/><text:line-break/></text:span>就在他一邊說話的同時，有個經常嘲笑、羞辱蘇格拉底的著名學界人士<text:span text:style-name="T3"><text:s/>(</text:span>我忘了他的名字<text:span text:style-name="T3">) </text:span>從旁得意地走過，對著蘇格拉底說：<text:span text:style-name="T3">"</text:span>你看看你，實在很可笑，活了這麼一大把年紀，每天講一大堆沒營養的，結果呢？一貧如洗，什麼也沒有，這證明你的能力、人格和腦袋都有問題。<text:span text:style-name="T3">" </text:span>說完掉頭哈哈大笑離去。蘇格拉底指著他的背影，對那個哭哭啼啼的學生說：<text:span text:style-name="T3">"</text:span>同學，我跟你說，這蠢材是個人渣<text:span text:style-name="T3">"</text:span>，接著就數落這個人渣的種種敗行劣跡。蘇格拉底最後做出總結，說出流傳千古的一段話。他說：<text:span text:style-name="T3">"</text:span>你看，這渾蛋得意洋洋的，但是，到頭來誰能奔向那美麗的未知世界呢，恐怕還不一定喔。<text:span text:style-name="T3">"<text:line-break/><text:line-break/></text:span>我常想起蘇格拉底臨終這段話，也許應該這麼說：在一齣戲裏，每個人各自扮演了他所應扮演的角色，或忠或奸，或智或愚，或悲或喜，但是到頭來，所有人都還是得在水面下重逢，就像電影<text:span text:style-name="T3"><text:s/>"</text:span>地下社會<text:span text:style-name="T3">" </text:span>的結局那樣，並沒有誰能擁有特別的入場券，進入一個旁人進不去的美麗世界。<text:span text:style-name="T3"><text:line-break/><text:line-break/></text:span>水面上的事就隨它去，我常渴望水底重逢的那一天。</text:p>
      <text:p text:style-name="P1"><text:span text:style-name="T1">陳真</text:span><text:s/>  |  2016.01.06 10:02   |   <text:a xlink:type="simple" xlink:href="http://palinfo.habago.org/Entry?Command=Information_PrintForum&amp;iPage=293#FORUM34128"><text:span text:style-name="T2">#</text:span></text:a></text:p>
      <text:p text:style-name="P2">我對於與人溝通一事感到絕望，似乎永遠只能說那三句：<text:span text:style-name="T3">"</text:span>不是不是，我不是那樣的人<text:span text:style-name="T3">"</text:span>、<text:span text:style-name="T3">"</text:span>沒有沒有，我沒有那樣的想法<text:span text:style-name="T3">"</text:span>、<text:span text:style-name="T3">"</text:span>不是不是，我從來都不是那個意思<text:span text:style-name="T3">"</text:span>。並不是因為我說的東西很難，而是因為我們的<text:span text:style-name="T3"><text:s/>"</text:span>語言<text:span text:style-name="T3">" </text:span>不一樣；物種不同，看世界的<text:span text:style-name="T3"><text:s/>"</text:span>眼光<text:span text:style-name="T3">" </text:span>便不同，即便觀看同樣的東西，看到的<text:span text:style-name="T3"><text:s/>"</text:span>事實<text:span text:style-name="T3">" </text:span>也必定截然不一樣。<text:span text:style-name="T3"><text:line-break/><text:line-break/></text:span>我住的地方，三步一垃圾，五步一餿食，丟滿地，在我眼裏是垃圾，在我家阿憨的眼裏卻是處處寶藏，為之興奮不已。不同眼光，語言便也隨之不同；車馬炮只有在棋局裏才是車馬炮，才能翻山，才能越嶺，才能拐馬步。棋局之外，便無這回事。不再是車馬炮，那它是什麼呢？什麼也不是，<text:span text:style-name="T3">means nothing</text:span>。<text:span text:style-name="T3"><text:line-break/><text:line-break/></text:span>尼采說，很多人不是人，只是烏合之眾。用尼采的比喻來說，這些人不像個人，倒像個鐘錶，滴滴答答響不停。生理上當然是人，但在某個極為重要的根本意義上來說卻不是，用我的話來說就是窩囊沒出息。好人壞人無所謂，但你得像個<text:span text:style-name="T3"><text:s/>"</text:span>人<text:span text:style-name="T3">" </text:span>才像樣，生命才有點起碼的美感。<text:span text:style-name="T3"><text:line-break/><text:line-break/></text:span>在海外，三百公尺之外的一個人影遠遠走來，我往往一眼就能看出是不是台灣人；因為台灣人有一種我說不上來、窩窩囊囊沒出息的強烈氣味，遇強則弱，遇弱則強，凡事一窩蜂滴滴答答響，很<text:span text:style-name="T3"><text:s/>"</text:span>勇猛<text:span text:style-name="T3">"</text:span>。越是勇猛，越是窩囊。<text:span text:style-name="T3"><text:line-break/><text:line-break/></text:span>容我冒險隨手舉個例：<text:span text:style-name="T3"><text:line-break/><text:line-break/>https://tw.news.yahoo.com/lightbox/-photo-040620209.html<text:line-break/><text:line-break/>https://tw.news.yahoo.com/-040620280.html<text:line-break/><text:line-break/></text:span>這年頭，在台灣，如果有人往自己身上巍巍峨峨地貼個什麼意味著反中反華、反核、反伏冒糖漿或是什麼<text:span text:style-name="T3"><text:s/>"</text:span>恁爸主張台獨<text:span text:style-name="T3">" </text:span>的流行標籤，我就會懷疑這個人的品性或智能，他要不是智能有問題，便是人品上令人難以恭維，並不是他訴說的内容對或錯，而是表達形式上出了問題；不是對錯問題，而是窩不窩囊、美不美的問題。<text:span text:style-name="T3"><text:line-break/><text:line-break/></text:span>烏合之眾往往聲勢浩大令人生畏，就好像我走在台南住家附近總是提心吊膽一樣，因為台南人騎車開車橫衝直撞，隨時會撞到你身上來，你得不斷閃躲，避開他們。我害怕，不是因為他們很強，而是因為他們太窩囊。一個有出息的人，不可能以那樣一種方式騎車；難道你能想像教父會那樣開車？教父會戴個安全帽卻不扣上帶子，自以為很帥，兩腳開開歪嘴仰頭視線飄移，自以為很勇猛、自以為是捍衛戰士那樣地騎車？<text:span text:style-name="T3"><text:line-break/><text:line-break/></text:span>相反地，教父是這樣的人：他會在一隻毫無反抗能力的甲蟲面前停下腳步而不忍心一腳踩過，為什麼？因為他一人行走世上，頂天立地像個人。好人壞人無所謂，起碼你得先像個<text:span text:style-name="T3"><text:s/>"</text:span>人<text:span text:style-name="T3">"</text:span>，才有所謂好壞。在台灣，蛆多人少。我們怕蛆並不是因為他很強，而是因為他是蛆，沒法惹；你可以和<text:span text:style-name="T3"><text:s/>"</text:span>人<text:span text:style-name="T3">" </text:span>幹任何事，但你拿蛆沒輒。<text:span text:style-name="T3"><text:line-break/><text:line-break/></text:span>台灣流行一窩蜂，流行政治正確，時代不同，政治正確的內容便也隨之不同，但政治正確卻始終是政治正確，政治操作決定了這島上人們的一切思維言行。三十年前，群眾們眾口一聲，威武勇猛地吶喊我愛中華，敵視、傷害極少數持異議者，三十年後仍然一模一樣，甚且徹底變本加厲；蛆更多更勇猛了，誰敢稍有不敬，誰就倒大霉。<text:span text:style-name="T3"><text:line-break/><text:line-break/></text:span>三十年，改變的只是口號內容，形式卻始終如出一轍。我並不是在討論內容，我對內容不感興趣；並不是內容對或錯，而是形式上毫無美感太窩囊。就如同上面那則新聞，你不妨仔細看看新聞中人穿著那樣一件衣服的<text:span text:style-name="T3"><text:s/>"</text:span>威武<text:span text:style-name="T3">" </text:span>神色模樣，也許就能理解我所要說的一切。<text:span text:style-name="T3"><text:line-break/><text:line-break/></text:span>如果有人敢穿這樣的<text:span text:style-name="T3"><text:s/>"</text:span>勇敢<text:span text:style-name="T3">" </text:span>衣服去祖國大陸走一趟，也許我會覺得你像個<text:span text:style-name="T3"><text:s/>"</text:span>人<text:span text:style-name="T3">"</text:span>，是條好漢。當然，我所要說的並不是這樣一種低層次的行為主義說法。當我們反對升學主義時，並不是說我們在行為上反對升學。行為面的東西其實無關宏旨，行為深處所蘊藏的氣味和形式才是重點。行為面的東西眾人肉眼可見，但其內在氣味卻只有某些物種才聞得到，並且為之惆悵。</text:p>
      <text:p text:style-name="P1"><text:span text:style-name="T1">陳真</text:span><text:s/>  |  2016.01.06 02:00   |   <text:a xlink:type="simple" xlink:href="http://palinfo.habago.org/Entry?Command=Information_PrintForum&amp;iPage=293#FORUM34127"><text:span text:style-name="T2">#</text:span></text:a></text:p>
      <text:p text:style-name="P3">同學，饒了我吧。我從沒講過那樣的蠢話，也不是那樣一種會用什麼<text:span text:style-name="T3"><text:s/>"</text:span>學運<text:span text:style-name="T3">" </text:span>去形容那樣一種低能事物的蠢蛋，更不是那種會把什麼<text:span text:style-name="T3"><text:s/>"</text:span>保守反動<text:span text:style-name="T3">" </text:span>視為負面、卻把什麼<text:span text:style-name="T3"><text:s/>"</text:span>叛逆<text:span text:style-name="T3">" </text:span>視為正面事物的混蛋兼智障，我尤其不是那種會把心思放在這類窩囊事物上頭、用那樣一種眼光看世界的窩囊廢。我從來都不是那種人。<text:span text:style-name="T3"><text:line-break/><text:line-break/></text:span>我最仰慕世人所謂保守反動的人事物，對於那些所謂進步、理想與正義碗糕等等的人事物，往往缺乏好感；特別是在台灣，對於這種人，我更是充滿徹徹底底的厭惡和鄙夷。<text:span text:style-name="T3"><text:line-break/><text:line-break/></text:span>我知道一個人不應該去厭惡和鄙夷另一個人或另一群人，但我沒辦法，我修養不好，我只能慕道卻無法行道；我沒辦法讓自己<text:span text:style-name="T3"><text:s/>"</text:span>大<text:span text:style-name="T3">" </text:span>到像一片汪洋大海那般能包容和憐憫各種不堪聞問的人事物。<text:span text:style-name="T3"><text:line-break/><text:line-break/></text:span>我最喜歡的詩人<text:span text:style-name="T3">R.M.Rilke </text:span>說：<text:span text:style-name="T3">"</text:span>每一樣可怕的東西都需要你的愛。<text:span text:style-name="T3">" </text:span>我之所以厭惡或仇視某種醜陋的人事物，其實也恰恰意味著我的格局跟他差不多；如果我是海，我怎麼可能會痛恨一泡尿或一灘口水？太陽不會因為你罵他或討厭他而吝惜他的一絲溫暖。<text:span text:style-name="T3"><text:line-break/><text:line-break/></text:span>有時回想起自己很久很久以前<text:span text:style-name="T3">(</text:span>例如約莫三十幾年前或更久之前<text:span text:style-name="T3">)</text:span>寫的一些保守反動的文章和思想，常常感到很挫折甚至絕望；那時候的我單純多了，乾乾淨淨的，但是這樣的單純歲月早已流逝。</text:p>
      <text:p text:style-name="P1"><text:span text:style-name="T1">秉叡</text:span><text:s/>  |  2016.01.05 22:24   |   <text:a xlink:type="simple" xlink:href="http://palinfo.habago.org/Entry?Command=Information_PrintForum&amp;iPage=293#FORUM34126"><text:span text:style-name="T2">#</text:span></text:a></text:p>
      <text:p text:style-name="P2">在先前的留言中，陳真先生曾批評台灣大學生是他看過最保守反動的大學生。<text:span text:style-name="T3"><text:line-break/><text:line-break/></text:span>我想請教陳真先生一些問題：太陽花學運是有哪些地方讓您認為這是一場保守反動的行為呢？<text:span text:style-name="T3"><text:line-break/><text:line-break/></text:span>究竟大學生要由哪些行為思想才算是叛逆呢？</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